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508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3.6835in"/>
    </style:style>
    <style:style style:name="co4" style:family="table-column">
      <style:table-column-properties fo:break-before="auto" style:column-width="3.378in"/>
    </style:style>
    <style:style style:name="co5" style:family="table-column">
      <style:table-column-properties fo:break-before="auto" style:column-width="3.4429in"/>
    </style:style>
    <style:style style:name="co6" style:family="table-column">
      <style:table-column-properties fo:break-before="auto" style:column-width="3.6945in"/>
    </style:style>
    <style:style style:name="co7" style:family="table-column">
      <style:table-column-properties fo:break-before="auto" style:column-width="3.3445in"/>
    </style:style>
    <style:style style:name="co8" style:family="table-column">
      <style:table-column-properties fo:break-before="auto" style:column-width="4.2299in"/>
    </style:style>
    <style:style style:name="co9" style:family="table-column">
      <style:table-column-properties fo:break-before="auto" style:column-width="0.3291in"/>
    </style:style>
    <style:style style:name="co10" style:family="table-column">
      <style:table-column-properties fo:break-before="auto" style:column-width="0.6028in"/>
    </style:style>
    <style:style style:name="co11" style:family="table-column">
      <style:table-column-properties fo:break-before="auto" style:column-width="3.727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4.8634in"/>
    </style:style>
    <style:style style:name="co16" style:family="table-column">
      <style:table-column-properties fo:break-before="auto" style:column-width="3.902in"/>
    </style:style>
    <style:style style:name="co17" style:family="table-column">
      <style:table-column-properties fo:break-before="auto" style:column-width="0.5693in"/>
    </style:style>
    <style:style style:name="co18" style:family="table-column">
      <style:table-column-properties fo:break-before="auto" style:column-width="3.5744in"/>
    </style:style>
    <style:style style:name="co19" style:family="table-column">
      <style:table-column-properties fo:break-before="auto" style:column-width="4.4811in"/>
    </style:style>
    <style:style style:name="co20" style:family="table-column">
      <style:table-column-properties fo:break-before="auto" style:column-width="0.4492in"/>
    </style:style>
    <style:style style:name="co21" style:family="table-column">
      <style:table-column-properties fo:break-before="auto" style:column-width="4.2626in"/>
    </style:style>
    <style:style style:name="co22" style:family="table-column">
      <style:table-column-properties fo:break-before="auto" style:column-width="0.5917in"/>
    </style:style>
    <style:style style:name="co23" style:family="table-column">
      <style:table-column-properties fo:break-before="auto" style:column-width="4.4591in"/>
    </style:style>
    <style:style style:name="co24" style:family="table-column">
      <style:table-column-properties fo:break-before="auto" style:column-width="4.2189in"/>
    </style:style>
    <style:style style:name="co25" style:family="table-column">
      <style:table-column-properties fo:break-before="auto" style:column-width="0.3728in"/>
    </style:style>
    <style:style style:name="co26" style:family="table-column">
      <style:table-column-properties fo:break-before="auto" style:column-width="0.5043in"/>
    </style:style>
    <style:style style:name="co27" style:family="table-column">
      <style:table-column-properties fo:break-before="auto" style:column-width="0.6465in"/>
    </style:style>
    <style:style style:name="co28" style:family="table-column">
      <style:table-column-properties fo:break-before="auto" style:column-width="0.5154in"/>
    </style:style>
    <style:style style:name="co29" style:family="table-column">
      <style:table-column-properties fo:break-before="auto" style:column-width="4.4701in"/>
    </style:style>
    <style:style style:name="co30" style:family="table-column">
      <style:table-column-properties fo:break-before="auto" style:column-width="0.5264in"/>
    </style:style>
    <style:style style:name="co31" style:family="table-column">
      <style:table-column-properties fo:break-before="auto" style:column-width="3.8472in"/>
    </style:style>
    <style:style style:name="co32" style:family="table-column">
      <style:table-column-properties fo:break-before="auto" style:column-width="2.5909in"/>
    </style:style>
    <style:style style:name="co33" style:family="table-column">
      <style:table-column-properties fo:break-before="auto" style:column-width="2.1866in"/>
    </style:style>
    <style:style style:name="co34" style:family="table-column">
      <style:table-column-properties fo:break-before="auto" style:column-width="0.439in"/>
    </style:style>
    <style:style style:name="co35" style:family="table-column">
      <style:table-column-properties fo:break-before="auto" style:column-width="4.1862in"/>
    </style:style>
    <style:style style:name="co36" style:family="table-column">
      <style:table-column-properties fo:break-before="auto" style:column-width="4.022in"/>
    </style:style>
    <style:style style:name="co37" style:family="table-column">
      <style:table-column-properties fo:break-before="auto" style:column-width="0.4165in"/>
    </style:style>
    <style:style style:name="co38" style:family="table-column">
      <style:table-column-properties fo:break-before="auto" style:column-width="0.5807in"/>
    </style:style>
    <style:style style:name="co39" style:family="table-column">
      <style:table-column-properties fo:break-before="auto" style:column-width="1.302in"/>
    </style:style>
    <style:style style:name="co40" style:family="table-column">
      <style:table-column-properties fo:break-before="auto" style:column-width="2.9075in"/>
    </style:style>
    <style:style style:name="co41" style:family="table-column">
      <style:table-column-properties fo:break-before="auto" style:column-width="0.7228in"/>
    </style:style>
    <style:style style:name="co42" style:family="table-column">
      <style:table-column-properties fo:break-before="auto" style:column-width="1.7165in"/>
    </style:style>
    <style:style style:name="co43" style:family="table-column">
      <style:table-column-properties fo:break-before="auto" style:column-width="3.0827in"/>
    </style:style>
    <style:style style:name="co44" style:family="table-column">
      <style:table-column-properties fo:break-before="auto" style:column-width="4.1311in"/>
    </style:style>
    <style:style style:name="co45" style:family="table-column">
      <style:table-column-properties fo:break-before="auto" style:column-width="1.389in"/>
    </style:style>
    <style:style style:name="co46" style:family="table-column">
      <style:table-column-properties fo:break-before="auto" style:column-width="2.5472in"/>
    </style:style>
    <style:style style:name="co47" style:family="table-column">
      <style:table-column-properties fo:break-before="auto" style:column-width="0.4929in"/>
    </style:style>
    <style:style style:name="co48" style:family="table-column">
      <style:table-column-properties fo:break-before="auto" style:column-width="1.6516in"/>
    </style:style>
    <style:style style:name="co49" style:family="table-column">
      <style:table-column-properties fo:break-before="auto" style:column-width="2.9953in"/>
    </style:style>
    <style:style style:name="co50" style:family="table-column">
      <style:table-column-properties fo:break-before="auto" style:column-width="0.7555in"/>
    </style:style>
    <style:style style:name="co51" style:family="table-column">
      <style:table-column-properties fo:break-before="auto" style:column-width="0.5366in"/>
    </style:style>
    <style:style style:name="co52" style:family="table-column">
      <style:table-column-properties fo:break-before="auto" style:column-width="1.7929in"/>
    </style:style>
    <style:style style:name="co53" style:family="table-column">
      <style:table-column-properties fo:break-before="auto" style:column-width="2.4819in"/>
    </style:style>
    <style:style style:name="co54" style:family="table-column">
      <style:table-column-properties fo:break-before="auto" style:column-width="4.3063in"/>
    </style:style>
    <style:style style:name="co55" style:family="table-column">
      <style:table-column-properties fo:break-before="auto" style:column-width="0.6902in"/>
    </style:style>
    <style:style style:name="co56" style:family="table-column">
      <style:table-column-properties fo:break-before="auto" style:column-width="0.7772in"/>
    </style:style>
    <style:style style:name="co57" style:family="table-column">
      <style:table-column-properties fo:break-before="auto" style:column-width="4.0764in"/>
    </style:style>
    <style:style style:name="co58" style:family="table-column">
      <style:table-column-properties fo:break-before="auto" style:column-width="0.6571in"/>
    </style:style>
    <style:style style:name="co59" style:family="table-column">
      <style:table-column-properties fo:break-before="auto" style:column-width="4.1201in"/>
    </style:style>
    <style:style style:name="co60" style:family="table-column">
      <style:table-column-properties fo:break-before="auto" style:column-width="0.6791in"/>
    </style:style>
    <style:style style:name="co61" style:family="table-column">
      <style:table-column-properties fo:break-before="auto" style:column-width="2.0555in"/>
    </style:style>
    <style:style style:name="co62" style:family="table-column">
      <style:table-column-properties fo:break-before="auto" style:column-width="2.8425in"/>
    </style:style>
    <style:style style:name="co63" style:family="table-column">
      <style:table-column-properties fo:break-before="auto" style:column-width="4.1535in"/>
    </style:style>
    <style:style style:name="co64" style:family="table-column">
      <style:table-column-properties fo:break-before="auto" style:column-width="1.739in"/>
    </style:style>
    <style:style style:name="co65" style:family="table-column">
      <style:table-column-properties fo:break-before="auto" style:column-width="2.6126in"/>
    </style:style>
    <style:style style:name="co66" style:family="table-column">
      <style:table-column-properties fo:break-before="auto" style:column-width="3.9346in"/>
    </style:style>
    <style:style style:name="co67" style:family="table-column">
      <style:table-column-properties fo:break-before="auto" style:column-width="3.9783in"/>
    </style:style>
    <style:style style:name="co68" style:family="table-column">
      <style:table-column-properties fo:break-before="auto" style:column-width="4.1752in"/>
    </style:style>
    <style:style style:name="co69" style:family="table-column">
      <style:table-column-properties fo:break-before="auto" style:column-width="4.2839in"/>
    </style:style>
    <style:style style:name="co70" style:family="table-column">
      <style:table-column-properties fo:break-before="auto" style:column-width="1.6075in"/>
    </style:style>
    <style:style style:name="co71" style:family="table-column">
      <style:table-column-properties fo:break-before="auto" style:column-width="2.4925in"/>
    </style:style>
    <style:style style:name="co72" style:family="table-column">
      <style:table-column-properties fo:break-before="auto" style:column-width="1.8043in"/>
    </style:style>
    <style:style style:name="co73" style:family="table-column">
      <style:table-column-properties fo:break-before="auto" style:column-width="4in"/>
    </style:style>
    <style:style style:name="co74" style:family="table-column">
      <style:table-column-properties fo:break-before="auto" style:column-width="4.7102in"/>
    </style:style>
    <style:style style:name="co75" style:family="table-column">
      <style:table-column-properties fo:break-before="auto" style:column-width="3.7925in"/>
    </style:style>
    <style:style style:name="co76" style:family="table-column">
      <style:table-column-properties fo:break-before="auto" style:column-width="1.7602in"/>
    </style:style>
    <style:style style:name="co77" style:family="table-column">
      <style:table-column-properties fo:break-before="auto" style:column-width="4.1972in"/>
    </style:style>
    <style:style style:name="co78" style:family="table-column">
      <style:table-column-properties fo:break-before="auto" style:column-width="0.7992in"/>
    </style:style>
    <style:style style:name="co79" style:family="table-column">
      <style:table-column-properties fo:break-before="auto" style:column-width="1.75in"/>
    </style:style>
    <style:style style:name="co80" style:family="table-column">
      <style:table-column-properties fo:break-before="auto" style:column-width="2.7764in"/>
    </style:style>
    <style:style style:name="co81" style:family="table-column">
      <style:table-column-properties fo:break-before="auto" style:column-width="2.7437in"/>
    </style:style>
    <style:style style:name="co82" style:family="table-column">
      <style:table-column-properties fo:break-before="auto" style:column-width="3.8035in"/>
    </style:style>
    <style:style style:name="co83" style:family="table-column">
      <style:table-column-properties fo:break-before="auto" style:column-width="4.0661in"/>
    </style:style>
    <style:style style:name="co84" style:family="table-column">
      <style:table-column-properties fo:break-before="auto" style:column-width="4.4154in"/>
    </style:style>
    <style:style style:name="co85" style:family="table-column">
      <style:table-column-properties fo:break-before="auto" style:column-width="3.9236in"/>
    </style:style>
    <style:style style:name="co86" style:family="table-column">
      <style:table-column-properties fo:break-before="auto" style:column-width="1.1484in"/>
    </style:style>
    <style:style style:name="co87" style:family="table-column">
      <style:table-column-properties fo:break-before="auto" style:column-width="3.0063in"/>
    </style:style>
    <style:style style:name="co88" style:family="table-column">
      <style:table-column-properties fo:break-before="auto" style:column-width="3.7055in"/>
    </style:style>
    <style:style style:name="co89" style:family="table-column">
      <style:table-column-properties fo:break-before="auto" style:column-width="1.8807in"/>
    </style:style>
    <style:style style:name="co90" style:family="table-column">
      <style:table-column-properties fo:break-before="auto" style:column-width="1.7063in"/>
    </style:style>
    <style:style style:name="co91" style:family="table-column">
      <style:table-column-properties fo:break-before="auto" style:column-width="4.2953in"/>
    </style:style>
    <style:style style:name="co92" style:family="table-column">
      <style:table-column-properties fo:break-before="auto" style:column-width="2.7in"/>
    </style:style>
    <style:style style:name="co93" style:family="table-column">
      <style:table-column-properties fo:break-before="auto" style:column-width="2.4047in"/>
    </style:style>
    <style:style style:name="co94" style:family="table-column">
      <style:table-column-properties fo:break-before="auto" style:column-width="1.5528in"/>
    </style:style>
    <style:style style:name="co95" style:family="table-column">
      <style:table-column-properties fo:break-before="auto" style:column-width="3.0165in"/>
    </style:style>
    <style:style style:name="co96" style:family="table-column">
      <style:table-column-properties fo:break-before="auto" style:column-width="4.1098in"/>
    </style:style>
    <style:style style:name="co97" style:family="table-column">
      <style:table-column-properties fo:break-before="auto" style:column-width="3.7709in"/>
    </style:style>
    <style:style style:name="co98" style:family="table-column">
      <style:table-column-properties fo:break-before="auto" style:column-width="2.3945in"/>
    </style:style>
    <style:style style:name="co99" style:family="table-column">
      <style:table-column-properties fo:break-before="auto" style:column-width="2.1102in"/>
    </style:style>
    <style:style style:name="co100" style:family="table-column">
      <style:table-column-properties fo:break-before="auto" style:column-width="3.7819in"/>
    </style:style>
    <style:style style:name="co101" style:family="table-column">
      <style:table-column-properties fo:break-before="auto" style:column-width="3.8146in"/>
    </style:style>
    <style:style style:name="co102" style:family="table-column">
      <style:table-column-properties fo:break-before="auto" style:column-width="3.9898in"/>
    </style:style>
    <style:style style:name="co103" style:family="table-column">
      <style:table-column-properties fo:break-before="auto" style:column-width="4.5252in"/>
    </style:style>
    <style:style style:name="co104" style:family="table-column">
      <style:table-column-properties fo:break-before="auto" style:column-width="4.011in"/>
    </style:style>
    <style:style style:name="co105" style:family="table-column">
      <style:table-column-properties fo:break-before="auto" style:column-width="0.3402in"/>
    </style:style>
    <style:style style:name="co106" style:family="table-column">
      <style:table-column-properties fo:break-before="auto" style:column-width="3.9673in"/>
    </style:style>
    <style:style style:name="co107" style:family="table-column">
      <style:table-column-properties fo:break-before="auto" style:column-width="0.7445in"/>
    </style:style>
    <style:style style:name="co108" style:family="table-column">
      <style:table-column-properties fo:break-before="auto" style:column-width="3.4646in"/>
    </style:style>
    <style:style style:name="co109" style:family="table-column">
      <style:table-column-properties fo:break-before="auto" style:column-width="4.4264in"/>
    </style:style>
    <style:style style:name="co110" style:family="table-column">
      <style:table-column-properties fo:break-before="auto" style:column-width="1.6626in"/>
    </style:style>
    <style:style style:name="co111" style:family="table-column">
      <style:table-column-properties fo:break-before="auto" style:column-width="2.8311in"/>
    </style:style>
    <style:style style:name="co112" style:family="table-column">
      <style:table-column-properties fo:break-before="auto" style:column-width="2.0772in"/>
    </style:style>
    <style:style style:name="co113" style:family="table-column">
      <style:table-column-properties fo:break-before="auto" style:column-width="2.711in"/>
    </style:style>
    <style:style style:name="co114" style:family="table-column">
      <style:table-column-properties fo:break-before="auto" style:column-width="2.4272in"/>
    </style:style>
    <style:style style:name="co115" style:family="table-column">
      <style:table-column-properties fo:break-before="auto" style:column-width="2.0665in"/>
    </style:style>
    <style:style style:name="co116" style:family="table-column">
      <style:table-column-properties fo:break-before="auto" style:column-width="4.5028in"/>
    </style:style>
    <style:style style:name="co117" style:family="table-column">
      <style:table-column-properties fo:break-before="auto" style:column-width="1.8264in"/>
    </style:style>
    <style:style style:name="co118" style:family="table-column">
      <style:table-column-properties fo:break-before="auto" style:column-width="2.8098in"/>
    </style:style>
    <style:style style:name="co119" style:family="table-column">
      <style:table-column-properties fo:break-before="auto" style:column-width="0.6244in"/>
    </style:style>
    <style:style style:name="co120" style:family="table-column">
      <style:table-column-properties fo:break-before="auto" style:column-width="2.6346in"/>
    </style:style>
    <style:style style:name="co121" style:family="table-column">
      <style:table-column-properties fo:break-before="auto" style:column-width="4.0335in"/>
    </style:style>
    <style:style style:name="co122" style:family="table-column">
      <style:table-column-properties fo:break-before="auto" style:column-width="4.2075in"/>
    </style:style>
    <style:style style:name="co123" style:family="table-column">
      <style:table-column-properties fo:break-before="auto" style:column-width="3.1917in"/>
    </style:style>
    <style:style style:name="co124" style:family="table-column">
      <style:table-column-properties fo:break-before="auto" style:column-width="1.3453in"/>
    </style:style>
    <style:style style:name="co125" style:family="table-column">
      <style:table-column-properties fo:break-before="auto" style:column-width="0.1984in"/>
    </style:style>
    <style:style style:name="co126" style:family="table-column">
      <style:table-column-properties fo:break-before="auto" style:column-width="3.9563in"/>
    </style:style>
    <style:style style:name="co127" style:family="table-column">
      <style:table-column-properties fo:break-before="auto" style:column-width="4.3173in"/>
    </style:style>
    <style:style style:name="co128" style:family="table-column">
      <style:table-column-properties fo:break-before="auto" style:column-width="4.3937in"/>
    </style:style>
    <style:style style:name="co129" style:family="table-column">
      <style:table-column-properties fo:break-before="auto" style:column-width="4.678in"/>
    </style:style>
    <style:style style:name="co130" style:family="table-column">
      <style:table-column-properties fo:break-before="auto" style:column-width="4.1638in"/>
    </style:style>
    <style:style style:name="co131" style:family="table-column">
      <style:table-column-properties fo:break-before="auto" style:column-width="4.5791in"/>
    </style:style>
    <style:style style:name="co132" style:family="table-column">
      <style:table-column-properties fo:break-before="auto" style:column-width="4.6118in"/>
    </style:style>
    <style:style style:name="co133" style:family="table-column">
      <style:table-column-properties fo:break-before="auto" style:column-width="0.4602in"/>
    </style:style>
    <style:style style:name="co134" style:family="table-column">
      <style:table-column-properties fo:break-before="auto" style:column-width="1.9681in"/>
    </style:style>
    <style:style style:name="co135" style:family="table-column">
      <style:table-column-properties fo:break-before="auto" style:column-width="2.9839in"/>
    </style:style>
    <style:style style:name="co136" style:family="table-column">
      <style:table-column-properties fo:break-before="auto" style:column-width="3.8256in"/>
    </style:style>
    <style:style style:name="co137" style:family="table-column">
      <style:table-column-properties fo:break-before="auto" style:column-width="1.728in"/>
    </style:style>
    <style:style style:name="co138" style:family="table-column">
      <style:table-column-properties fo:break-before="auto" style:column-width="1.422in"/>
    </style:style>
    <style:style style:name="co139" style:family="table-column">
      <style:table-column-properties fo:break-before="auto" style:column-width="2.4161in"/>
    </style:style>
    <style:style style:name="co140" style:family="table-column">
      <style:table-column-properties fo:break-before="auto" style:column-width="0.3953in"/>
    </style:style>
    <style:style style:name="co141" style:family="table-column">
      <style:table-column-properties fo:break-before="auto" style:column-width="1.9028in"/>
    </style:style>
    <style:style style:name="co142" style:family="table-column">
      <style:table-column-properties fo:break-before="auto" style:column-width="2.6236in"/>
    </style:style>
    <style:style style:name="co143" style:family="table-column">
      <style:table-column-properties fo:break-before="auto" style:column-width="2.6783in"/>
    </style:style>
    <style:style style:name="co144" style:family="table-column">
      <style:table-column-properties fo:break-before="auto" style:column-width="4.328in"/>
    </style:style>
    <style:style style:name="co145" style:family="table-column">
      <style:table-column-properties fo:break-before="auto" style:column-width="0.6134in"/>
    </style:style>
    <style:style style:name="co146" style:family="table-column">
      <style:table-column-properties fo:break-before="auto" style:column-width="5.0055in"/>
    </style:style>
    <style:style style:name="co147" style:family="table-column">
      <style:table-column-properties fo:break-before="auto" style:column-width="3.9457in"/>
    </style:style>
    <style:style style:name="co148" style:family="table-column">
      <style:table-column-properties fo:break-before="auto" style:column-width="0.548in"/>
    </style:style>
    <style:style style:name="co149" style:family="table-column">
      <style:table-column-properties fo:break-before="auto" style:column-width="1.4in"/>
    </style:style>
    <style:style style:name="co150" style:family="table-column">
      <style:table-column-properties fo:break-before="auto" style:column-width="2.722in"/>
    </style:style>
    <style:style style:name="co151" style:family="table-column">
      <style:table-column-properties fo:break-before="auto" style:column-width="2.2744in"/>
    </style:style>
    <style:style style:name="co152" style:family="table-column">
      <style:table-column-properties fo:break-before="auto" style:column-width="4.2736in"/>
    </style:style>
    <style:style style:name="co153" style:family="table-column">
      <style:table-column-properties fo:break-before="auto" style:column-width="2.5146in"/>
    </style:style>
    <style:style style:name="co154" style:family="table-column">
      <style:table-column-properties fo:break-before="auto" style:column-width="2.8201in"/>
    </style:style>
    <style:style style:name="co155" style:family="table-column">
      <style:table-column-properties fo:break-before="auto" style:column-width="0.2201in"/>
    </style:style>
    <style:style style:name="co156" style:family="table-column">
      <style:table-column-properties fo:break-before="auto" style:column-width="1.7717in"/>
    </style:style>
    <style:style style:name="co157" style:family="table-column">
      <style:table-column-properties fo:break-before="auto" style:column-width="2.5583in"/>
    </style:style>
    <style:style style:name="co158" style:family="table-column">
      <style:table-column-properties fo:break-before="auto" style:column-width="0.7008in"/>
    </style:style>
    <style:style style:name="co159" style:family="table-column">
      <style:table-column-properties fo:break-before="auto" style:column-width="2.0339in"/>
    </style:style>
    <style:style style:name="co160" style:family="table-column">
      <style:table-column-properties fo:break-before="auto" style:column-width="2.9299in"/>
    </style:style>
    <style:style style:name="co161" style:family="table-column">
      <style:table-column-properties fo:break-before="auto" style:column-width="4.8307in"/>
    </style:style>
    <style:style style:name="co162" style:family="table-column">
      <style:table-column-properties fo:break-before="auto" style:column-width="3.8362in"/>
    </style:style>
    <style:style style:name="co163" style:family="table-column">
      <style:table-column-properties fo:break-before="auto" style:column-width="1.5752in"/>
    </style:style>
    <style:style style:name="co164" style:family="table-column">
      <style:table-column-properties fo:break-before="auto" style:column-width="2.9189in"/>
    </style:style>
    <style:style style:name="co165" style:family="table-column">
      <style:table-column-properties fo:break-before="auto" style:column-width="4.2402in"/>
    </style:style>
    <style:style style:name="co166" style:family="table-column">
      <style:table-column-properties fo:break-before="auto" style:column-width="4.4043in"/>
    </style:style>
    <style:style style:name="co167" style:family="table-column">
      <style:table-column-properties fo:break-before="auto" style:column-width="2.1756in"/>
    </style:style>
    <style:style style:name="co168" style:family="table-column">
      <style:table-column-properties fo:break-before="auto" style:column-width="4.7866in"/>
    </style:style>
    <style:style style:name="co169" style:family="table-column">
      <style:table-column-properties fo:break-before="auto" style:column-width="0.5591in"/>
    </style:style>
    <style:style style:name="co170" style:family="table-column">
      <style:table-column-properties fo:break-before="auto" style:column-width="1.848in"/>
    </style:style>
    <style:style style:name="co171" style:family="table-column">
      <style:table-column-properties fo:break-before="auto" style:column-width="2.7661in"/>
    </style:style>
    <style:style style:name="co172" style:family="table-column">
      <style:table-column-properties fo:break-before="auto" style:column-width="0.2417in"/>
    </style:style>
    <style:style style:name="co173" style:family="table-column">
      <style:table-column-properties fo:break-before="auto" style:column-width="4.3827in"/>
    </style:style>
    <style:style style:name="co174" style:family="table-column">
      <style:table-column-properties fo:break-before="auto" style:column-width="0.6354in"/>
    </style:style>
    <style:style style:name="co175" style:family="table-column">
      <style:table-column-properties fo:break-before="auto" style:column-width="4.0547in"/>
    </style:style>
    <style:style style:name="co176" style:family="table-column">
      <style:table-column-properties fo:break-before="auto" style:column-width="1.8591in"/>
    </style:style>
    <style:style style:name="co177" style:family="table-column">
      <style:table-column-properties fo:break-before="auto" style:column-width="2.4484in"/>
    </style:style>
    <style:style style:name="co178" style:family="table-column">
      <style:table-column-properties fo:break-before="auto" style:column-width="1.411in"/>
    </style:style>
    <style:style style:name="co179" style:family="table-column">
      <style:table-column-properties fo:break-before="auto" style:column-width="2.9402in"/>
    </style:style>
    <style:style style:name="co180" style:family="table-column">
      <style:table-column-properties fo:break-before="auto" style:column-width="2.0992in"/>
    </style:style>
    <style:style style:name="co181" style:family="table-column">
      <style:table-column-properties fo:break-before="auto" style:column-width="2.8862in"/>
    </style:style>
    <style:style style:name="co182" style:family="table-column">
      <style:table-column-properties fo:break-before="auto" style:column-width="1.4654in"/>
    </style:style>
    <style:style style:name="co183" style:family="table-column">
      <style:table-column-properties fo:break-before="auto" style:column-width="0.6681in"/>
    </style:style>
    <style:style style:name="co184" style:family="table-column">
      <style:table-column-properties fo:break-before="auto" style:column-width="1.7827in"/>
    </style:style>
    <style:style style:name="co185" style:family="table-column">
      <style:table-column-properties fo:break-before="auto" style:column-width="4.4917in"/>
    </style:style>
    <style:style style:name="co186" style:family="table-column">
      <style:table-column-properties fo:break-before="auto" style:column-width="4.35in"/>
    </style:style>
    <style:style style:name="co187" style:family="table-column">
      <style:table-column-properties fo:break-before="auto" style:column-width="0.8756in"/>
    </style:style>
    <style:style style:name="co188" style:family="table-column">
      <style:table-column-properties fo:break-before="auto" style:column-width="2.6457in"/>
    </style:style>
    <style:style style:name="co189" style:family="table-column">
      <style:table-column-properties fo:break-before="auto" style:column-width="0.3189in"/>
    </style:style>
    <style:style style:name="co190" style:family="table-column">
      <style:table-column-properties fo:break-before="auto" style:column-width="0.428in"/>
    </style:style>
    <style:style style:name="co191" style:family="table-column">
      <style:table-column-properties fo:break-before="auto" style:column-width="3.5417in"/>
    </style:style>
    <style:style style:name="co192" style:family="table-column">
      <style:table-column-properties fo:break-before="auto" style:column-width="0.7118in"/>
    </style:style>
    <style:style style:name="co193" style:family="table-column">
      <style:table-column-properties fo:break-before="auto" style:column-width="4.2516in"/>
    </style:style>
    <style:style style:name="co194" style:family="table-column">
      <style:table-column-properties fo:break-before="auto" style:column-width="3.8799in"/>
    </style:style>
    <style:style style:name="co195" style:family="table-column">
      <style:table-column-properties fo:break-before="auto" style:column-width="4.5575in"/>
    </style:style>
    <style:style style:name="co196" style:family="table-column">
      <style:table-column-properties fo:break-before="auto" style:column-width="3.672in"/>
    </style:style>
    <style:style style:name="co197" style:family="table-column">
      <style:table-column-properties fo:break-before="auto" style:column-width="1.6953in"/>
    </style:style>
    <style:style style:name="co198" style:family="table-column">
      <style:table-column-properties fo:break-before="auto" style:column-width="3.0717in"/>
    </style:style>
    <style:style style:name="co199" style:family="table-column">
      <style:table-column-properties fo:break-before="auto" style:column-width="1.6291in"/>
    </style:style>
    <style:style style:name="co200" style:family="table-column">
      <style:table-column-properties fo:break-before="auto" style:column-width="3.3339in"/>
    </style:style>
    <style:style style:name="co201" style:family="table-column">
      <style:table-column-properties fo:break-before="auto" style:column-width="1.6839in"/>
    </style:style>
    <style:style style:name="co202" style:family="table-column">
      <style:table-column-properties fo:break-before="auto" style:column-width="1.5965in"/>
    </style:style>
    <style:style style:name="co203" style:family="table-column">
      <style:table-column-properties fo:break-before="auto" style:column-width="2.5362in"/>
    </style:style>
    <style:style style:name="co204" style:family="table-column">
      <style:table-column-properties fo:break-before="auto" style:column-width="4.0984in"/>
    </style:style>
    <style:style style:name="co205" style:family="table-column">
      <style:table-column-properties fo:break-before="auto" style:column-width="3.8583in"/>
    </style:style>
    <style:style style:name="co206" style:family="table-column">
      <style:table-column-properties fo:break-before="auto" style:column-width="2.2957in"/>
    </style:style>
    <style:style style:name="co207" style:family="table-column">
      <style:table-column-properties fo:break-before="auto" style:column-width="2.9516in"/>
    </style:style>
    <style:style style:name="co208" style:family="table-column">
      <style:table-column-properties fo:break-before="auto" style:column-width="1.8917in"/>
    </style:style>
    <style:style style:name="co209" style:family="table-column">
      <style:table-column-properties fo:break-before="auto" style:column-width="4.9835in"/>
    </style:style>
    <style:style style:name="co210" style:family="table-column">
      <style:table-column-properties fo:break-before="auto" style:column-width="2.1209in"/>
    </style:style>
    <style:style style:name="co211" style:family="table-column">
      <style:table-column-properties fo:break-before="auto" style:column-width="3.1374in"/>
    </style:style>
    <style:style style:name="co212" style:family="table-column">
      <style:table-column-properties fo:break-before="auto" style:column-width="2.2307in"/>
    </style:style>
    <style:style style:name="co213" style:family="table-column">
      <style:table-column-properties fo:break-before="auto" style:column-width="3.552in"/>
    </style:style>
    <style:style style:name="co214" style:family="table-column">
      <style:table-column-properties fo:break-before="auto" style:column-width="1.5091in"/>
    </style:style>
    <style:style style:name="co215" style:family="table-column">
      <style:table-column-properties fo:break-before="auto" style:column-width="0.3626in"/>
    </style:style>
    <style:style style:name="co216" style:family="table-column">
      <style:table-column-properties fo:break-before="auto" style:column-width="2.0228in"/>
    </style:style>
    <style:style style:name="co217" style:family="table-column">
      <style:table-column-properties fo:break-before="auto" style:column-width="2.8638in"/>
    </style:style>
    <style:style style:name="co218" style:family="table-column">
      <style:table-column-properties fo:break-before="auto" style:column-width="4.6882in"/>
    </style:style>
    <style:style style:name="co219" style:family="table-column">
      <style:table-column-properties fo:break-before="auto" style:column-width="1.8154in"/>
    </style:style>
    <style:style style:name="co220" style:family="table-column">
      <style:table-column-properties fo:break-before="auto" style:column-width="2.4382in"/>
    </style:style>
    <style:style style:name="co221" style:family="table-column">
      <style:table-column-properties fo:break-before="auto" style:column-width="2.8528in"/>
    </style:style>
    <style:style style:name="co222" style:family="table-column">
      <style:table-column-properties fo:break-before="auto" style:column-width="1.8701in"/>
    </style:style>
    <style:style style:name="co223" style:family="table-column">
      <style:table-column-properties fo:break-before="auto" style:column-width="2.7327in"/>
    </style:style>
    <style:style style:name="co224" style:family="table-column">
      <style:table-column-properties fo:break-before="auto" style:column-width="0.3075in"/>
    </style:style>
    <style:style style:name="co225" style:family="table-column">
      <style:table-column-properties fo:break-before="auto" style:column-width="4.6016in"/>
    </style:style>
    <style:style style:name="co226" style:family="table-column">
      <style:table-column-properties fo:break-before="auto" style:column-width="4.0437in"/>
    </style:style>
    <style:style style:name="co227" style:family="table-column">
      <style:table-column-properties fo:break-before="auto" style:column-width="4.6555in"/>
    </style:style>
    <style:style style:name="co228" style:family="table-column">
      <style:table-column-properties fo:break-before="auto" style:column-width="4.6992in"/>
    </style:style>
    <style:style style:name="co229" style:family="table-column">
      <style:table-column-properties fo:break-before="auto" style:column-width="4.339in"/>
    </style:style>
    <style:style style:name="co230" style:family="table-column">
      <style:table-column-properties fo:break-before="auto" style:column-width="1.6402in"/>
    </style:style>
    <style:style style:name="co231" style:family="table-column">
      <style:table-column-properties fo:break-before="auto" style:column-width="4.1425in"/>
    </style:style>
    <style:style style:name="co232" style:family="table-column">
      <style:table-column-properties fo:break-before="auto" style:column-width="4.0874in"/>
    </style:style>
    <style:style style:name="co233" style:family="table-column">
      <style:table-column-properties fo:break-before="auto" style:column-width="2.6673in"/>
    </style:style>
    <style:style style:name="co234" style:family="table-column">
      <style:table-column-properties fo:break-before="auto" style:column-width="1.8366in"/>
    </style:style>
    <style:style style:name="co235" style:family="table-column">
      <style:table-column-properties fo:break-before="auto" style:column-width="3.3882in"/>
    </style:style>
    <style:style style:name="co236" style:family="table-column">
      <style:table-column-properties fo:break-before="auto" style:column-width="4.8417in"/>
    </style:style>
    <style:style style:name="co237" style:family="table-column">
      <style:table-column-properties fo:break-before="auto" style:column-width="3.5957in"/>
    </style:style>
    <style:style style:name="co238" style:family="table-column">
      <style:table-column-properties fo:break-before="auto" style:column-width="0.9193in"/>
    </style:style>
    <style:style style:name="co239" style:family="table-column">
      <style:table-column-properties fo:break-before="auto" style:column-width="2.602in"/>
    </style:style>
    <style:style style:name="co240" style:family="table-column">
      <style:table-column-properties fo:break-before="auto" style:column-width="3.9134in"/>
    </style:style>
    <style:style style:name="co241" style:family="table-column">
      <style:table-column-properties fo:break-before="auto" style:column-width="1.1598in"/>
    </style:style>
    <style:style style:name="co242" style:family="table-column">
      <style:table-column-properties fo:break-before="auto" style:column-width="2.2409in"/>
    </style:style>
    <style:style style:name="co243" style:family="table-column">
      <style:table-column-properties fo:break-before="auto" style:column-width="0.9846in"/>
    </style:style>
    <style:style style:name="co244" style:family="table-column">
      <style:table-column-properties fo:break-before="auto" style:column-width="3.3555in"/>
    </style:style>
    <style:style style:name="co245" style:family="table-column">
      <style:table-column-properties fo:break-before="auto" style:column-width="1.5201in"/>
    </style:style>
    <style:style style:name="co246" style:family="table-column">
      <style:table-column-properties fo:break-before="auto" style:column-width="2.5799in"/>
    </style:style>
    <style:style style:name="co247" style:family="table-column">
      <style:table-column-properties fo:break-before="auto" style:column-width="4.448in"/>
    </style:style>
    <style:style style:name="co248" style:family="table-column">
      <style:table-column-properties fo:break-before="auto" style:column-width="0.8319in"/>
    </style:style>
    <style:style style:name="co249" style:family="table-column">
      <style:table-column-properties fo:break-before="auto" style:column-width="0.2752in"/>
    </style:style>
    <style:style style:name="co250" style:family="table-column">
      <style:table-column-properties fo:break-before="auto" style:column-width="2.689in"/>
    </style:style>
    <style:style style:name="co251" style:family="table-column">
      <style:table-column-properties fo:break-before="auto" style:column-width="3.039in"/>
    </style:style>
    <style:style style:name="co252" style:family="table-column">
      <style:table-column-properties fo:break-before="auto" style:column-width="2.0118in"/>
    </style:style>
    <style:style style:name="co253" style:family="table-column">
      <style:table-column-properties fo:break-before="auto" style:column-width="3.738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33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41" table:default-cell-style-name="Default"/>
        <table:table-column table:style-name="co28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44" table:default-cell-style-name="Default"/>
        <table:table-column table:style-name="co9" table:default-cell-style-name="Default"/>
        <table:table-column table:style-name="co2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9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9" table:default-cell-style-name="Default"/>
        <table:table-column table:style-name="co50" table:default-cell-style-name="Default"/>
        <table:table-column table:style-name="co31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54" table:default-cell-style-name="Default"/>
        <table:table-column table:style-name="co14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47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51" table:default-cell-style-name="Default"/>
        <table:table-column table:style-name="co58" table:default-cell-style-name="Default"/>
        <table:table-column table:style-name="co25" table:default-cell-style-name="Default"/>
        <table:table-column table:style-name="co59" table:default-cell-style-name="Default"/>
        <table:table-column table:style-name="co9" table:default-cell-style-name="Default"/>
        <table:table-column table:style-name="co59" table:default-cell-style-name="Default"/>
        <table:table-column table:style-name="co14" table:default-cell-style-name="Default"/>
        <table:table-column table:style-name="co60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4" table:default-cell-style-name="Default"/>
        <table:table-column table:style-name="co60" table:default-cell-style-name="Default"/>
        <table:table-column table:style-name="co63" table:default-cell-style-name="Default"/>
        <table:table-column table:style-name="co9" table:default-cell-style-name="Default"/>
        <table:table-column table:style-name="co22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9" table:default-cell-style-name="Default"/>
        <table:table-column table:style-name="co66" table:default-cell-style-name="Default"/>
        <table:table-column table:style-name="co14" table:default-cell-style-name="Default"/>
        <table:table-column table:style-name="co67" table:default-cell-style-name="Default"/>
        <table:table-column table:style-name="co9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60" table:default-cell-style-name="Default"/>
        <table:table-column table:style-name="co68" table:default-cell-style-name="Default"/>
        <table:table-column table:style-name="co10" table:default-cell-style-name="Default"/>
        <table:table-column table:style-name="co37" table:default-cell-style-name="Default"/>
        <table:table-column table:style-name="co69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12" table:default-cell-style-name="Default"/>
        <table:table-column table:style-name="co4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7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47" table:default-cell-style-name="Default"/>
        <table:table-column table:style-name="co50" table:default-cell-style-name="Default"/>
        <table:table-column table:style-name="co20" table:default-cell-style-name="Default"/>
        <table:table-column table:style-name="co73" table:default-cell-style-name="Default"/>
        <table:table-column table:style-name="co9" table:default-cell-style-name="Default"/>
        <table:table-column table:style-name="co41" table:default-cell-style-name="Default"/>
        <table:table-column table:style-name="co74" table:default-cell-style-name="Default"/>
        <table:table-column table:style-name="co9" table:default-cell-style-name="Default"/>
        <table:table-column table:style-name="co75" table:default-cell-style-name="Default"/>
        <table:table-column table:style-name="co14" table:default-cell-style-name="Default"/>
        <table:table-column table:style-name="co76" table:default-cell-style-name="Default"/>
        <table:table-column table:style-name="co71" table:default-cell-style-name="Default"/>
        <table:table-column table:style-name="co9" table:default-cell-style-name="Default"/>
        <table:table-column table:style-name="co77" table:default-cell-style-name="Default"/>
        <table:table-column table:style-name="co14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52" table:default-cell-style-name="Default"/>
        <table:table-column table:style-name="co81" table:default-cell-style-name="Default"/>
        <table:table-column table:style-name="co9" table:default-cell-style-name="Default"/>
        <table:table-column table:style-name="co82" table:default-cell-style-name="Default"/>
        <table:table-column table:style-name="co14" table:default-cell-style-name="Default"/>
        <table:table-column table:style-name="co83" table:default-cell-style-name="Default"/>
        <table:table-column table:style-name="co9" table:default-cell-style-name="Default"/>
        <table:table-column table:style-name="co47" table:default-cell-style-name="Default"/>
        <table:table-column table:style-name="co84" table:default-cell-style-name="Default"/>
        <table:table-column table:style-name="co10" table:default-cell-style-name="Default"/>
        <table:table-column table:style-name="co85" table:default-cell-style-name="Default"/>
        <table:table-column table:style-name="co9" table:default-cell-style-name="Default"/>
        <table:table-column table:style-name="co47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10" table:default-cell-style-name="Default"/>
        <table:table-column table:style-name="co88" table:default-cell-style-name="Default"/>
        <table:table-column table:style-name="co12" table:default-cell-style-name="Default"/>
        <table:table-column table:style-name="co50" table:default-cell-style-name="Default"/>
        <table:table-column table:style-name="co89" table:default-cell-style-name="Default"/>
        <table:table-column table:style-name="co62" table:default-cell-style-name="Default"/>
        <table:table-column table:style-name="co9" table:default-cell-style-name="Default"/>
        <table:table-column table:style-name="co51" table:default-cell-style-name="Default"/>
        <table:table-column table:style-name="co90" table:default-cell-style-name="Default"/>
        <table:table-column table:style-name="co40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91" table:default-cell-style-name="Default"/>
        <table:table-column table:style-name="co9" table:default-cell-style-name="Default"/>
        <table:table-column table:style-name="co3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76" table:default-cell-style-name="Default"/>
        <table:table-column table:style-name="co9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70" table:default-cell-style-name="Default"/>
        <table:table-column table:style-name="co93" table:default-cell-style-name="Default"/>
        <table:table-column table:style-name="co9" table:default-cell-style-name="Default"/>
        <table:table-column table:style-name="co55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" table:default-cell-style-name="Default"/>
        <table:table-column table:style-name="co96" table:default-cell-style-name="Default"/>
        <table:table-column table:style-name="co9" table:default-cell-style-name="Default"/>
        <table:table-column table:style-name="co97" table:default-cell-style-name="Default"/>
        <table:table-column table:style-name="co9" table:default-cell-style-name="Default"/>
        <table:table-column table:style-name="co30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9" table:default-cell-style-name="Default"/>
        <table:table-column table:style-name="co100" table:default-cell-style-name="Default"/>
        <table:table-column table:style-name="co9" table:default-cell-style-name="Default"/>
        <table:table-column table:style-name="co60" table:default-cell-style-name="Default"/>
        <table:table-column table:style-name="co101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2" table:default-cell-style-name="Default"/>
        <table:table-column table:style-name="co14" table:default-cell-style-name="Default"/>
        <table:table-column table:style-name="co103" table:default-cell-style-name="Default"/>
        <table:table-column table:style-name="co9" table:default-cell-style-name="Default"/>
        <table:table-column table:style-name="co104" table:default-cell-style-name="Default"/>
        <table:table-column table:style-name="co9" table:default-cell-style-name="Default"/>
        <table:table-column table:style-name="co105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06" table:default-cell-style-name="Default"/>
        <table:table-column table:style-name="co9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4" table:default-cell-style-name="Default"/>
        <table:table-column table:style-name="co89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58" table:default-cell-style-name="Default"/>
        <table:table-column table:style-name="co109" table:default-cell-style-name="Default"/>
        <table:table-column table:style-name="co9" table:default-cell-style-name="Default"/>
        <table:table-column table:style-name="co22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114" table:default-cell-style-name="Default"/>
        <table:table-column table:style-name="co25" table:default-cell-style-name="Default"/>
        <table:table-column table:style-name="co115" table:default-cell-style-name="Default"/>
        <table:table-column table:style-name="co9" table:default-cell-style-name="Default"/>
        <table:table-column table:style-name="co116" table:default-cell-style-name="Default"/>
        <table:table-column table:style-name="co9" table:default-cell-style-name="Default"/>
        <table:table-column table:style-name="co6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9" table:default-cell-style-name="Default"/>
        <table:table-column table:style-name="co38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9" table:default-cell-style-name="Default"/>
        <table:table-column table:style-name="co119" table:default-cell-style-name="Default"/>
        <table:table-column table:style-name="co48" table:default-cell-style-name="Default"/>
        <table:table-column table:style-name="co120" table:default-cell-style-name="Default"/>
        <table:table-column table:style-name="co9" table:default-cell-style-name="Default"/>
        <table:table-column table:style-name="co12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2" table:default-cell-style-name="Default"/>
        <table:table-column table:style-name="co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23" table:default-cell-style-name="Default"/>
        <table:table-column table:style-name="co9" table:default-cell-style-name="Default"/>
        <table:table-column table:style-name="co22" table:default-cell-style-name="Default"/>
        <table:table-column table:style-name="co90" table:default-cell-style-name="Default"/>
        <table:table-column table:style-name="co124" table:default-cell-style-name="Default"/>
        <table:table-column table:style-name="co61" table:default-cell-style-name="Default"/>
        <table:table-column table:style-name="co12" table:default-cell-style-name="Default"/>
        <table:table-column table:style-name="co37" table:default-cell-style-name="Default"/>
        <table:table-column table:style-name="co125" table:default-cell-style-name="Default"/>
        <table:table-column table:style-name="co37" table:default-cell-style-name="Default"/>
        <table:table-column table:style-name="co12" table:default-cell-style-name="Default"/>
        <table:table-column table:style-name="co106" table:default-cell-style-name="Default"/>
        <table:table-column table:style-name="co9" table:default-cell-style-name="Default"/>
        <table:table-column table:style-name="co126" table:default-cell-style-name="Default"/>
        <table:table-column table:style-name="co14" table:default-cell-style-name="Default"/>
        <table:table-column table:style-name="co127" table:default-cell-style-name="Default"/>
        <table:table-column table:style-name="co9" table:default-cell-style-name="Default"/>
        <table:table-column table:style-name="co27" table:default-cell-style-name="Default"/>
        <table:table-column table:style-name="co12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9" table:default-cell-style-name="Default"/>
        <table:table-column table:style-name="co9" table:default-cell-style-name="Default"/>
        <table:table-column table:style-name="co51" table:default-cell-style-name="Default"/>
        <table:table-column table:style-name="co130" table:default-cell-style-name="Default"/>
        <table:table-column table:style-name="co9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31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44" table:default-cell-style-name="Default"/>
        <table:table-column table:style-name="co9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9" table:default-cell-style-name="Default"/>
        <table:table-column table:style-name="co73" table:default-cell-style-name="Default"/>
        <table:table-column table:style-name="co14" table:default-cell-style-name="Default"/>
        <table:table-column table:style-name="co121" table:default-cell-style-name="Default"/>
        <table:table-column table:style-name="co9" table:default-cell-style-name="Default"/>
        <table:table-column table:style-name="co51" table:default-cell-style-name="Default"/>
        <table:table-column table:style-name="co132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33" table:default-cell-style-name="Default"/>
        <table:table-column table:style-name="co85" table:default-cell-style-name="Default"/>
        <table:table-column table:style-name="co14" table:default-cell-style-name="Default"/>
        <table:table-column table:style-name="co63" table:default-cell-style-name="Default"/>
        <table:table-column table:style-name="co14" table:default-cell-style-name="Default"/>
        <table:table-column table:style-name="co116" table:default-cell-style-name="Default"/>
        <table:table-column table:style-name="co9" table:default-cell-style-name="Default"/>
        <table:table-column table:style-name="co134" table:default-cell-style-name="Default"/>
        <table:table-column table:style-name="co125" table:default-cell-style-name="Default"/>
        <table:table-column table:style-name="co135" table:default-cell-style-name="Default"/>
        <table:table-column table:style-name="co9" table:default-cell-style-name="Default"/>
        <table:table-column table:style-name="co63" table:default-cell-style-name="Default"/>
        <table:table-column table:style-name="co9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136" table:default-cell-style-name="Default"/>
        <table:table-column table:style-name="co9" table:default-cell-style-name="Default"/>
        <table:table-column table:style-name="co47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14" table:default-cell-style-name="Default"/>
        <table:table-column table:style-name="co140" table:default-cell-style-name="Default"/>
        <table:table-column table:style-name="co20" table:default-cell-style-name="Default"/>
        <table:table-column table:style-name="co69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9" table:default-cell-style-name="Default"/>
        <table:table-column table:style-name="co119" table:default-cell-style-name="Default"/>
        <table:table-column table:style-name="co94" table:default-cell-style-name="Default"/>
        <table:table-column table:style-name="co143" table:default-cell-style-name="Default"/>
        <table:table-column table:style-name="co9" table:default-cell-style-name="Default"/>
        <table:table-column table:style-name="co131" table:default-cell-style-name="Default"/>
        <table:table-column table:style-name="co14" table:default-cell-style-name="Default"/>
        <table:table-column table:style-name="co144" table:default-cell-style-name="Default"/>
        <table:table-column table:style-name="co9" table:default-cell-style-name="Default"/>
        <table:table-column table:style-name="co145" table:default-cell-style-name="Default"/>
        <table:table-column table:style-name="co146" table:default-cell-style-name="Default"/>
        <table:table-column table:style-name="co10" table:default-cell-style-name="Default"/>
        <table:table-column table:style-name="co122" table:default-cell-style-name="Default"/>
        <table:table-column table:style-name="co9" table:default-cell-style-name="Default"/>
        <table:table-column table:style-name="co147" table:default-cell-style-name="Default"/>
        <table:table-column table:style-name="co9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50" table:default-cell-style-name="Default"/>
        <table:table-column table:style-name="co14" table:default-cell-style-name="Default"/>
        <table:table-column table:style-name="co151" table:number-columns-repeated="2" table:default-cell-style-name="Default"/>
        <table:table-column table:style-name="co9" table:default-cell-style-name="Default"/>
        <table:table-column table:style-name="co152" table:default-cell-style-name="Default"/>
        <table:table-column table:style-name="co9" table:default-cell-style-name="Default"/>
        <table:table-column table:style-name="co96" table:default-cell-style-name="Default"/>
        <table:table-column table:style-name="co9" table:default-cell-style-name="Default"/>
        <table:table-column table:style-name="co50" table:default-cell-style-name="Default"/>
        <table:table-column table:style-name="co153" table:default-cell-style-name="Default"/>
        <table:table-column table:style-name="co154" table:default-cell-style-name="Default"/>
        <table:table-column table:style-name="co12" table:default-cell-style-name="Default"/>
        <table:table-column table:style-name="co50" table:default-cell-style-name="Default"/>
        <table:table-column table:style-name="co155" table:default-cell-style-name="Default"/>
        <table:table-column table:style-name="co148" table:default-cell-style-name="Default"/>
        <table:table-column table:style-name="co17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12" table:default-cell-style-name="Default"/>
        <table:table-column table:style-name="co145" table:default-cell-style-name="Default"/>
        <table:table-column table:style-name="co158" table:default-cell-style-name="Default"/>
        <table:table-column table:style-name="co107" table:default-cell-style-name="Default"/>
        <table:table-column table:style-name="co12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156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61" table:default-cell-style-name="Default"/>
        <table:table-column table:style-name="co9" table:default-cell-style-name="Default"/>
        <table:table-column table:style-name="co2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5" table:default-cell-style-name="Default"/>
        <table:table-column table:style-name="co162" table:default-cell-style-name="Default"/>
        <table:table-column table:style-name="co9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65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66" table:default-cell-style-name="Default"/>
        <table:table-column table:style-name="co12" table:default-cell-style-name="Default"/>
        <table:table-column table:style-name="co30" table:number-columns-repeated="2" table:default-cell-style-name="Default"/>
        <table:table-column table:style-name="co12" table:default-cell-style-name="Default"/>
        <table:table-column table:style-name="co38" table:default-cell-style-name="Default"/>
        <table:table-column table:style-name="co167" table:default-cell-style-name="Default"/>
        <table:table-column table:style-name="co111" table:default-cell-style-name="Default"/>
        <table:table-column table:style-name="co9" table:default-cell-style-name="Default"/>
        <table:table-column table:style-name="co16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6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56" table:default-cell-style-name="Default"/>
        <table:table-column table:style-name="co135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48" table:default-cell-style-name="Default"/>
        <table:table-column table:style-name="co168" table:default-cell-style-name="Default"/>
        <table:table-column table:style-name="co14" table:default-cell-style-name="Default"/>
        <table:table-column table:style-name="co169" table:default-cell-style-name="Default"/>
        <table:table-column table:style-name="co38" table:default-cell-style-name="Default"/>
        <table:table-column table:style-name="co170" table:default-cell-style-name="Default"/>
        <table:table-column table:style-name="co171" table:default-cell-style-name="Default"/>
        <table:table-column table:style-name="co9" table:default-cell-style-name="Default"/>
        <table:table-column table:style-name="co51" table:default-cell-style-name="Default"/>
        <table:table-column table:style-name="co145" table:default-cell-style-name="Default"/>
        <table:table-column table:style-name="co172" table:default-cell-style-name="Default"/>
        <table:table-column table:style-name="co173" table:default-cell-style-name="Default"/>
        <table:table-column table:style-name="co140" table:default-cell-style-name="Default"/>
        <table:table-column table:style-name="co119" table:default-cell-style-name="Default"/>
        <table:table-column table:style-name="co174" table:default-cell-style-name="Default"/>
        <table:table-column table:style-name="co175" table:default-cell-style-name="Default"/>
        <table:table-column table:style-name="co140" table:default-cell-style-name="Default"/>
        <table:table-column table:style-name="co51" table:default-cell-style-name="Default"/>
        <table:table-column table:style-name="co176" table:default-cell-style-name="Default"/>
        <table:table-column table:style-name="co143" table:default-cell-style-name="Default"/>
        <table:table-column table:style-name="co12" table:default-cell-style-name="Default"/>
        <table:table-column table:style-name="co119" table:default-cell-style-name="Default"/>
        <table:table-column table:style-name="co47" table:default-cell-style-name="Default"/>
        <table:table-column table:style-name="co69" table:default-cell-style-name="Default"/>
        <table:table-column table:style-name="co9" table:default-cell-style-name="Default"/>
        <table:table-column table:style-name="co176" table:default-cell-style-name="Default"/>
        <table:table-column table:style-name="co98" table:default-cell-style-name="Default"/>
        <table:table-column table:style-name="co22" table:default-cell-style-name="Default"/>
        <table:table-column table:style-name="co9" table:default-cell-style-name="Default"/>
        <table:table-column table:style-name="co30" table:default-cell-style-name="Default"/>
        <table:table-column table:style-name="co79" table:default-cell-style-name="Default"/>
        <table:table-column table:style-name="co177" table:default-cell-style-name="Default"/>
        <table:table-column table:style-name="co9" table:default-cell-style-name="Default"/>
        <table:table-column table:style-name="co105" table:default-cell-style-name="Default"/>
        <table:table-column table:style-name="co178" table:default-cell-style-name="Default"/>
        <table:table-column table:style-name="co8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0" table:default-cell-style-name="Default"/>
        <table:table-column table:style-name="co179" table:default-cell-style-name="Default"/>
        <table:table-column table:style-name="co14" table:default-cell-style-name="Default"/>
        <table:table-column table:style-name="co41" table:default-cell-style-name="Default"/>
        <table:table-column table:style-name="co59" table:default-cell-style-name="Default"/>
        <table:table-column table:style-name="co9" table:default-cell-style-name="Default"/>
        <table:table-column table:style-name="co180" table:default-cell-style-name="Default"/>
        <table:table-column table:style-name="co181" table:default-cell-style-name="Default"/>
        <table:table-column table:style-name="co9" table:default-cell-style-name="Default"/>
        <table:table-column table:style-name="co100" table:default-cell-style-name="Default"/>
        <table:table-column table:style-name="co10" table:default-cell-style-name="Default"/>
        <table:table-column table:style-name="co119" table:default-cell-style-name="Default"/>
        <table:table-column table:style-name="co182" table:default-cell-style-name="Default"/>
        <table:table-column table:style-name="co157" table:default-cell-style-name="Default"/>
        <table:table-column table:style-name="co9" table:default-cell-style-name="Default"/>
        <table:table-column table:style-name="co37" table:default-cell-style-name="Default"/>
        <table:table-column table:style-name="co106" table:default-cell-style-name="Default"/>
        <table:table-column table:style-name="co12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183" table:default-cell-style-name="Default"/>
        <table:table-column table:style-name="co20" table:default-cell-style-name="Default"/>
        <table:table-column table:style-name="co184" table:default-cell-style-name="Default"/>
        <table:table-column table:style-name="co135" table:default-cell-style-name="Default"/>
        <table:table-column table:style-name="co9" table:default-cell-style-name="Default"/>
        <table:table-column table:style-name="co37" table:default-cell-style-name="Default"/>
        <table:table-column table:style-name="co126" table:default-cell-style-name="Default"/>
        <table:table-column table:style-name="co9" table:default-cell-style-name="Default"/>
        <table:table-column table:style-name="co175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85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22" table:default-cell-style-name="Default"/>
        <table:table-column table:style-name="co186" table:default-cell-style-name="Default"/>
        <table:table-column table:style-name="co12" table:default-cell-style-name="Default"/>
        <table:table-column table:style-name="co47" table:default-cell-style-name="Default"/>
        <table:table-column table:style-name="co169" table:default-cell-style-name="Default"/>
        <table:table-column table:style-name="co128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47" table:default-cell-style-name="Default"/>
        <table:table-column table:style-name="co187" table:default-cell-style-name="Default"/>
        <table:table-column table:style-name="co116" table:default-cell-style-name="Default"/>
        <table:table-column table:style-name="co9" table:default-cell-style-name="Default"/>
        <table:table-column table:style-name="co37" table:default-cell-style-name="Default"/>
        <table:table-column table:style-name="co86" table:default-cell-style-name="Default"/>
        <table:table-column table:style-name="co188" table:default-cell-style-name="Default"/>
        <table:table-column table:style-name="co9" table:default-cell-style-name="Default"/>
        <table:table-column table:style-name="co88" table:default-cell-style-name="Default"/>
        <table:table-column table:style-name="co189" table:default-cell-style-name="Default"/>
        <table:table-column table:style-name="co190" table:default-cell-style-name="Default"/>
        <table:table-column table:style-name="co9" table:default-cell-style-name="Default"/>
        <table:table-column table:style-name="co165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59" table:default-cell-style-name="Default"/>
        <table:table-column table:style-name="co9" table:default-cell-style-name="Default"/>
        <table:table-column table:style-name="co37" table:default-cell-style-name="Default"/>
        <table:table-column table:style-name="co61" table:default-cell-style-name="Default"/>
        <table:table-column table:style-name="co125" table:default-cell-style-name="Default"/>
        <table:table-column table:style-name="co111" table:default-cell-style-name="Default"/>
        <table:table-column table:style-name="co9" table:default-cell-style-name="Default"/>
        <table:table-column table:style-name="co51" table:default-cell-style-name="Default"/>
        <table:table-column table:style-name="co186" table:default-cell-style-name="Default"/>
        <table:table-column table:style-name="co9" table:default-cell-style-name="Default"/>
        <table:table-column table:style-name="co12" table:default-cell-style-name="Default"/>
        <table:table-column table:style-name="co59" table:default-cell-style-name="Default"/>
        <table:table-column table:style-name="co10" table:default-cell-style-name="Default"/>
        <table:table-column table:style-name="co47" table:default-cell-style-name="Default"/>
        <table:table-column table:style-name="co66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41" table:default-cell-style-name="Default"/>
        <table:table-column table:style-name="co49" table:default-cell-style-name="Default"/>
        <table:table-column table:style-name="co9" table:default-cell-style-name="Default"/>
        <table:table-column table:style-name="co59" table:default-cell-style-name="Default"/>
        <table:table-column table:style-name="co9" table:default-cell-style-name="Default"/>
        <table:table-column table:style-name="co191" table:default-cell-style-name="Default"/>
        <table:table-column table:style-name="co14" table:default-cell-style-name="Default"/>
        <table:table-column table:style-name="co78" table:default-cell-style-name="Default"/>
        <table:table-column table:style-name="co48" table:default-cell-style-name="Default"/>
        <table:table-column table:style-name="co188" table:default-cell-style-name="Default"/>
        <table:table-column table:style-name="co9" table:default-cell-style-name="Default"/>
        <table:table-column table:style-name="co170" table:default-cell-style-name="Default"/>
        <table:table-column table:style-name="co81" table:default-cell-style-name="Default"/>
        <table:table-column table:style-name="co10" table:default-cell-style-name="Default"/>
        <table:table-column table:style-name="co60" table:default-cell-style-name="Default"/>
        <table:table-column table:style-name="co51" table:default-cell-style-name="Default"/>
        <table:table-column table:style-name="co59" table:default-cell-style-name="Default"/>
        <table:table-column table:style-name="co10" table:number-columns-repeated="2" table:default-cell-style-name="Default"/>
        <table:table-column table:style-name="co130" table:default-cell-style-name="Default"/>
        <table:table-column table:style-name="co14" table:default-cell-style-name="Default"/>
        <table:table-column table:style-name="co133" table:default-cell-style-name="Default"/>
        <table:table-column table:style-name="co6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96" table:default-cell-style-name="Default"/>
        <table:table-column table:style-name="co12" table:default-cell-style-name="Default"/>
        <table:table-column table:style-name="co119" table:default-cell-style-name="Default"/>
        <table:table-column table:style-name="co55" table:default-cell-style-name="Default"/>
        <table:table-column table:style-name="co192" table:default-cell-style-name="Default"/>
        <table:table-column table:style-name="co19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155" table:default-cell-style-name="Default"/>
        <table:table-column table:style-name="co109" table:default-cell-style-name="Default"/>
        <table:table-column table:style-name="co9" table:default-cell-style-name="Default"/>
        <table:table-column table:style-name="co194" table:default-cell-style-name="Default"/>
        <table:table-column table:style-name="co9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63" table:default-cell-style-name="Default"/>
        <table:table-column table:style-name="co9" table:default-cell-style-name="Default"/>
        <table:table-column table:style-name="co195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60" table:default-cell-style-name="Default"/>
        <table:table-column table:style-name="co84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196" table:default-cell-style-name="Default"/>
        <table:table-column table:style-name="co12" table:default-cell-style-name="Default"/>
        <table:table-column table:style-name="co51" table:default-cell-style-name="Default"/>
        <table:table-column table:style-name="co17" table:default-cell-style-name="Default"/>
        <table:table-column table:style-name="co41" table:default-cell-style-name="Default"/>
        <table:table-column table:style-name="co197" table:default-cell-style-name="Default"/>
        <table:table-column table:style-name="co198" table:default-cell-style-name="Default"/>
        <table:table-column table:style-name="co14" table:default-cell-style-name="Default"/>
        <table:table-column table:style-name="co199" table:default-cell-style-name="Default"/>
        <table:table-column table:style-name="co200" table:default-cell-style-name="Default"/>
        <table:table-column table:style-name="co9" table:default-cell-style-name="Default"/>
        <table:table-column table:style-name="co162" table:default-cell-style-name="Default"/>
        <table:table-column table:style-name="co9" table:default-cell-style-name="Default"/>
        <table:table-column table:style-name="co25" table:default-cell-style-name="Default"/>
        <table:table-column table:style-name="co183" table:default-cell-style-name="Default"/>
        <table:table-column table:style-name="co193" table:default-cell-style-name="Default"/>
        <table:table-column table:style-name="co14" table:default-cell-style-name="Default"/>
        <table:table-column table:style-name="co60" table:default-cell-style-name="Default"/>
        <table:table-column table:style-name="co175" table:default-cell-style-name="Default"/>
        <table:table-column table:style-name="co14" table:default-cell-style-name="Default"/>
        <table:table-column table:style-name="co55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9" table:default-cell-style-name="Default"/>
        <table:table-column table:style-name="co51" table:default-cell-style-name="Default"/>
        <table:table-column table:style-name="co82" table:default-cell-style-name="Default"/>
        <table:table-column table:style-name="co9" table:default-cell-style-name="Default"/>
        <table:table-column table:style-name="co201" table:default-cell-style-name="Default"/>
        <table:table-column table:style-name="co111" table:default-cell-style-name="Default"/>
        <table:table-column table:style-name="co9" table:default-cell-style-name="Default"/>
        <table:table-column table:style-name="co47" table:default-cell-style-name="Default"/>
        <table:table-column table:style-name="co193" table:default-cell-style-name="Default"/>
        <table:table-column table:style-name="co9" table:default-cell-style-name="Default"/>
        <table:table-column table:style-name="co44" table:default-cell-style-name="Default"/>
        <table:table-column table:style-name="co9" table:default-cell-style-name="Default"/>
        <table:table-column table:style-name="co58" table:default-cell-style-name="Default"/>
        <table:table-column table:style-name="co202" table:default-cell-style-name="Default"/>
        <table:table-column table:style-name="co203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168" table:default-cell-style-name="Default"/>
        <table:table-column table:style-name="co9" table:default-cell-style-name="Default"/>
        <table:table-column table:style-name="co25" table:default-cell-style-name="Default"/>
        <table:table-column table:style-name="co91" table:default-cell-style-name="Default"/>
        <table:table-column table:style-name="co9" table:default-cell-style-name="Default"/>
        <table:table-column table:style-name="co169" table:default-cell-style-name="Default"/>
        <table:table-column table:style-name="co175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204" table:default-cell-style-name="Default"/>
        <table:table-column table:style-name="co9" table:default-cell-style-name="Default"/>
        <table:table-column table:style-name="co205" table:default-cell-style-name="Default"/>
        <table:table-column table:style-name="co9" table:default-cell-style-name="Default"/>
        <table:table-column table:style-name="co206" table:default-cell-style-name="Default"/>
        <table:table-column table:style-name="co207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08" table:default-cell-style-name="Default"/>
        <table:table-column table:style-name="co153" table:default-cell-style-name="Default"/>
        <table:table-column table:style-name="co9" table:default-cell-style-name="Default"/>
        <table:table-column table:style-name="co37" table:default-cell-style-name="Default"/>
        <table:table-column table:style-name="co202" table:default-cell-style-name="Default"/>
        <table:table-column table:style-name="co142" table:default-cell-style-name="Default"/>
        <table:table-column table:style-name="co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1" table:default-cell-style-name="Default"/>
        <table:table-column table:style-name="co14" table:default-cell-style-name="Default"/>
        <table:table-column table:style-name="co209" table:default-cell-style-name="Default"/>
        <table:table-column table:style-name="co14" table:default-cell-style-name="Default"/>
        <table:table-column table:style-name="co210" table:default-cell-style-name="Default"/>
        <table:table-column table:style-name="co211" table:default-cell-style-name="Default"/>
        <table:table-column table:style-name="co9" table:default-cell-style-name="Default"/>
        <table:table-column table:style-name="co169" table:default-cell-style-name="Default"/>
        <table:table-column table:style-name="co83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0" table:default-cell-style-name="Default"/>
        <table:table-column table:style-name="co179" table:default-cell-style-name="Default"/>
        <table:table-column table:style-name="co9" table:default-cell-style-name="Default"/>
        <table:table-column table:style-name="co47" table:default-cell-style-name="Default"/>
        <table:table-column table:style-name="co212" table:default-cell-style-name="Default"/>
        <table:table-column table:style-name="co111" table:default-cell-style-name="Default"/>
        <table:table-column table:style-name="co9" table:default-cell-style-name="Default"/>
        <table:table-column table:style-name="co51" table:default-cell-style-name="Default"/>
        <table:table-column table:style-name="co213" table:default-cell-style-name="Default"/>
        <table:table-column table:style-name="co9" table:default-cell-style-name="Default"/>
        <table:table-column table:style-name="co38" table:default-cell-style-name="Default"/>
        <table:table-column table:style-name="co126" table:default-cell-style-name="Default"/>
        <table:table-column table:style-name="co9" table:default-cell-style-name="Default"/>
        <table:table-column table:style-name="co66" table:default-cell-style-name="Default"/>
        <table:table-column table:style-name="co9" table:default-cell-style-name="Default"/>
        <table:table-column table:style-name="co192" table:default-cell-style-name="Default"/>
        <table:table-column table:style-name="co14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14" table:default-cell-style-name="Default"/>
        <table:table-column table:style-name="co65" table:default-cell-style-name="Default"/>
        <table:table-column table:style-name="co9" table:default-cell-style-name="Default"/>
        <table:table-column table:style-name="co22" table:default-cell-style-name="Default"/>
        <table:table-column table:style-name="co184" table:default-cell-style-name="Default"/>
        <table:table-column table:style-name="co114" table:default-cell-style-name="Default"/>
        <table:table-column table:style-name="co9" table:default-cell-style-name="Default"/>
        <table:table-column table:style-name="co37" table:default-cell-style-name="Default"/>
        <table:table-column table:style-name="co215" table:default-cell-style-name="Default"/>
        <table:table-column table:style-name="co216" table:default-cell-style-name="Default"/>
        <table:table-column table:style-name="co217" table:default-cell-style-name="Default"/>
        <table:table-column table:style-name="co9" table:default-cell-style-name="Default"/>
        <table:table-column table:style-name="co37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44" table:default-cell-style-name="Default"/>
        <table:table-column table:style-name="co12" table:default-cell-style-name="Default"/>
        <table:table-column table:style-name="co47" table:default-cell-style-name="Default"/>
        <table:table-column table:style-name="co55" table:default-cell-style-name="Default"/>
        <table:table-column table:style-name="co14" table:default-cell-style-name="Default"/>
        <table:table-column table:style-name="co218" table:default-cell-style-name="Default"/>
        <table:table-column table:style-name="co9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9" table:default-cell-style-name="Default"/>
        <table:table-column table:style-name="co133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73" table:default-cell-style-name="Default"/>
        <table:table-column table:style-name="co9" table:default-cell-style-name="Default"/>
        <table:table-column table:style-name="co51" table:default-cell-style-name="Default"/>
        <table:table-column table:style-name="co22" table:default-cell-style-name="Default"/>
        <table:table-column table:style-name="co184" table:default-cell-style-name="Default"/>
        <table:table-column table:style-name="co171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219" table:default-cell-style-name="Default"/>
        <table:table-column table:style-name="co220" table:default-cell-style-name="Default"/>
        <table:table-column table:style-name="co9" table:default-cell-style-name="Default"/>
        <table:table-column table:style-name="co126" table:default-cell-style-name="Default"/>
        <table:table-column table:style-name="co14" table:default-cell-style-name="Default"/>
        <table:table-column table:style-name="co119" table:default-cell-style-name="Default"/>
        <table:table-column table:style-name="co184" table:default-cell-style-name="Default"/>
        <table:table-column table:style-name="co221" table:default-cell-style-name="Default"/>
        <table:table-column table:style-name="co9" table:default-cell-style-name="Default"/>
        <table:table-column table:style-name="co192" table:default-cell-style-name="Default"/>
        <table:table-column table:style-name="co194" table:default-cell-style-name="Default"/>
        <table:table-column table:style-name="co9" table:default-cell-style-name="Default"/>
        <table:table-column table:style-name="co38" table:default-cell-style-name="Default"/>
        <table:table-column table:style-name="co222" table:default-cell-style-name="Default"/>
        <table:table-column table:style-name="co22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41" table:default-cell-style-name="Default"/>
        <table:table-column table:style-name="co63" table:default-cell-style-name="Default"/>
        <table:table-column table:style-name="co9" table:default-cell-style-name="Default"/>
        <table:table-column table:style-name="co183" table:default-cell-style-name="Default"/>
        <table:table-column table:style-name="co176" table:default-cell-style-name="Default"/>
        <table:table-column table:style-name="co118" table:default-cell-style-name="Default"/>
        <table:table-column table:style-name="co9" table:default-cell-style-name="Default"/>
        <table:table-column table:style-name="co34" table:default-cell-style-name="Default"/>
        <table:table-column table:style-name="co167" table:default-cell-style-name="Default"/>
        <table:table-column table:style-name="co125" table:default-cell-style-name="Default"/>
        <table:table-column table:style-name="co40" table:default-cell-style-name="Default"/>
        <table:table-column table:style-name="co9" table:default-cell-style-name="Default"/>
        <table:table-column table:style-name="co130" table:default-cell-style-name="Default"/>
        <table:table-column table:style-name="co224" table:default-cell-style-name="Default"/>
        <table:table-column table:style-name="co22" table:default-cell-style-name="Default"/>
        <table:table-column table:style-name="co6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45" table:default-cell-style-name="Default"/>
        <table:table-column table:style-name="co225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9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40" table:default-cell-style-name="Default"/>
        <table:table-column table:style-name="co51" table:default-cell-style-name="Default"/>
        <table:table-column table:style-name="co226" table:default-cell-style-name="Default"/>
        <table:table-column table:style-name="co9" table:default-cell-style-name="Default"/>
        <table:table-column table:style-name="co51" table:default-cell-style-name="Default"/>
        <table:table-column table:style-name="co194" table:default-cell-style-name="Default"/>
        <table:table-column table:style-name="co12" table:default-cell-style-name="Default"/>
        <table:table-column table:style-name="co174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227" table:default-cell-style-name="Default"/>
        <table:table-column table:style-name="co9" table:default-cell-style-name="Default"/>
        <table:table-column table:style-name="co22" table:default-cell-style-name="Default"/>
        <table:table-column table:style-name="co144" table:default-cell-style-name="Default"/>
        <table:table-column table:style-name="co9" table:default-cell-style-name="Default"/>
        <table:table-column table:style-name="co22" table:default-cell-style-name="Default"/>
        <table:table-column table:style-name="co48" table:default-cell-style-name="Default"/>
        <table:table-column table:style-name="co113" table:default-cell-style-name="Default"/>
        <table:table-column table:style-name="co12" table:default-cell-style-name="Default"/>
        <table:table-column table:style-name="co47" table:default-cell-style-name="Default"/>
        <table:table-column table:style-name="co10" table:default-cell-style-name="Default"/>
        <table:table-column table:style-name="co228" table:default-cell-style-name="Default"/>
        <table:table-column table:style-name="co12" table:default-cell-style-name="Default"/>
        <table:table-column table:style-name="co148" table:default-cell-style-name="Default"/>
        <table:table-column table:style-name="co17" table:default-cell-style-name="Default"/>
        <table:table-column table:style-name="co174" table:default-cell-style-name="Default"/>
        <table:table-column table:style-name="co44" table:default-cell-style-name="Default"/>
        <table:table-column table:style-name="co12" table:default-cell-style-name="Default"/>
        <table:table-column table:style-name="co183" table:default-cell-style-name="Default"/>
        <table:table-column table:style-name="co137" table:default-cell-style-name="Default"/>
        <table:table-column table:style-name="co188" table:default-cell-style-name="Default"/>
        <table:table-column table:style-name="co14" table:default-cell-style-name="Default"/>
        <table:table-column table:style-name="co229" table:default-cell-style-name="Default"/>
        <table:table-column table:style-name="co14" table:default-cell-style-name="Default"/>
        <table:table-column table:style-name="co230" table:default-cell-style-name="Default"/>
        <table:table-column table:style-name="co135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66" table:default-cell-style-name="Default"/>
        <table:table-column table:style-name="co9" table:default-cell-style-name="Default"/>
        <table:table-column table:style-name="co83" table:default-cell-style-name="Default"/>
        <table:table-column table:style-name="co10" table:default-cell-style-name="Default"/>
        <table:table-column table:style-name="co133" table:default-cell-style-name="Default"/>
        <table:table-column table:style-name="co215" table:default-cell-style-name="Default"/>
        <table:table-column table:style-name="co231" table:default-cell-style-name="Default"/>
        <table:table-column table:style-name="co9" table:default-cell-style-name="Default"/>
        <table:table-column table:style-name="co144" table:default-cell-style-name="Default"/>
        <table:table-column table:style-name="co9" table:default-cell-style-name="Default"/>
        <table:table-column table:style-name="co232" table:default-cell-style-name="Default"/>
        <table:table-column table:style-name="co14" table:default-cell-style-name="Default"/>
        <table:table-column table:style-name="co66" table:default-cell-style-name="Default"/>
        <table:table-column table:style-name="co9" table:default-cell-style-name="Default"/>
        <table:table-column table:style-name="co199" table:default-cell-style-name="Default"/>
        <table:table-column table:style-name="co233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44" table:default-cell-style-name="Default"/>
        <table:table-column table:style-name="co9" table:default-cell-style-name="Default"/>
        <table:table-column table:style-name="co133" table:default-cell-style-name="Default"/>
        <table:table-column table:style-name="co175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56" table:default-cell-style-name="Default"/>
        <table:table-column table:style-name="co47" table:default-cell-style-name="Default"/>
        <table:table-column table:style-name="co234" table:default-cell-style-name="Default"/>
        <table:table-column table:style-name="co235" table:default-cell-style-name="Default"/>
        <table:table-column table:style-name="co14" table:default-cell-style-name="Default"/>
        <table:table-column table:style-name="co79" table:default-cell-style-name="Default"/>
        <table:table-column table:style-name="co123" table:default-cell-style-name="Default"/>
        <table:table-column table:style-name="co9" table:default-cell-style-name="Default"/>
        <table:table-column table:style-name="co44" table:default-cell-style-name="Default"/>
        <table:table-column table:style-name="co9" table:default-cell-style-name="Default"/>
        <table:table-column table:style-name="co22" table:default-cell-style-name="Default"/>
        <table:table-column table:style-name="co100" table:default-cell-style-name="Default"/>
        <table:table-column table:style-name="co12" table:default-cell-style-name="Default"/>
        <table:table-column table:style-name="co50" table:default-cell-style-name="Default"/>
        <table:table-column table:style-name="co20" table:default-cell-style-name="Default"/>
        <table:table-column table:style-name="co8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164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6" table:default-cell-style-name="Default"/>
        <table:table-column table:style-name="co14" table:default-cell-style-name="Default"/>
        <table:table-column table:style-name="co174" table:default-cell-style-name="Default"/>
        <table:table-column table:style-name="co236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127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7" table:default-cell-style-name="Default"/>
        <table:table-column table:style-name="co10" table:default-cell-style-name="Default"/>
        <table:table-column table:style-name="co147" table:default-cell-style-name="Default"/>
        <table:table-column table:style-name="co12" table:default-cell-style-name="Default"/>
        <table:table-column table:style-name="co145" table:default-cell-style-name="Default"/>
        <table:table-column table:style-name="co47" table:default-cell-style-name="Default"/>
        <table:table-column table:style-name="co64" table:default-cell-style-name="Default"/>
        <table:table-column table:style-name="co120" table:default-cell-style-name="Default"/>
        <table:table-column table:style-name="co9" table:default-cell-style-name="Default"/>
        <table:table-column table:style-name="co104" table:default-cell-style-name="Default"/>
        <table:table-column table:style-name="co9" table:default-cell-style-name="Default"/>
        <table:table-column table:style-name="co215" table:default-cell-style-name="Default"/>
        <table:table-column table:style-name="co47" table:default-cell-style-name="Default"/>
        <table:table-column table:style-name="co231" table:default-cell-style-name="Default"/>
        <table:table-column table:style-name="co238" table:default-cell-style-name="Default"/>
        <table:table-column table:style-name="co9" table:default-cell-style-name="Default"/>
        <table:table-column table:style-name="co102" table:default-cell-style-name="Default"/>
        <table:table-column table:style-name="co9" table:default-cell-style-name="Default"/>
        <table:table-column table:style-name="co22" table:default-cell-style-name="Default"/>
        <table:table-column table:style-name="co48" table:default-cell-style-name="Default"/>
        <table:table-column table:style-name="co239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93" table:default-cell-style-name="Default"/>
        <table:table-column table:style-name="co9" table:default-cell-style-name="Default"/>
        <table:table-column table:style-name="co6" table:default-cell-style-name="Default"/>
        <table:table-column table:style-name="co22" table:default-cell-style-name="Default"/>
        <table:table-column table:style-name="co9" table:default-cell-style-name="Default"/>
        <table:table-column table:style-name="co15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2" table:default-cell-style-name="Default"/>
        <table:table-column table:style-name="co14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77" table:default-cell-style-name="Default"/>
        <table:table-column table:style-name="co12" table:default-cell-style-name="Default"/>
        <table:table-column table:style-name="co107" table:default-cell-style-name="Default"/>
        <table:table-column table:style-name="co155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80" table:default-cell-style-name="Default"/>
        <table:table-column table:style-name="co223" table:default-cell-style-name="Default"/>
        <table:table-column table:style-name="co14" table:default-cell-style-name="Default"/>
        <table:table-column table:style-name="co204" table:default-cell-style-name="Default"/>
        <table:table-column table:style-name="co9" table:default-cell-style-name="Default"/>
        <table:table-column table:style-name="co240" table:default-cell-style-name="Default"/>
        <table:table-column table:style-name="co9" table:default-cell-style-name="Default"/>
        <table:table-column table:style-name="co190" table:default-cell-style-name="Default"/>
        <table:table-column table:style-name="co241" table:default-cell-style-name="Default"/>
        <table:table-column table:style-name="co217" table:default-cell-style-name="Default"/>
        <table:table-column table:style-name="co9" table:default-cell-style-name="Default"/>
        <table:table-column table:style-name="co69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0" table:default-cell-style-name="Default"/>
        <table:table-column table:style-name="co242" table:default-cell-style-name="Default"/>
        <table:table-column table:style-name="co9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51" table:default-cell-style-name="Default"/>
        <table:table-column table:style-name="co10" table:default-cell-style-name="Default"/>
        <table:table-column table:style-name="co243" table:default-cell-style-name="Default"/>
        <table:table-column table:style-name="co72" table:default-cell-style-name="Default"/>
        <table:table-column table:style-name="co138" table:default-cell-style-name="Default"/>
        <table:table-column table:style-name="co61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41" table:default-cell-style-name="Default"/>
        <table:table-column table:style-name="co13" table:default-cell-style-name="Default"/>
        <table:table-column table:style-name="co205" table:default-cell-style-name="Default"/>
        <table:table-column table:style-name="co9" table:default-cell-style-name="Default"/>
        <table:table-column table:style-name="co23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60" table:default-cell-style-name="Default"/>
        <table:table-column table:style-name="co244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122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45" table:default-cell-style-name="Default"/>
        <table:table-column table:style-name="co246" table:default-cell-style-name="Default"/>
        <table:table-column table:style-name="co10" table:number-columns-repeated="2" table:default-cell-style-name="Default"/>
        <table:table-column table:style-name="co150" table:default-cell-style-name="Default"/>
        <table:table-column table:style-name="co242" table:default-cell-style-name="Default"/>
        <table:table-column table:style-name="co14" table:default-cell-style-name="Default"/>
        <table:table-column table:style-name="co247" table:default-cell-style-name="Default"/>
        <table:table-column table:style-name="co125" table:default-cell-style-name="Default"/>
        <table:table-column table:style-name="co248" table:default-cell-style-name="Default"/>
        <table:table-column table:style-name="co12" table:default-cell-style-name="Default"/>
        <table:table-column table:style-name="co47" table:default-cell-style-name="Default"/>
        <table:table-column table:style-name="co249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47" table:default-cell-style-name="Default"/>
        <table:table-column table:style-name="co249" table:default-cell-style-name="Default"/>
        <table:table-column table:style-name="co37" table:default-cell-style-name="Default"/>
        <table:table-column table:style-name="co125" table:default-cell-style-name="Default"/>
        <table:table-column table:style-name="co184" table:default-cell-style-name="Default"/>
        <table:table-column table:style-name="co198" table:default-cell-style-name="Default"/>
        <table:table-column table:style-name="co9" table:default-cell-style-name="Default"/>
        <table:table-column table:style-name="co117" table:default-cell-style-name="Default"/>
        <table:table-column table:style-name="co250" table:default-cell-style-name="Default"/>
        <table:table-column table:style-name="co14" table:number-columns-repeated="2" table:default-cell-style-name="Default"/>
        <table:table-column table:style-name="co197" table:default-cell-style-name="Default"/>
        <table:table-column table:style-name="co251" table:default-cell-style-name="Default"/>
        <table:table-column table:style-name="co14" table:default-cell-style-name="Default"/>
        <table:table-column table:style-name="co60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230" table:default-cell-style-name="Default"/>
        <table:table-column table:style-name="co124" table:default-cell-style-name="Default"/>
        <table:table-column table:style-name="co25" table:number-columns-repeated="2" table:default-cell-style-name="Default"/>
        <table:table-column table:style-name="co15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47" table:default-cell-style-name="Default"/>
        <table:table-column table:style-name="co128" table:default-cell-style-name="Default"/>
        <table:table-column table:style-name="co9" table:default-cell-style-name="Default"/>
        <table:table-column table:style-name="co67" table:default-cell-style-name="Default"/>
        <table:table-column table:style-name="co9" table:default-cell-style-name="Default"/>
        <table:table-column table:style-name="co252" table:default-cell-style-name="Default"/>
        <table:table-column table:style-name="co80" table:default-cell-style-name="Default"/>
        <table:table-column table:style-name="co14" table:default-cell-style-name="Default"/>
        <table:table-column table:style-name="co174" table:default-cell-style-name="Default"/>
        <table:table-column table:style-name="co173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127" table:default-cell-style-name="Default"/>
        <table:table-column table:style-name="co224" table:default-cell-style-name="Default"/>
        <table:table-column table:style-name="co253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228" table:default-cell-style-name="Default"/>
        <table:table-row table:style-name="ro1">
          <table:table-cell office:value-type="string">
            <text:p>PassengerId,Survived,Pclass,Name,Sex,Age,SibSp,Parch,Ticket,Fare,Cabin,Embarked,,,,,,,,,,,,,,</text:p>
          </table:table-cell>
          <table:table-cell table:number-columns-repeated="1023"/>
        </table:table-row>
        <table:table-row table:style-name="ro1">
          <table:table-cell office:value-type="string">
            <text:p>1,0,3,"Braund,</text:p>
          </table:table-cell>
          <table:table-cell office:value-type="string">
            <text:p>Mr.</text:p>
          </table:table-cell>
          <table:table-cell office:value-type="string">
            <text:p>Owen</text:p>
          </table:table-cell>
          <table:table-cell office:value-type="string">
            <text:p>Harris",male,22,1,0,A/5</text:p>
          </table:table-cell>
          <table:table-cell office:value-type="string">
            <text:p>21171,7.25,,S,,,,,,,,,,,,,,</text:p>
          </table:table-cell>
          <table:table-cell table:number-columns-repeated="1019"/>
        </table:table-row>
        <table:table-row table:style-name="ro1">
          <table:table-cell office:value-type="string">
            <text:p>2,1,1,"Cumings,</text:p>
          </table:table-cell>
          <table:table-cell office:value-type="string">
            <text:p>Mrs.</text:p>
          </table:table-cell>
          <table:table-cell office:value-type="string">
            <text:p>John</text:p>
          </table:table-cell>
          <table:table-cell office:value-type="string">
            <text:p>Bradley</text:p>
          </table:table-cell>
          <table:table-cell office:value-type="string">
            <text:p>(Florence</text:p>
          </table:table-cell>
          <table:table-cell office:value-type="string">
            <text:p>Briggs</text:p>
          </table:table-cell>
          <table:table-cell office:value-type="string">
            <text:p>Thayer)",female,38,1,0,PC</text:p>
          </table:table-cell>
          <table:table-cell office:value-type="string">
            <text:p>17599,71.2833,C85,C,,,,,,,,,,,,,,</text:p>
          </table:table-cell>
          <table:table-cell table:number-columns-repeated="1016"/>
        </table:table-row>
        <table:table-row table:style-name="ro1">
          <table:table-cell office:value-type="string">
            <text:p>3,1,3,"Heikkinen,</text:p>
          </table:table-cell>
          <table:table-cell office:value-type="string">
            <text:p>Miss.</text:p>
          </table:table-cell>
          <table:table-cell office:value-type="string">
            <text:p>Laina",female,26,0,0,STON/O2.</text:p>
          </table:table-cell>
          <table:table-cell office:value-type="string">
            <text:p>3101282,7.925,,S,,,,,,,,,,,,,,</text:p>
          </table:table-cell>
          <table:table-cell table:number-columns-repeated="1020"/>
        </table:table-row>
        <table:table-row table:style-name="ro1">
          <table:table-cell office:value-type="string">
            <text:p>4,1,1,"Futrelle,</text:p>
          </table:table-cell>
          <table:table-cell office:value-type="string">
            <text:p>Mrs.</text:p>
          </table:table-cell>
          <table:table-cell office:value-type="string">
            <text:p>Jacques</text:p>
          </table:table-cell>
          <table:table-cell office:value-type="string">
            <text:p>Heath</text:p>
          </table:table-cell>
          <table:table-cell office:value-type="string">
            <text:p>(Lily</text:p>
          </table:table-cell>
          <table:table-cell office:value-type="string">
            <text:p>May</text:p>
          </table:table-cell>
          <table:table-cell office:value-type="string">
            <text:p>Peel)",female,35,1,0,113803,53.1,C123,S,,,,,,,,,,,,,,</text:p>
          </table:table-cell>
          <table:table-cell table:number-columns-repeated="1017"/>
        </table:table-row>
        <table:table-row table:style-name="ro1">
          <table:table-cell office:value-type="string">
            <text:p>5,0,3,"Allen,</text:p>
          </table:table-cell>
          <table:table-cell office:value-type="string">
            <text:p>Mr.</text:p>
          </table:table-cell>
          <table:table-cell office:value-type="string">
            <text:p>William</text:p>
          </table:table-cell>
          <table:table-cell office:value-type="string">
            <text:p>Henry",male,35,0,0,373450,8.05,,S,,,,,,,,,,,,,,</text:p>
          </table:table-cell>
          <table:table-cell table:number-columns-repeated="1020"/>
        </table:table-row>
        <table:table-row table:style-name="ro1">
          <table:table-cell office:value-type="string">
            <text:p>6,0,3,"Moran,</text:p>
          </table:table-cell>
          <table:table-cell office:value-type="string">
            <text:p>Mr.</text:p>
          </table:table-cell>
          <table:table-cell office:value-type="string">
            <text:p>James",male,,0,0,330877,8.4583,,Q,,,,,,,,,,,,,,</text:p>
          </table:table-cell>
          <table:table-cell table:number-columns-repeated="1021"/>
        </table:table-row>
        <table:table-row table:style-name="ro1">
          <table:table-cell office:value-type="string">
            <text:p>7,0,1,"McCarthy,</text:p>
          </table:table-cell>
          <table:table-cell office:value-type="string">
            <text:p>Mr.</text:p>
          </table:table-cell>
          <table:table-cell office:value-type="string">
            <text:p>Timothy</text:p>
          </table:table-cell>
          <table:table-cell office:value-type="string">
            <text:p>J",male,54,0,0,17463,51.8625,E46,S,,,,,,,,,,,,,,</text:p>
          </table:table-cell>
          <table:table-cell table:number-columns-repeated="1020"/>
        </table:table-row>
        <table:table-row table:style-name="ro1">
          <table:table-cell office:value-type="string">
            <text:p>8,0,3,"Palsson,</text:p>
          </table:table-cell>
          <table:table-cell office:value-type="string">
            <text:p>Master.</text:p>
          </table:table-cell>
          <table:table-cell office:value-type="string">
            <text:p>Gosta</text:p>
          </table:table-cell>
          <table:table-cell office:value-type="string">
            <text:p>Leonard",male,2,3,1,349909,21.075,,S,,,,,,,,,,,,,,</text:p>
          </table:table-cell>
          <table:table-cell table:number-columns-repeated="1020"/>
        </table:table-row>
        <table:table-row table:style-name="ro1">
          <table:table-cell office:value-type="string">
            <text:p>9,1,3,"Johnson,</text:p>
          </table:table-cell>
          <table:table-cell office:value-type="string">
            <text:p>Mrs.</text:p>
          </table:table-cell>
          <table:table-cell office:value-type="string">
            <text:p>Oscar</text:p>
          </table:table-cell>
          <table:table-cell office:value-type="string">
            <text:p>W</text:p>
          </table:table-cell>
          <table:table-cell office:value-type="string">
            <text:p>(Elisabeth</text:p>
          </table:table-cell>
          <table:table-cell office:value-type="string">
            <text:p>Vilhelmina</text:p>
          </table:table-cell>
          <table:table-cell office:value-type="string">
            <text:p>Berg)",female,27,0,2,347742,11.1333,,S,,,,,,,,,,,,,,</text:p>
          </table:table-cell>
          <table:table-cell table:number-columns-repeated="1017"/>
        </table:table-row>
        <table:table-row table:style-name="ro1">
          <table:table-cell office:value-type="string">
            <text:p>10,1,2,"Nasser,</text:p>
          </table:table-cell>
          <table:table-cell office:value-type="string">
            <text:p>Mrs.</text:p>
          </table:table-cell>
          <table:table-cell office:value-type="string">
            <text:p>Nicholas</text:p>
          </table:table-cell>
          <table:table-cell office:value-type="string">
            <text:p>(Adele</text:p>
          </table:table-cell>
          <table:table-cell office:value-type="string">
            <text:p>Achem)",female,14,1,0,237736,30.0708,,C,,,,,,,,,,,,,,</text:p>
          </table:table-cell>
          <table:table-cell table:number-columns-repeated="1019"/>
        </table:table-row>
        <table:table-row table:style-name="ro1">
          <table:table-cell office:value-type="string">
            <text:p>11,1,3,"Sandstrom,</text:p>
          </table:table-cell>
          <table:table-cell office:value-type="string">
            <text:p>Miss.</text:p>
          </table:table-cell>
          <table:table-cell office:value-type="string">
            <text:p>Marguerite</text:p>
          </table:table-cell>
          <table:table-cell office:value-type="string">
            <text:p>Rut",female,4,1,1,PP</text:p>
          </table:table-cell>
          <table:table-cell office:value-type="string">
            <text:p>9549,16.7,G6,S,,,,,,,,,,,,,,</text:p>
          </table:table-cell>
          <table:table-cell table:number-columns-repeated="1019"/>
        </table:table-row>
        <table:table-row table:style-name="ro1">
          <table:table-cell office:value-type="string">
            <text:p>12,1,1,"Bonnell,</text:p>
          </table:table-cell>
          <table:table-cell office:value-type="string">
            <text:p>Miss.</text:p>
          </table:table-cell>
          <table:table-cell office:value-type="string">
            <text:p>Elizabeth",female,58,0,0,113783,26.55,C103,S,,,,,,,,,,,,,,</text:p>
          </table:table-cell>
          <table:table-cell table:number-columns-repeated="1021"/>
        </table:table-row>
        <table:table-row table:style-name="ro1">
          <table:table-cell office:value-type="string">
            <text:p>13,0,3,"Saundercock,</text:p>
          </table:table-cell>
          <table:table-cell office:value-type="string">
            <text:p>Mr.</text:p>
          </table:table-cell>
          <table:table-cell office:value-type="string">
            <text:p>William</text:p>
          </table:table-cell>
          <table:table-cell office:value-type="string">
            <text:p>Henry",male,20,0,0,A/5.</text:p>
          </table:table-cell>
          <table:table-cell office:value-type="string">
            <text:p>2151,8.05,,S,,,,,,,,,,,,,,</text:p>
          </table:table-cell>
          <table:table-cell table:number-columns-repeated="1019"/>
        </table:table-row>
        <table:table-row table:style-name="ro1">
          <table:table-cell office:value-type="string">
            <text:p>14,0,3,"Andersson,</text:p>
          </table:table-cell>
          <table:table-cell office:value-type="string">
            <text:p>Mr.</text:p>
          </table:table-cell>
          <table:table-cell office:value-type="string">
            <text:p>Anders</text:p>
          </table:table-cell>
          <table:table-cell office:value-type="string">
            <text:p>Johan",male,39,1,5,347082,31.275,,S,,,,,,,,,,,,,,</text:p>
          </table:table-cell>
          <table:table-cell table:number-columns-repeated="1020"/>
        </table:table-row>
        <table:table-row table:style-name="ro1">
          <table:table-cell office:value-type="string">
            <text:p>15,0,3,"Vestrom,</text:p>
          </table:table-cell>
          <table:table-cell office:value-type="string">
            <text:p>Miss.</text:p>
          </table:table-cell>
          <table:table-cell office:value-type="string">
            <text:p>Hulda</text:p>
          </table:table-cell>
          <table:table-cell office:value-type="string">
            <text:p>Amanda</text:p>
          </table:table-cell>
          <table:table-cell office:value-type="string">
            <text:p>Adolfina",female,14,0,0,350406,7.8542,,S,,,,,,,,,,,,,,</text:p>
          </table:table-cell>
          <table:table-cell table:number-columns-repeated="1019"/>
        </table:table-row>
        <table:table-row table:style-name="ro2">
          <table:table-cell office:value-type="string">
            <text:p>16,1,2,"Hewlett,</text:p>
          </table:table-cell>
          <table:table-cell office:value-type="string">
            <text:p>Mrs.</text:p>
          </table:table-cell>
          <table:table-cell office:value-type="string">
            <text:p>(Mary</text:p>
          </table:table-cell>
          <table:table-cell office:value-type="string">
            <text:p>D</text:p>
          </table:table-cell>
          <table:table-cell office:value-type="string">
            <text:p>Kingcome)</text:p>
          </table:table-cell>
          <table:table-cell office:value-type="string">
            <text:p>,female,55,0,0,248706,16,,S,,,,,,,,,,,,,,</text:p>
            <text:p>17,0,3,Rice,</text:p>
          </table:table-cell>
          <table:table-cell office:value-type="string">
            <text:p>Master.</text:p>
          </table:table-cell>
          <table:table-cell office:value-type="string">
            <text:p>Eugene",male,2,4,1,382652,29.125,,Q,,,,,,,,,,,,,,</text:p>
            <text:p>18,1,2,"Williams,</text:p>
          </table:table-cell>
          <table:table-cell office:value-type="string">
            <text:p>Mr.</text:p>
          </table:table-cell>
          <table:table-cell office:value-type="string">
            <text:p>Charles</text:p>
          </table:table-cell>
          <table:table-cell office:value-type="string">
            <text:p>Eugene",male,,0,0,244373,13,,S,,,,,,,,,,,,,,</text:p>
            <text:p>19,0,3,"Vander</text:p>
          </table:table-cell>
          <table:table-cell office:value-type="string">
            <text:p>Planke,</text:p>
          </table:table-cell>
          <table:table-cell office:value-type="string">
            <text:p>Mrs.</text:p>
          </table:table-cell>
          <table:table-cell office:value-type="string">
            <text:p>Julius</text:p>
          </table:table-cell>
          <table:table-cell office:value-type="string">
            <text:p>(Emelia</text:p>
          </table:table-cell>
          <table:table-cell office:value-type="string">
            <text:p>Maria</text:p>
          </table:table-cell>
          <table:table-cell office:value-type="string">
            <text:p>Vandemoortele)",female,31,1,0,345763,18,,S,,,,,,,,,,,,,,</text:p>
            <text:p>20,1,3,"Masselmani,</text:p>
          </table:table-cell>
          <table:table-cell office:value-type="string">
            <text:p>Mrs.</text:p>
          </table:table-cell>
          <table:table-cell office:value-type="string">
            <text:p>Fatima",female,,0,0,2649,7.225,,C,,,,,,,,,,,,,,</text:p>
            <text:p>21,0,2,"Fynney,</text:p>
          </table:table-cell>
          <table:table-cell office:value-type="string">
            <text:p>Mr.</text:p>
          </table:table-cell>
          <table:table-cell office:value-type="string">
            <text:p>Joseph</text:p>
          </table:table-cell>
          <table:table-cell office:value-type="string">
            <text:p>J",male,35,0,0,239865,26,,S,,,,,,,,,,,,,,</text:p>
            <text:p>22,1,2,"Beesley,</text:p>
          </table:table-cell>
          <table:table-cell office:value-type="string">
            <text:p>Mr.</text:p>
          </table:table-cell>
          <table:table-cell office:value-type="string">
            <text:p>Lawrence",male,34,0,0,248698,13,D56,S,,,,,,,,,,,,,,</text:p>
            <text:p>23,1,3,"McGowan,</text:p>
          </table:table-cell>
          <table:table-cell office:value-type="string">
            <text:p>Miss.</text:p>
          </table:table-cell>
          <table:table-cell office:value-type="string">
            <text:p>Anna</text:p>
          </table:table-cell>
          <table:table-cell office:value-type="string">
            <text:p>Annie""",female,15,0,0,330923,8.0292,,Q,,,,,,,,,,,,,,</text:p>
            <text:p>24,1,1,"Sloper,</text:p>
          </table:table-cell>
          <table:table-cell office:value-type="string">
            <text:p>Mr.</text:p>
          </table:table-cell>
          <table:table-cell office:value-type="string">
            <text:p>William</text:p>
          </table:table-cell>
          <table:table-cell office:value-type="string">
            <text:p>Thompson",male,28,0,0,113788,35.5,A6,S,,,,,,,,,,,,,,</text:p>
            <text:p>25,0,3,"Palsson,</text:p>
          </table:table-cell>
          <table:table-cell office:value-type="string">
            <text:p>Miss.</text:p>
          </table:table-cell>
          <table:table-cell office:value-type="string">
            <text:p>Torborg</text:p>
          </table:table-cell>
          <table:table-cell office:value-type="string">
            <text:p>Danira",female,8,3,1,349909,21.075,,S,,,,,,,,,,,,,,</text:p>
            <text:p>26,1,3,"Asplund,</text:p>
          </table:table-cell>
          <table:table-cell office:value-type="string">
            <text:p>Mrs.</text:p>
          </table:table-cell>
          <table:table-cell office:value-type="string">
            <text:p>Carl</text:p>
          </table:table-cell>
          <table:table-cell office:value-type="string">
            <text:p>Oscar</text:p>
          </table:table-cell>
          <table:table-cell office:value-type="string">
            <text:p>(Selma</text:p>
          </table:table-cell>
          <table:table-cell office:value-type="string">
            <text:p>Augusta</text:p>
          </table:table-cell>
          <table:table-cell office:value-type="string">
            <text:p>Emilia</text:p>
          </table:table-cell>
          <table:table-cell office:value-type="string">
            <text:p>Johansson)",female,38,1,5,347077,31.3875,,S,,,,,,,,,,,,,,</text:p>
            <text:p>27,0,3,"Emir,</text:p>
          </table:table-cell>
          <table:table-cell office:value-type="string">
            <text:p>Mr.</text:p>
          </table:table-cell>
          <table:table-cell office:value-type="string">
            <text:p>Farred</text:p>
          </table:table-cell>
          <table:table-cell office:value-type="string">
            <text:p>Chehab",male,,0,0,2631,7.225,,C,,,,,,,,,,,,,,</text:p>
            <text:p>28,0,1,"Fortune,</text:p>
          </table:table-cell>
          <table:table-cell office:value-type="string">
            <text:p>Mr.</text:p>
          </table:table-cell>
          <table:table-cell office:value-type="string">
            <text:p>Charles</text:p>
          </table:table-cell>
          <table:table-cell office:value-type="string">
            <text:p>Alexander",male,19,3,2,19950,263,C23</text:p>
          </table:table-cell>
          <table:table-cell office:value-type="string">
            <text:p>C25</text:p>
          </table:table-cell>
          <table:table-cell office:value-type="string">
            <text:p>C27,S,,,,,,,,,,,,,,</text:p>
            <text:p>29,1,3,"O'Dwyer,</text:p>
          </table:table-cell>
          <table:table-cell office:value-type="string">
            <text:p>Miss.</text:p>
          </table:table-cell>
          <table:table-cell office:value-type="string">
            <text:p>Ellen</text:p>
          </table:table-cell>
          <table:table-cell office:value-type="string">
            <text:p>Nellie""",female,,0,0,330959,7.8792,,Q,,,,,,,,,,,,,,</text:p>
            <text:p>30,0,3,"Todoroff,</text:p>
          </table:table-cell>
          <table:table-cell office:value-type="string">
            <text:p>Mr.</text:p>
          </table:table-cell>
          <table:table-cell office:value-type="string">
            <text:p>Lalio",male,,0,0,349216,7.8958,,S,,,,,,,,,,,,,,</text:p>
            <text:p>31,0,1,"Uruchurtu,</text:p>
          </table:table-cell>
          <table:table-cell office:value-type="string">
            <text:p>Don.</text:p>
          </table:table-cell>
          <table:table-cell office:value-type="string">
            <text:p>Manuel</text:p>
          </table:table-cell>
          <table:table-cell office:value-type="string">
            <text:p>E",male,40,0,0,PC</text:p>
          </table:table-cell>
          <table:table-cell office:value-type="string">
            <text:p>17601,27.7208,,C,,,,,,,,,,,,,,</text:p>
            <text:p>32,1,1,"Spencer,</text:p>
          </table:table-cell>
          <table:table-cell office:value-type="string">
            <text:p>Mrs.</text:p>
          </table:table-cell>
          <table:table-cell office:value-type="string">
            <text:p>William</text:p>
          </table:table-cell>
          <table:table-cell office:value-type="string">
            <text:p>Augustus</text:p>
          </table:table-cell>
          <table:table-cell office:value-type="string">
            <text:p>(Marie</text:p>
          </table:table-cell>
          <table:table-cell office:value-type="string">
            <text:p>Eugenie)",female,,1,0,PC</text:p>
          </table:table-cell>
          <table:table-cell office:value-type="string">
            <text:p>17569,146.5208,B78,C,,,,,,,,,,,,,,</text:p>
            <text:p>33,1,3,"Glynn,</text:p>
          </table:table-cell>
          <table:table-cell office:value-type="string">
            <text:p>Miss.</text:p>
          </table:table-cell>
          <table:table-cell office:value-type="string">
            <text:p>Mary</text:p>
          </table:table-cell>
          <table:table-cell office:value-type="string">
            <text:p>Agatha",female,,0,0,335677,7.75,,Q,,,,,,,,,,,,,,</text:p>
            <text:p>34,0,2,"Wheadon,</text:p>
          </table:table-cell>
          <table:table-cell office:value-type="string">
            <text:p>Mr.</text:p>
          </table:table-cell>
          <table:table-cell office:value-type="string">
            <text:p>Edward</text:p>
          </table:table-cell>
          <table:table-cell office:value-type="string">
            <text:p>H",male,66,0,0,C.A.</text:p>
          </table:table-cell>
          <table:table-cell office:value-type="string">
            <text:p>24579,10.5,,S,,,,,,,,,,,,,,</text:p>
            <text:p>35,0,1,"Meyer,</text:p>
          </table:table-cell>
          <table:table-cell office:value-type="string">
            <text:p>Mr.</text:p>
          </table:table-cell>
          <table:table-cell office:value-type="string">
            <text:p>Edgar</text:p>
          </table:table-cell>
          <table:table-cell office:value-type="string">
            <text:p>Joseph",male,28,1,0,PC</text:p>
          </table:table-cell>
          <table:table-cell office:value-type="string">
            <text:p>17604,82.1708,,C,,,,,,,,,,,,,,</text:p>
            <text:p>36,0,1,"Holverson,</text:p>
          </table:table-cell>
          <table:table-cell office:value-type="string">
            <text:p>Mr.</text:p>
          </table:table-cell>
          <table:table-cell office:value-type="string">
            <text:p>Alexander</text:p>
          </table:table-cell>
          <table:table-cell office:value-type="string">
            <text:p>Oskar",male,42,1,0,113789,52,,S,,,,,,,,,,,,,,</text:p>
            <text:p>37,1,3,"Mamee,</text:p>
          </table:table-cell>
          <table:table-cell office:value-type="string">
            <text:p>Mr.</text:p>
          </table:table-cell>
          <table:table-cell office:value-type="string">
            <text:p>Hanna",male,,0,0,2677,7.2292,,C,,,,,,,,,,,,,,</text:p>
            <text:p>38,0,3,"Cann,</text:p>
          </table:table-cell>
          <table:table-cell office:value-type="string">
            <text:p>Mr.</text:p>
          </table:table-cell>
          <table:table-cell office:value-type="string">
            <text:p>Ernest</text:p>
          </table:table-cell>
          <table:table-cell office:value-type="string">
            <text:p>Charles",male,21,0,0,A./5.</text:p>
          </table:table-cell>
          <table:table-cell office:value-type="string">
            <text:p>2152,8.05,,S,,,,,,,,,,,,,,</text:p>
            <text:p>39,0,3,"Vander</text:p>
          </table:table-cell>
          <table:table-cell office:value-type="string">
            <text:p>Planke,</text:p>
          </table:table-cell>
          <table:table-cell office:value-type="string">
            <text:p>Miss.</text:p>
          </table:table-cell>
          <table:table-cell office:value-type="string">
            <text:p>Augusta</text:p>
          </table:table-cell>
          <table:table-cell office:value-type="string">
            <text:p>Maria",female,18,2,0,345764,18,,S,,,,,,,,,,,,,,</text:p>
            <text:p>40,1,3,"Nicola-Yarred,</text:p>
          </table:table-cell>
          <table:table-cell office:value-type="string">
            <text:p>Miss.</text:p>
          </table:table-cell>
          <table:table-cell office:value-type="string">
            <text:p>Jamila",female,14,1,0,2651,11.2417,,C,,,,,,,,,,,,,,</text:p>
            <text:p>41,0,3,"Ahlin,</text:p>
          </table:table-cell>
          <table:table-cell office:value-type="string">
            <text:p>Mrs.</text:p>
          </table:table-cell>
          <table:table-cell office:value-type="string">
            <text:p>Johan</text:p>
          </table:table-cell>
          <table:table-cell office:value-type="string">
            <text:p>(Johanna</text:p>
          </table:table-cell>
          <table:table-cell office:value-type="string">
            <text:p>Persdotter</text:p>
          </table:table-cell>
          <table:table-cell office:value-type="string">
            <text:p>Larsson)",female,40,1,0,7546,9.475,,S,,,,,,,,,,,,,,</text:p>
            <text:p>42,0,2,"Turpin,</text:p>
          </table:table-cell>
          <table:table-cell office:value-type="string">
            <text:p>Mrs.</text:p>
          </table:table-cell>
          <table:table-cell office:value-type="string">
            <text:p>William</text:p>
          </table:table-cell>
          <table:table-cell office:value-type="string">
            <text:p>John</text:p>
          </table:table-cell>
          <table:table-cell office:value-type="string">
            <text:p>Robert</text:p>
          </table:table-cell>
          <table:table-cell office:value-type="string">
            <text:p>(Dorothy</text:p>
          </table:table-cell>
          <table:table-cell office:value-type="string">
            <text:p>Ann</text:p>
          </table:table-cell>
          <table:table-cell office:value-type="string">
            <text:p>Wonnacott)",female,27,1,0,11668,21,,S,,,,,,,,,,,,,,</text:p>
            <text:p>43,0,3,"Kraeff,</text:p>
          </table:table-cell>
          <table:table-cell office:value-type="string">
            <text:p>Mr.</text:p>
          </table:table-cell>
          <table:table-cell office:value-type="string">
            <text:p>Theodor",male,,0,0,349253,7.8958,,C,,,,,,,,,,,,,,</text:p>
            <text:p>44,1,2,"Laroche,</text:p>
          </table:table-cell>
          <table:table-cell office:value-type="string">
            <text:p>Miss.</text:p>
          </table:table-cell>
          <table:table-cell office:value-type="string">
            <text:p>Simonne</text:p>
          </table:table-cell>
          <table:table-cell office:value-type="string">
            <text:p>Marie</text:p>
          </table:table-cell>
          <table:table-cell office:value-type="string">
            <text:p>Anne</text:p>
          </table:table-cell>
          <table:table-cell office:value-type="string">
            <text:p>Andree",female,3,1,2,SC/Paris</text:p>
          </table:table-cell>
          <table:table-cell office:value-type="string">
            <text:p>2123,41.5792,,C,,,,,,,,,,,,,,</text:p>
            <text:p>45,1,3,"Devaney,</text:p>
          </table:table-cell>
          <table:table-cell office:value-type="string">
            <text:p>Miss.</text:p>
          </table:table-cell>
          <table:table-cell office:value-type="string">
            <text:p>Margaret</text:p>
          </table:table-cell>
          <table:table-cell office:value-type="string">
            <text:p>Delia",female,19,0,0,330958,7.8792,,Q,,,,,,,,,,,,,,</text:p>
            <text:p>46,0,3,"Rogers,</text:p>
          </table:table-cell>
          <table:table-cell office:value-type="string">
            <text:p>Mr.</text:p>
          </table:table-cell>
          <table:table-cell office:value-type="string">
            <text:p>William</text:p>
          </table:table-cell>
          <table:table-cell office:value-type="string">
            <text:p>John",male,,0,0,S.C./A.4.</text:p>
          </table:table-cell>
          <table:table-cell office:value-type="string">
            <text:p>23567,8.05,,S,,,,,,,,,,,,,,</text:p>
            <text:p>47,0,3,"Lennon,</text:p>
          </table:table-cell>
          <table:table-cell office:value-type="string">
            <text:p>Mr.</text:p>
          </table:table-cell>
          <table:table-cell office:value-type="string">
            <text:p>Denis",male,,1,0,370371,15.5,,Q,,,,,,,,,,,,,,</text:p>
            <text:p>48,1,3,"O'Driscoll,</text:p>
          </table:table-cell>
          <table:table-cell office:value-type="string">
            <text:p>Miss.</text:p>
          </table:table-cell>
          <table:table-cell office:value-type="string">
            <text:p>Bridget",female,,0,0,14311,7.75,,Q,,,,,,,,,,,,,,</text:p>
            <text:p>49,0,3,"Samaan,</text:p>
          </table:table-cell>
          <table:table-cell office:value-type="string">
            <text:p>Mr.</text:p>
          </table:table-cell>
          <table:table-cell office:value-type="string">
            <text:p>Youssef",male,,2,0,2662,21.6792,,C,,,,,,,,,,,,,,</text:p>
            <text:p>50,0,3,"Arnold-Franchi,</text:p>
          </table:table-cell>
          <table:table-cell office:value-type="string">
            <text:p>Mrs.</text:p>
          </table:table-cell>
          <table:table-cell office:value-type="string">
            <text:p>Josef</text:p>
          </table:table-cell>
          <table:table-cell office:value-type="string">
            <text:p>(Josefine</text:p>
          </table:table-cell>
          <table:table-cell office:value-type="string">
            <text:p>Franchi)",female,18,1,0,349237,17.8,,S,,,,,,,,,,,,,,</text:p>
            <text:p>51,0,3,"Panula,</text:p>
          </table:table-cell>
          <table:table-cell office:value-type="string">
            <text:p>Master.</text:p>
          </table:table-cell>
          <table:table-cell office:value-type="string">
            <text:p>Juha</text:p>
          </table:table-cell>
          <table:table-cell office:value-type="string">
            <text:p>Niilo",male,7,4,1,3101295,39.6875,,S,,,,,,,,,,,,,,</text:p>
            <text:p>52,0,3,"Nosworthy,</text:p>
          </table:table-cell>
          <table:table-cell office:value-type="string">
            <text:p>Mr.</text:p>
          </table:table-cell>
          <table:table-cell office:value-type="string">
            <text:p>Richard</text:p>
          </table:table-cell>
          <table:table-cell office:value-type="string">
            <text:p>Cater",male,21,0,0,A/4.</text:p>
          </table:table-cell>
          <table:table-cell office:value-type="string">
            <text:p>39886,7.8,,S,,,,,,,,,,,,,,</text:p>
            <text:p>53,1,1,"Harper,</text:p>
          </table:table-cell>
          <table:table-cell office:value-type="string">
            <text:p>Mrs.</text:p>
          </table:table-cell>
          <table:table-cell office:value-type="string">
            <text:p>Henry</text:p>
          </table:table-cell>
          <table:table-cell office:value-type="string">
            <text:p>Sleeper</text:p>
          </table:table-cell>
          <table:table-cell office:value-type="string">
            <text:p>(Myna</text:p>
          </table:table-cell>
          <table:table-cell office:value-type="string">
            <text:p>Haxtun)",female,49,1,0,PC</text:p>
          </table:table-cell>
          <table:table-cell office:value-type="string">
            <text:p>17572,76.7292,D33,C,,,,,,,,,,,,,,</text:p>
            <text:p>54,1,2,"Faunthorpe,</text:p>
          </table:table-cell>
          <table:table-cell office:value-type="string">
            <text:p>Mrs.</text:p>
          </table:table-cell>
          <table:table-cell office:value-type="string">
            <text:p>Lizzie</text:p>
          </table:table-cell>
          <table:table-cell office:value-type="string">
            <text:p>(Elizabeth</text:p>
          </table:table-cell>
          <table:table-cell office:value-type="string">
            <text:p>Anne</text:p>
          </table:table-cell>
          <table:table-cell office:value-type="string">
            <text:p>Wilkinson)",female,29,1,0,2926,26,,S,,,,,,,,,,,,,,</text:p>
            <text:p>55,0,1,"Ostby,</text:p>
          </table:table-cell>
          <table:table-cell office:value-type="string">
            <text:p>Mr.</text:p>
          </table:table-cell>
          <table:table-cell office:value-type="string">
            <text:p>Engelhart</text:p>
          </table:table-cell>
          <table:table-cell office:value-type="string">
            <text:p>Cornelius",male,65,0,1,113509,61.9792,B30,C,,,,,,,,,,,,,,</text:p>
            <text:p>56,1,1,"Woolner,</text:p>
          </table:table-cell>
          <table:table-cell office:value-type="string">
            <text:p>Mr.</text:p>
          </table:table-cell>
          <table:table-cell office:value-type="string">
            <text:p>Hugh",male,,0,0,19947,35.5,C52,S,,,,,,,,,,,,,,</text:p>
            <text:p>57,1,2,"Rugg,</text:p>
          </table:table-cell>
          <table:table-cell office:value-type="string">
            <text:p>Miss.</text:p>
          </table:table-cell>
          <table:table-cell office:value-type="string">
            <text:p>Emily",female,21,0,0,C.A.</text:p>
          </table:table-cell>
          <table:table-cell office:value-type="string">
            <text:p>31026,10.5,,S,,,,,,,,,,,,,,</text:p>
            <text:p>58,0,3,"Novel,</text:p>
          </table:table-cell>
          <table:table-cell office:value-type="string">
            <text:p>Mr.</text:p>
          </table:table-cell>
          <table:table-cell office:value-type="string">
            <text:p>Mansouer",male,28.5,0,0,2697,7.2292,,C,,,,,,,,,,,,,,</text:p>
            <text:p>59,1,2,"West,</text:p>
          </table:table-cell>
          <table:table-cell office:value-type="string">
            <text:p>Miss.</text:p>
          </table:table-cell>
          <table:table-cell office:value-type="string">
            <text:p>Constance</text:p>
          </table:table-cell>
          <table:table-cell office:value-type="string">
            <text:p>Mirium",female,5,1,2,C.A.</text:p>
          </table:table-cell>
          <table:table-cell office:value-type="string">
            <text:p>34651,27.75,,S,,,,,,,,,,,,,,</text:p>
            <text:p>60,0,3,"Goodwin,</text:p>
          </table:table-cell>
          <table:table-cell office:value-type="string">
            <text:p>Master.</text:p>
          </table:table-cell>
          <table:table-cell office:value-type="string">
            <text:p>William</text:p>
          </table:table-cell>
          <table:table-cell office:value-type="string">
            <text:p>Frederick",male,11,5,2,CA</text:p>
          </table:table-cell>
          <table:table-cell office:value-type="string">
            <text:p>2144,46.9,,S,,,,,,,,,,,,,,</text:p>
            <text:p>61,0,3,"Sirayanian,</text:p>
          </table:table-cell>
          <table:table-cell office:value-type="string">
            <text:p>Mr.</text:p>
          </table:table-cell>
          <table:table-cell office:value-type="string">
            <text:p>Orsen",male,22,0,0,2669,7.2292,,C,,,,,,,,,,,,,,</text:p>
            <text:p>62,1,1,"Icard,</text:p>
          </table:table-cell>
          <table:table-cell office:value-type="string">
            <text:p>Miss.</text:p>
          </table:table-cell>
          <table:table-cell office:value-type="string">
            <text:p>Amelie",female,38,0,0,113572,80,B28,,,,,,,,,,,,,,,</text:p>
            <text:p>63,0,1,"Harris,</text:p>
          </table:table-cell>
          <table:table-cell office:value-type="string">
            <text:p>Mr.</text:p>
          </table:table-cell>
          <table:table-cell office:value-type="string">
            <text:p>Henry</text:p>
          </table:table-cell>
          <table:table-cell office:value-type="string">
            <text:p>Birkhardt",male,45,1,0,36973,83.475,C83,S,,,,,,,,,,,,,,</text:p>
            <text:p>64,0,3,"Skoog,</text:p>
          </table:table-cell>
          <table:table-cell office:value-type="string">
            <text:p>Master.</text:p>
          </table:table-cell>
          <table:table-cell office:value-type="string">
            <text:p>Harald",male,4,3,2,347088,27.9,,S,,,,,,,,,,,,,,</text:p>
            <text:p>65,0,1,"Stewart,</text:p>
          </table:table-cell>
          <table:table-cell office:value-type="string">
            <text:p>Mr.</text:p>
          </table:table-cell>
          <table:table-cell office:value-type="string">
            <text:p>Albert</text:p>
          </table:table-cell>
          <table:table-cell office:value-type="string">
            <text:p>A",male,,0,0,PC</text:p>
          </table:table-cell>
          <table:table-cell office:value-type="string">
            <text:p>17605,27.7208,,C,,,,,,,,,,,,,,</text:p>
            <text:p>66,1,3,"Moubarek,</text:p>
          </table:table-cell>
          <table:table-cell office:value-type="string">
            <text:p>Master.</text:p>
          </table:table-cell>
          <table:table-cell office:value-type="string">
            <text:p>Gerios",male,,1,1,2661,15.2458,,C,,,,,,,,,,,,,,</text:p>
            <text:p>67,1,2,"Nye,</text:p>
          </table:table-cell>
          <table:table-cell office:value-type="string">
            <text:p>Mrs.</text:p>
          </table:table-cell>
          <table:table-cell office:value-type="string">
            <text:p>(Elizabeth</text:p>
          </table:table-cell>
          <table:table-cell office:value-type="string">
            <text:p>Ramell)",female,29,0,0,C.A.</text:p>
          </table:table-cell>
          <table:table-cell office:value-type="string">
            <text:p>29395,10.5,F33,S,,,,,,,,,,,,,,</text:p>
            <text:p>68,0,3,"Crease,</text:p>
          </table:table-cell>
          <table:table-cell office:value-type="string">
            <text:p>Mr.</text:p>
          </table:table-cell>
          <table:table-cell office:value-type="string">
            <text:p>Ernest</text:p>
          </table:table-cell>
          <table:table-cell office:value-type="string">
            <text:p>James",male,19,0,0,S.P.</text:p>
          </table:table-cell>
          <table:table-cell office:value-type="string">
            <text:p>3464,8.1583,,S,,,,,,,,,,,,,,</text:p>
            <text:p>69,1,3,"Andersson,</text:p>
          </table:table-cell>
          <table:table-cell office:value-type="string">
            <text:p>Miss.</text:p>
          </table:table-cell>
          <table:table-cell office:value-type="string">
            <text:p>Erna</text:p>
          </table:table-cell>
          <table:table-cell office:value-type="string">
            <text:p>Alexandra",female,17,4,2,3101281,7.925,,S,,,,,,,,,,,,,,</text:p>
            <text:p>70,0,3,"Kink,</text:p>
          </table:table-cell>
          <table:table-cell office:value-type="string">
            <text:p>Mr.</text:p>
          </table:table-cell>
          <table:table-cell office:value-type="string">
            <text:p>Vincenz",male,26,2,0,315151,8.6625,,S,,,,,,,,,,,,,,</text:p>
            <text:p>71,0,2,"Jenkin,</text:p>
          </table:table-cell>
          <table:table-cell office:value-type="string">
            <text:p>Mr.</text:p>
          </table:table-cell>
          <table:table-cell office:value-type="string">
            <text:p>Stephen</text:p>
          </table:table-cell>
          <table:table-cell office:value-type="string">
            <text:p>Curnow",male,32,0,0,C.A.</text:p>
          </table:table-cell>
          <table:table-cell office:value-type="string">
            <text:p>33111,10.5,,S,,,,,,,,,,,,,,</text:p>
            <text:p>72,0,3,"Goodwin,</text:p>
          </table:table-cell>
          <table:table-cell office:value-type="string">
            <text:p>Miss.</text:p>
          </table:table-cell>
          <table:table-cell office:value-type="string">
            <text:p>Lillian</text:p>
          </table:table-cell>
          <table:table-cell office:value-type="string">
            <text:p>Amy",female,16,5,2,CA</text:p>
          </table:table-cell>
          <table:table-cell office:value-type="string">
            <text:p>2144,46.9,,S,,,,,,,,,,,,,,</text:p>
            <text:p>73,0,2,"Hood,</text:p>
          </table:table-cell>
          <table:table-cell office:value-type="string">
            <text:p>Mr.</text:p>
          </table:table-cell>
          <table:table-cell office:value-type="string">
            <text:p>Ambrose</text:p>
          </table:table-cell>
          <table:table-cell office:value-type="string">
            <text:p>Jr",male,21,0,0,S.O.C.</text:p>
          </table:table-cell>
          <table:table-cell office:value-type="string">
            <text:p>14879,73.5,,S,,,,,,,,,,,,,,</text:p>
            <text:p>74,0,3,"Chronopoulos,</text:p>
          </table:table-cell>
          <table:table-cell office:value-type="string">
            <text:p>Mr.</text:p>
          </table:table-cell>
          <table:table-cell office:value-type="string">
            <text:p>Apostolos",male,26,1,0,2680,14.4542,,C,,,,,,,,,,,,,,</text:p>
            <text:p>75,1,3,"Bing,</text:p>
          </table:table-cell>
          <table:table-cell office:value-type="string">
            <text:p>Mr.</text:p>
          </table:table-cell>
          <table:table-cell office:value-type="string">
            <text:p>Lee",male,32,0,0,1601,56.4958,,S,,,,,,,,,,,,,,</text:p>
            <text:p>76,0,3,"Moen,</text:p>
          </table:table-cell>
          <table:table-cell office:value-type="string">
            <text:p>Mr.</text:p>
          </table:table-cell>
          <table:table-cell office:value-type="string">
            <text:p>Sigurd</text:p>
          </table:table-cell>
          <table:table-cell office:value-type="string">
            <text:p>Hansen",male,25,0,0,348123,7.65,F</text:p>
          </table:table-cell>
          <table:table-cell office:value-type="string">
            <text:p>G73,S,,,,,,,,,,,,,,</text:p>
            <text:p>77,0,3,"Staneff,</text:p>
          </table:table-cell>
          <table:table-cell office:value-type="string">
            <text:p>Mr.</text:p>
          </table:table-cell>
          <table:table-cell office:value-type="string">
            <text:p>Ivan",male,,0,0,349208,7.8958,,S,,,,,,,,,,,,,,</text:p>
            <text:p>78,0,3,"Moutal,</text:p>
          </table:table-cell>
          <table:table-cell office:value-type="string">
            <text:p>Mr.</text:p>
          </table:table-cell>
          <table:table-cell office:value-type="string">
            <text:p>Rahamin</text:p>
          </table:table-cell>
          <table:table-cell office:value-type="string">
            <text:p>Haim",male,,0,0,374746,8.05,,S,,,,,,,,,,,,,,</text:p>
            <text:p>79,1,2,"Caldwell,</text:p>
          </table:table-cell>
          <table:table-cell office:value-type="string">
            <text:p>Master.</text:p>
          </table:table-cell>
          <table:table-cell office:value-type="string">
            <text:p>Alden</text:p>
          </table:table-cell>
          <table:table-cell office:value-type="string">
            <text:p>Gates",male,0.83,0,2,248738,29,,S,,,,,,,,,,,,,,</text:p>
            <text:p>80,1,3,"Dowdell,</text:p>
          </table:table-cell>
          <table:table-cell office:value-type="string">
            <text:p>Miss.</text:p>
          </table:table-cell>
          <table:table-cell office:value-type="string">
            <text:p>Elizabeth",female,30,0,0,364516,12.475,,S,,,,,,,,,,,,,,</text:p>
            <text:p>81,0,3,"Waelens,</text:p>
          </table:table-cell>
          <table:table-cell office:value-type="string">
            <text:p>Mr.</text:p>
          </table:table-cell>
          <table:table-cell office:value-type="string">
            <text:p>Achille",male,22,0,0,345767,9,,S,,,,,,,,,,,,,,</text:p>
            <text:p>82,1,3,"Sheerlinck,</text:p>
          </table:table-cell>
          <table:table-cell office:value-type="string">
            <text:p>Mr.</text:p>
          </table:table-cell>
          <table:table-cell office:value-type="string">
            <text:p>Jan</text:p>
          </table:table-cell>
          <table:table-cell office:value-type="string">
            <text:p>Baptist",male,29,0,0,345779,9.5,,S,,,,,,,,,,,,,,</text:p>
            <text:p>83,1,3,"McDermott,</text:p>
          </table:table-cell>
          <table:table-cell office:value-type="string">
            <text:p>Miss.</text:p>
          </table:table-cell>
          <table:table-cell office:value-type="string">
            <text:p>Brigdet</text:p>
          </table:table-cell>
          <table:table-cell office:value-type="string">
            <text:p>Delia",female,,0,0,330932,7.7875,,Q,,,,,,,,,,,,,,</text:p>
            <text:p>84,0,1,"Carrau,</text:p>
          </table:table-cell>
          <table:table-cell office:value-type="string">
            <text:p>Mr.</text:p>
          </table:table-cell>
          <table:table-cell office:value-type="string">
            <text:p>Francisco</text:p>
          </table:table-cell>
          <table:table-cell office:value-type="string">
            <text:p>M",male,28,0,0,113059,47.1,,S,,,,,,,,,,,,,,</text:p>
            <text:p>85,1,2,"Ilett,</text:p>
          </table:table-cell>
          <table:table-cell office:value-type="string">
            <text:p>Miss.</text:p>
          </table:table-cell>
          <table:table-cell office:value-type="string">
            <text:p>Bertha",female,17,0,0,SO/C</text:p>
          </table:table-cell>
          <table:table-cell office:value-type="string">
            <text:p>14885,10.5,,S,,,,,,,,,,,,,,</text:p>
            <text:p>86,1,3,"Backstrom,</text:p>
          </table:table-cell>
          <table:table-cell office:value-type="string">
            <text:p>Mrs.</text:p>
          </table:table-cell>
          <table:table-cell office:value-type="string">
            <text:p>Karl</text:p>
          </table:table-cell>
          <table:table-cell office:value-type="string">
            <text:p>Alfred</text:p>
          </table:table-cell>
          <table:table-cell office:value-type="string">
            <text:p>(Maria</text:p>
          </table:table-cell>
          <table:table-cell office:value-type="string">
            <text:p>Mathilda</text:p>
          </table:table-cell>
          <table:table-cell office:value-type="string">
            <text:p>Gustafsson)",female,33,3,0,3101278,15.85,,S,,,,,,,,,,,,,,</text:p>
            <text:p>87,0,3,"Ford,</text:p>
          </table:table-cell>
          <table:table-cell office:value-type="string">
            <text:p>Mr.</text:p>
          </table:table-cell>
          <table:table-cell office:value-type="string">
            <text:p>William</text:p>
          </table:table-cell>
          <table:table-cell office:value-type="string">
            <text:p>Neal",male,16,1,3,W./C.</text:p>
          </table:table-cell>
          <table:table-cell office:value-type="string">
            <text:p>6608,34.375,,S,,,,,,,,,,,,,,</text:p>
            <text:p>88,0,3,"Slocovski,</text:p>
          </table:table-cell>
          <table:table-cell office:value-type="string">
            <text:p>Mr.</text:p>
          </table:table-cell>
          <table:table-cell office:value-type="string">
            <text:p>Selman</text:p>
          </table:table-cell>
          <table:table-cell office:value-type="string">
            <text:p>Francis",male,,0,0,SOTON/OQ</text:p>
          </table:table-cell>
          <table:table-cell office:value-type="string">
            <text:p>392086,8.05,,S,,,,,,,,,,,,,,</text:p>
            <text:p>89,1,1,"Fortune,</text:p>
          </table:table-cell>
          <table:table-cell office:value-type="string">
            <text:p>Miss.</text:p>
          </table:table-cell>
          <table:table-cell office:value-type="string">
            <text:p>Mabel</text:p>
          </table:table-cell>
          <table:table-cell office:value-type="string">
            <text:p>Helen",female,23,3,2,19950,263,C23</text:p>
          </table:table-cell>
          <table:table-cell office:value-type="string">
            <text:p>C25</text:p>
          </table:table-cell>
          <table:table-cell office:value-type="string">
            <text:p>C27,S,,,,,,,,,,,,,,</text:p>
            <text:p>90,0,3,"Celotti,</text:p>
          </table:table-cell>
          <table:table-cell office:value-type="string">
            <text:p>Mr.</text:p>
          </table:table-cell>
          <table:table-cell office:value-type="string">
            <text:p>Francesco",male,24,0,0,343275,8.05,,S,,,,,,,,,,,,,,</text:p>
            <text:p>91,0,3,"Christmann,</text:p>
          </table:table-cell>
          <table:table-cell office:value-type="string">
            <text:p>Mr.</text:p>
          </table:table-cell>
          <table:table-cell office:value-type="string">
            <text:p>Emil",male,29,0,0,343276,8.05,,S,,,,,,,,,,,,,,</text:p>
            <text:p>92,0,3,"Andreasson,</text:p>
          </table:table-cell>
          <table:table-cell office:value-type="string">
            <text:p>Mr.</text:p>
          </table:table-cell>
          <table:table-cell office:value-type="string">
            <text:p>Paul</text:p>
          </table:table-cell>
          <table:table-cell office:value-type="string">
            <text:p>Edvin",male,20,0,0,347466,7.8542,,S,,,,,,,,,,,,,,</text:p>
            <text:p>93,0,1,"Chaffee,</text:p>
          </table:table-cell>
          <table:table-cell office:value-type="string">
            <text:p>Mr.</text:p>
          </table:table-cell>
          <table:table-cell office:value-type="string">
            <text:p>Herbert</text:p>
          </table:table-cell>
          <table:table-cell office:value-type="string">
            <text:p>Fuller",male,46,1,0,W.E.P.</text:p>
          </table:table-cell>
          <table:table-cell office:value-type="string">
            <text:p>5734,61.175,E31,S,,,,,,,,,,,,,,</text:p>
            <text:p>94,0,3,"Dean,</text:p>
          </table:table-cell>
          <table:table-cell office:value-type="string">
            <text:p>Mr.</text:p>
          </table:table-cell>
          <table:table-cell office:value-type="string">
            <text:p>Bertram</text:p>
          </table:table-cell>
          <table:table-cell office:value-type="string">
            <text:p>Frank",male,26,1,2,C.A.</text:p>
          </table:table-cell>
          <table:table-cell office:value-type="string">
            <text:p>2315,20.575,,S,,,,,,,,,,,,,,</text:p>
            <text:p>95,0,3,"Coxon,</text:p>
          </table:table-cell>
          <table:table-cell office:value-type="string">
            <text:p>Mr.</text:p>
          </table:table-cell>
          <table:table-cell office:value-type="string">
            <text:p>Daniel",male,59,0,0,364500,7.25,,S,,,,,,,,,,,,,,</text:p>
            <text:p>96,0,3,"Shorney,</text:p>
          </table:table-cell>
          <table:table-cell office:value-type="string">
            <text:p>Mr.</text:p>
          </table:table-cell>
          <table:table-cell office:value-type="string">
            <text:p>Charles</text:p>
          </table:table-cell>
          <table:table-cell office:value-type="string">
            <text:p>Joseph",male,,0,0,374910,8.05,,S,,,,,,,,,,,,,,</text:p>
            <text:p>97,0,1,"Goldschmidt,</text:p>
          </table:table-cell>
          <table:table-cell office:value-type="string">
            <text:p>Mr.</text:p>
          </table:table-cell>
          <table:table-cell office:value-type="string">
            <text:p>George</text:p>
          </table:table-cell>
          <table:table-cell office:value-type="string">
            <text:p>B",male,71,0,0,PC</text:p>
          </table:table-cell>
          <table:table-cell office:value-type="string">
            <text:p>17754,34.6542,A5,C,,,,,,,,,,,,,,</text:p>
            <text:p>98,1,1,"Greenfield,</text:p>
          </table:table-cell>
          <table:table-cell office:value-type="string">
            <text:p>Mr.</text:p>
          </table:table-cell>
          <table:table-cell office:value-type="string">
            <text:p>William</text:p>
          </table:table-cell>
          <table:table-cell office:value-type="string">
            <text:p>Bertram",male,23,0,1,PC</text:p>
          </table:table-cell>
          <table:table-cell office:value-type="string">
            <text:p>17759,63.3583,D10</text:p>
          </table:table-cell>
          <table:table-cell office:value-type="string">
            <text:p>D12,C,,,,,,,,,,,,,,</text:p>
            <text:p>99,1,2,"Doling,</text:p>
          </table:table-cell>
          <table:table-cell office:value-type="string">
            <text:p>Mrs.</text:p>
          </table:table-cell>
          <table:table-cell office:value-type="string">
            <text:p>John</text:p>
          </table:table-cell>
          <table:table-cell office:value-type="string">
            <text:p>T</text:p>
          </table:table-cell>
          <table:table-cell office:value-type="string">
            <text:p>(Ada</text:p>
          </table:table-cell>
          <table:table-cell office:value-type="string">
            <text:p>Julia</text:p>
          </table:table-cell>
          <table:table-cell office:value-type="string">
            <text:p>Bone)",female,34,0,1,231919,23,,S,,,,,,,,,,,,,,</text:p>
            <text:p>100,0,2,"Kantor,</text:p>
          </table:table-cell>
          <table:table-cell office:value-type="string">
            <text:p>Mr.</text:p>
          </table:table-cell>
          <table:table-cell office:value-type="string">
            <text:p>Sinai",male,34,1,0,244367,26,,S,,,,,,,,,,,,,,</text:p>
            <text:p>101,0,3,"Petranec,</text:p>
          </table:table-cell>
          <table:table-cell office:value-type="string">
            <text:p>Miss.</text:p>
          </table:table-cell>
          <table:table-cell office:value-type="string">
            <text:p>Matilda",female,28,0,0,349245,7.8958,,S,,,,,,,,,,,,,,</text:p>
            <text:p>102,0,3,"Petroff,</text:p>
          </table:table-cell>
          <table:table-cell office:value-type="string">
            <text:p>Mr.</text:p>
          </table:table-cell>
          <table:table-cell office:value-type="string">
            <text:p>Pastcho</text:p>
          </table:table-cell>
          <table:table-cell office:value-type="string">
            <text:p>(""Pentcho"")",male,,0,0,349215,7.8958,,S,,,,,,,,,,,,,,</text:p>
            <text:p>103,0,1,"White,</text:p>
          </table:table-cell>
          <table:table-cell office:value-type="string">
            <text:p>Mr.</text:p>
          </table:table-cell>
          <table:table-cell office:value-type="string">
            <text:p>Richard</text:p>
          </table:table-cell>
          <table:table-cell office:value-type="string">
            <text:p>Frasar",male,21,0,1,35281,77.2875,D26,S,,,,,,,,,,,,,,</text:p>
            <text:p>104,0,3,"Johansson,</text:p>
          </table:table-cell>
          <table:table-cell office:value-type="string">
            <text:p>Mr.</text:p>
          </table:table-cell>
          <table:table-cell office:value-type="string">
            <text:p>Gustaf</text:p>
          </table:table-cell>
          <table:table-cell office:value-type="string">
            <text:p>Joel",male,33,0,0,7540,8.6542,,S,,,,,,,,,,,,,,</text:p>
            <text:p>105,0,3,"Gustafsson,</text:p>
          </table:table-cell>
          <table:table-cell office:value-type="string">
            <text:p>Mr.</text:p>
          </table:table-cell>
          <table:table-cell office:value-type="string">
            <text:p>Anders</text:p>
          </table:table-cell>
          <table:table-cell office:value-type="string">
            <text:p>Vilhelm",male,37,2,0,3101276,7.925,,S,,,,,,,,,,,,,,</text:p>
            <text:p>106,0,3,"Mionoff,</text:p>
          </table:table-cell>
          <table:table-cell office:value-type="string">
            <text:p>Mr.</text:p>
          </table:table-cell>
          <table:table-cell office:value-type="string">
            <text:p>Stoytcho",male,28,0,0,349207,7.8958,,S,,,,,,,,,,,,,,</text:p>
            <text:p>107,1,3,"Salkjelsvik,</text:p>
          </table:table-cell>
          <table:table-cell office:value-type="string">
            <text:p>Miss.</text:p>
          </table:table-cell>
          <table:table-cell office:value-type="string">
            <text:p>Anna</text:p>
          </table:table-cell>
          <table:table-cell office:value-type="string">
            <text:p>Kristine",female,21,0,0,343120,7.65,,S,,,,,,,,,,,,,,</text:p>
            <text:p>108,1,3,"Moss,</text:p>
          </table:table-cell>
          <table:table-cell office:value-type="string">
            <text:p>Mr.</text:p>
          </table:table-cell>
          <table:table-cell office:value-type="string">
            <text:p>Albert</text:p>
          </table:table-cell>
          <table:table-cell office:value-type="string">
            <text:p>Johan",male,,0,0,312991,7.775,,S,,,,,,,,,,,,,,</text:p>
            <text:p>109,0,3,"Rekic,</text:p>
          </table:table-cell>
          <table:table-cell office:value-type="string">
            <text:p>Mr.</text:p>
          </table:table-cell>
          <table:table-cell office:value-type="string">
            <text:p>Tido",male,38,0,0,349249,7.8958,,S,,,,,,,,,,,,,,</text:p>
            <text:p>110,1,3,"Moran,</text:p>
          </table:table-cell>
          <table:table-cell office:value-type="string">
            <text:p>Miss.</text:p>
          </table:table-cell>
          <table:table-cell office:value-type="string">
            <text:p>Bertha",female,,1,0,371110,24.15,,Q,,,,,,,,,,,,,,</text:p>
            <text:p>111,0,1,"Porter,</text:p>
          </table:table-cell>
          <table:table-cell office:value-type="string">
            <text:p>Mr.</text:p>
          </table:table-cell>
          <table:table-cell office:value-type="string">
            <text:p>Walter</text:p>
          </table:table-cell>
          <table:table-cell office:value-type="string">
            <text:p>Chamberlain",male,47,0,0,110465,52,C110,S,,,,,,,,,,,,,,</text:p>
            <text:p>112,0,3,"Zabour,</text:p>
          </table:table-cell>
          <table:table-cell office:value-type="string">
            <text:p>Miss.</text:p>
          </table:table-cell>
          <table:table-cell office:value-type="string">
            <text:p>Hileni",female,14.5,1,0,2665,14.4542,,C,,,,,,,,,,,,,,</text:p>
            <text:p>113,0,3,"Barton,</text:p>
          </table:table-cell>
          <table:table-cell office:value-type="string">
            <text:p>Mr.</text:p>
          </table:table-cell>
          <table:table-cell office:value-type="string">
            <text:p>David</text:p>
          </table:table-cell>
          <table:table-cell office:value-type="string">
            <text:p>John",male,22,0,0,324669,8.05,,S,,,,,,,,,,,,,,</text:p>
            <text:p>114,0,3,"Jussila,</text:p>
          </table:table-cell>
          <table:table-cell office:value-type="string">
            <text:p>Miss.</text:p>
          </table:table-cell>
          <table:table-cell office:value-type="string">
            <text:p>Katriina",female,20,1,0,4136,9.825,,S,,,,,,,,,,,,,,</text:p>
            <text:p>115,0,3,"Attalah,</text:p>
          </table:table-cell>
          <table:table-cell office:value-type="string">
            <text:p>Miss.</text:p>
          </table:table-cell>
          <table:table-cell office:value-type="string">
            <text:p>Malake",female,17,0,0,2627,14.4583,,C,,,,,,,,,,,,,,</text:p>
            <text:p>116,0,3,"Pekoniemi,</text:p>
          </table:table-cell>
          <table:table-cell office:value-type="string">
            <text:p>Mr.</text:p>
          </table:table-cell>
          <table:table-cell office:value-type="string">
            <text:p>Edvard",male,21,0,0,STON/O</text:p>
          </table:table-cell>
          <table:table-cell office:value-type="float" office:value="2">
            <text:p>2</text:p>
          </table:table-cell>
          <table:table-cell office:value-type="string">
            <text:p>3101294,7.925,,S,,,,,,,,,,,,,,</text:p>
            <text:p>117,0,3,"Connors,</text:p>
          </table:table-cell>
          <table:table-cell office:value-type="string">
            <text:p>Mr.</text:p>
          </table:table-cell>
          <table:table-cell office:value-type="string">
            <text:p>Patrick",male,70.5,0,0,370369,7.75,,Q,,,,,,,,,,,,,,</text:p>
            <text:p>118,0,2,"Turpin,</text:p>
          </table:table-cell>
          <table:table-cell office:value-type="string">
            <text:p>Mr.</text:p>
          </table:table-cell>
          <table:table-cell office:value-type="string">
            <text:p>William</text:p>
          </table:table-cell>
          <table:table-cell office:value-type="string">
            <text:p>John</text:p>
          </table:table-cell>
          <table:table-cell office:value-type="string">
            <text:p>Robert",male,29,1,0,11668,21,,S,,,,,,,,,,,,,,</text:p>
            <text:p>119,0,1,"Baxter,</text:p>
          </table:table-cell>
          <table:table-cell office:value-type="string">
            <text:p>Mr.</text:p>
          </table:table-cell>
          <table:table-cell office:value-type="string">
            <text:p>Quigg</text:p>
          </table:table-cell>
          <table:table-cell office:value-type="string">
            <text:p>Edmond",male,24,0,1,PC</text:p>
          </table:table-cell>
          <table:table-cell office:value-type="string">
            <text:p>17558,247.5208,B58</text:p>
          </table:table-cell>
          <table:table-cell office:value-type="string">
            <text:p>B60,C,,,,,,,,,,,,,,</text:p>
            <text:p>120,0,3,"Andersson,</text:p>
          </table:table-cell>
          <table:table-cell office:value-type="string">
            <text:p>Miss.</text:p>
          </table:table-cell>
          <table:table-cell office:value-type="string">
            <text:p>Ellis</text:p>
          </table:table-cell>
          <table:table-cell office:value-type="string">
            <text:p>Anna</text:p>
          </table:table-cell>
          <table:table-cell office:value-type="string">
            <text:p>Maria",female,2,4,2,347082,31.275,,S,,,,,,,,,,,,,,</text:p>
            <text:p>121,0,2,"Hickman,</text:p>
          </table:table-cell>
          <table:table-cell office:value-type="string">
            <text:p>Mr.</text:p>
          </table:table-cell>
          <table:table-cell office:value-type="string">
            <text:p>Stanley</text:p>
          </table:table-cell>
          <table:table-cell office:value-type="string">
            <text:p>George",male,21,2,0,S.O.C.</text:p>
          </table:table-cell>
          <table:table-cell office:value-type="string">
            <text:p>14879,73.5,,S,,,,,,,,,,,,,,</text:p>
            <text:p>122,0,3,"Moore,</text:p>
          </table:table-cell>
          <table:table-cell office:value-type="string">
            <text:p>Mr.</text:p>
          </table:table-cell>
          <table:table-cell office:value-type="string">
            <text:p>Leonard</text:p>
          </table:table-cell>
          <table:table-cell office:value-type="string">
            <text:p>Charles",male,,0,0,A4.</text:p>
          </table:table-cell>
          <table:table-cell office:value-type="string">
            <text:p>54510,8.05,,S,,,,,,,,,,,,,,</text:p>
            <text:p>123,0,2,"Nasser,</text:p>
          </table:table-cell>
          <table:table-cell office:value-type="string">
            <text:p>Mr.</text:p>
          </table:table-cell>
          <table:table-cell office:value-type="string">
            <text:p>Nicholas",male,32.5,1,0,237736,30.0708,,C,,,,,,,,,,,,,,</text:p>
            <text:p>124,1,2,"Webber,</text:p>
          </table:table-cell>
          <table:table-cell office:value-type="string">
            <text:p>Miss.</text:p>
          </table:table-cell>
          <table:table-cell office:value-type="string">
            <text:p>Susan",female,32.5,0,0,27267,13,E101,S,,,,,,,,,,,,,,</text:p>
            <text:p>125,0,1,"White,</text:p>
          </table:table-cell>
          <table:table-cell office:value-type="string">
            <text:p>Mr.</text:p>
          </table:table-cell>
          <table:table-cell office:value-type="string">
            <text:p>Percival</text:p>
          </table:table-cell>
          <table:table-cell office:value-type="string">
            <text:p>Wayland",male,54,0,1,35281,77.2875,D26,S,,,,,,,,,,,,,,</text:p>
            <text:p>126,1,3,"Nicola-Yarred,</text:p>
          </table:table-cell>
          <table:table-cell office:value-type="string">
            <text:p>Master.</text:p>
          </table:table-cell>
          <table:table-cell office:value-type="string">
            <text:p>Elias",male,12,1,0,2651,11.2417,,C,,,,,,,,,,,,,,</text:p>
            <text:p>127,0,3,"McMahon,</text:p>
          </table:table-cell>
          <table:table-cell office:value-type="string">
            <text:p>Mr.</text:p>
          </table:table-cell>
          <table:table-cell office:value-type="string">
            <text:p>Martin",male,,0,0,370372,7.75,,Q,,,,,,,,,,,,,,</text:p>
            <text:p>128,1,3,"Madsen,</text:p>
          </table:table-cell>
          <table:table-cell office:value-type="string">
            <text:p>Mr.</text:p>
          </table:table-cell>
          <table:table-cell office:value-type="string">
            <text:p>Fridtjof</text:p>
          </table:table-cell>
          <table:table-cell office:value-type="string">
            <text:p>Arne",male,24,0,0,C</text:p>
          </table:table-cell>
          <table:table-cell office:value-type="string">
            <text:p>17369,7.1417,,S,,,,,,,,,,,,,,</text:p>
            <text:p>129,1,3,"Peter,</text:p>
          </table:table-cell>
          <table:table-cell office:value-type="string">
            <text:p>Miss.</text:p>
          </table:table-cell>
          <table:table-cell office:value-type="string">
            <text:p>Anna",female,,1,1,2668,22.3583,F</text:p>
          </table:table-cell>
          <table:table-cell office:value-type="string">
            <text:p>E69,C,,,,,,,,,,,,,,</text:p>
            <text:p>130,0,3,"Ekstrom,</text:p>
          </table:table-cell>
          <table:table-cell office:value-type="string">
            <text:p>Mr.</text:p>
          </table:table-cell>
          <table:table-cell office:value-type="string">
            <text:p>Johan",male,45,0,0,347061,6.975,,S,,,,,,,,,,,,,,</text:p>
            <text:p>131,0,3,"Drazenoic,</text:p>
          </table:table-cell>
          <table:table-cell office:value-type="string">
            <text:p>Mr.</text:p>
          </table:table-cell>
          <table:table-cell office:value-type="string">
            <text:p>Jozef",male,33,0,0,349241,7.8958,,C,,,,,,,,,,,,,,</text:p>
            <text:p>132,0,3,"Coelho,</text:p>
          </table:table-cell>
          <table:table-cell office:value-type="string">
            <text:p>Mr.</text:p>
          </table:table-cell>
          <table:table-cell office:value-type="string">
            <text:p>Domingos</text:p>
          </table:table-cell>
          <table:table-cell office:value-type="string">
            <text:p>Fernandeo",male,20,0,0,SOTON/O.Q.</text:p>
          </table:table-cell>
          <table:table-cell office:value-type="string">
            <text:p>3101307,7.05,,S,,,,,,,,,,,,,,</text:p>
            <text:p>133,0,3,"Robins,</text:p>
          </table:table-cell>
          <table:table-cell office:value-type="string">
            <text:p>Mrs.</text:p>
          </table:table-cell>
          <table:table-cell office:value-type="string">
            <text:p>Alexander</text:p>
          </table:table-cell>
          <table:table-cell office:value-type="string">
            <text:p>A</text:p>
          </table:table-cell>
          <table:table-cell office:value-type="string">
            <text:p>(Grace</text:p>
          </table:table-cell>
          <table:table-cell office:value-type="string">
            <text:p>Charity</text:p>
          </table:table-cell>
          <table:table-cell office:value-type="string">
            <text:p>Laury)",female,47,1,0,A/5.</text:p>
          </table:table-cell>
          <table:table-cell office:value-type="string">
            <text:p>3337,14.5,,S,,,,,,,,,,,,,,</text:p>
            <text:p>134,1,2,"Weisz,</text:p>
          </table:table-cell>
          <table:table-cell office:value-type="string">
            <text:p>Mrs.</text:p>
          </table:table-cell>
          <table:table-cell office:value-type="string">
            <text:p>Leopold</text:p>
          </table:table-cell>
          <table:table-cell office:value-type="string">
            <text:p>(Mathilde</text:p>
          </table:table-cell>
          <table:table-cell office:value-type="string">
            <text:p>Francoise</text:p>
          </table:table-cell>
          <table:table-cell office:value-type="string">
            <text:p>Pede)",female,29,1,0,228414,26,,S,,,,,,,,,,,,,,</text:p>
            <text:p>135,0,2,"Sobey,</text:p>
          </table:table-cell>
          <table:table-cell office:value-type="string">
            <text:p>Mr.</text:p>
          </table:table-cell>
          <table:table-cell office:value-type="string">
            <text:p>Samuel</text:p>
          </table:table-cell>
          <table:table-cell office:value-type="string">
            <text:p>James</text:p>
          </table:table-cell>
          <table:table-cell office:value-type="string">
            <text:p>Hayden",male,25,0,0,C.A.</text:p>
          </table:table-cell>
          <table:table-cell office:value-type="string">
            <text:p>29178,13,,S,,,,,,,,,,,,,,</text:p>
            <text:p>136,0,2,"Richard,</text:p>
          </table:table-cell>
          <table:table-cell office:value-type="string">
            <text:p>Mr.</text:p>
          </table:table-cell>
          <table:table-cell office:value-type="string">
            <text:p>Emile",male,23,0,0,SC/PARIS</text:p>
          </table:table-cell>
          <table:table-cell office:value-type="string">
            <text:p>2133,15.0458,,C,,,,,,,,,,,,,,</text:p>
            <text:p>137,1,1,"Newsom,</text:p>
          </table:table-cell>
          <table:table-cell office:value-type="string">
            <text:p>Miss.</text:p>
          </table:table-cell>
          <table:table-cell office:value-type="string">
            <text:p>Helen</text:p>
          </table:table-cell>
          <table:table-cell office:value-type="string">
            <text:p>Monypeny",female,19,0,2,11752,26.2833,D47,S,,,,,,,,,,,,,,</text:p>
            <text:p>138,0,1,"Futrelle,</text:p>
          </table:table-cell>
          <table:table-cell office:value-type="string">
            <text:p>Mr.</text:p>
          </table:table-cell>
          <table:table-cell office:value-type="string">
            <text:p>Jacques</text:p>
          </table:table-cell>
          <table:table-cell office:value-type="string">
            <text:p>Heath",male,37,1,0,113803,53.1,C123,S,,,,,,,,,,,,,,</text:p>
            <text:p>139,0,3,"Osen,</text:p>
          </table:table-cell>
          <table:table-cell office:value-type="string">
            <text:p>Mr.</text:p>
          </table:table-cell>
          <table:table-cell office:value-type="string">
            <text:p>Olaf</text:p>
          </table:table-cell>
          <table:table-cell office:value-type="string">
            <text:p>Elon",male,16,0,0,7534,9.2167,,S,,,,,,,,,,,,,,</text:p>
            <text:p>140,0,1,"Giglio,</text:p>
          </table:table-cell>
          <table:table-cell office:value-type="string">
            <text:p>Mr.</text:p>
          </table:table-cell>
          <table:table-cell office:value-type="string">
            <text:p>Victor",male,24,0,0,PC</text:p>
          </table:table-cell>
          <table:table-cell office:value-type="string">
            <text:p>17593,79.2,B86,C,,,,,,,,,,,,,,</text:p>
            <text:p>141,0,3,"Boulos,</text:p>
          </table:table-cell>
          <table:table-cell office:value-type="string">
            <text:p>Mrs.</text:p>
          </table:table-cell>
          <table:table-cell office:value-type="string">
            <text:p>Joseph</text:p>
          </table:table-cell>
          <table:table-cell office:value-type="string">
            <text:p>(Sultana)",female,,0,2,2678,15.2458,,C,,,,,,,,,,,,,,</text:p>
            <text:p>142,1,3,"Nysten,</text:p>
          </table:table-cell>
          <table:table-cell office:value-type="string">
            <text:p>Miss.</text:p>
          </table:table-cell>
          <table:table-cell office:value-type="string">
            <text:p>Anna</text:p>
          </table:table-cell>
          <table:table-cell office:value-type="string">
            <text:p>Sofia",female,22,0,0,347081,7.75,,S,,,,,,,,,,,,,,</text:p>
            <text:p>143,1,3,"Hakkarainen,</text:p>
          </table:table-cell>
          <table:table-cell office:value-type="string">
            <text:p>Mrs.</text:p>
          </table:table-cell>
          <table:table-cell office:value-type="string">
            <text:p>Pekka</text:p>
          </table:table-cell>
          <table:table-cell office:value-type="string">
            <text:p>Pietari</text:p>
          </table:table-cell>
          <table:table-cell office:value-type="string">
            <text:p>(Elin</text:p>
          </table:table-cell>
          <table:table-cell office:value-type="string">
            <text:p>Matilda</text:p>
          </table:table-cell>
          <table:table-cell office:value-type="string">
            <text:p>Dolck)",female,24,1,0,STON/O2.</text:p>
          </table:table-cell>
          <table:table-cell office:value-type="string">
            <text:p>3101279,15.85,,S,,,,,,,,,,,,,,</text:p>
            <text:p>144,0,3,"Burke,</text:p>
          </table:table-cell>
          <table:table-cell office:value-type="string">
            <text:p>Mr.</text:p>
          </table:table-cell>
          <table:table-cell office:value-type="string">
            <text:p>Jeremiah",male,19,0,0,365222,6.75,,Q,,,,,,,,,,,,,,</text:p>
            <text:p>145,0,2,"Andrew,</text:p>
          </table:table-cell>
          <table:table-cell office:value-type="string">
            <text:p>Mr.</text:p>
          </table:table-cell>
          <table:table-cell office:value-type="string">
            <text:p>Edgardo</text:p>
          </table:table-cell>
          <table:table-cell office:value-type="string">
            <text:p>Samuel",male,18,0,0,231945,11.5,,S,,,,,,,,,,,,,,</text:p>
            <text:p>146,0,2,"Nicholls,</text:p>
          </table:table-cell>
          <table:table-cell office:value-type="string">
            <text:p>Mr.</text:p>
          </table:table-cell>
          <table:table-cell office:value-type="string">
            <text:p>Joseph</text:p>
          </table:table-cell>
          <table:table-cell office:value-type="string">
            <text:p>Charles",male,19,1,1,C.A.</text:p>
          </table:table-cell>
          <table:table-cell office:value-type="string">
            <text:p>33112,36.75,,S,,,,,,,,,,,,,,</text:p>
            <text:p>147,1,3,"Andersson,</text:p>
          </table:table-cell>
          <table:table-cell office:value-type="string">
            <text:p>Mr.</text:p>
          </table:table-cell>
          <table:table-cell office:value-type="string">
            <text:p>August</text:p>
          </table:table-cell>
          <table:table-cell office:value-type="string">
            <text:p>Edvard</text:p>
          </table:table-cell>
          <table:table-cell office:value-type="string">
            <text:p>(""Wennerstrom"")",male,27,0,0,350043,7.7958,,S,,,,,,,,,,,,,,</text:p>
            <text:p>148,0,3,"Ford,</text:p>
          </table:table-cell>
          <table:table-cell office:value-type="string">
            <text:p>Miss.</text:p>
          </table:table-cell>
          <table:table-cell office:value-type="string">
            <text:p>Robina</text:p>
          </table:table-cell>
          <table:table-cell office:value-type="string">
            <text:p>Maggie</text:p>
          </table:table-cell>
          <table:table-cell office:value-type="string">
            <text:p>Ruby""",female,9,2,2,W./C.</text:p>
          </table:table-cell>
          <table:table-cell office:value-type="string">
            <text:p>6608,34.375,,S,,,,,,,,,,,,,,</text:p>
            <text:p>149,0,2,"Navratil,</text:p>
          </table:table-cell>
          <table:table-cell office:value-type="string">
            <text:p>Mr.</text:p>
          </table:table-cell>
          <table:table-cell office:value-type="string">
            <text:p>Michel</text:p>
          </table:table-cell>
          <table:table-cell office:value-type="string">
            <text:p>(""Louis</text:p>
          </table:table-cell>
          <table:table-cell office:value-type="string">
            <text:p>M</text:p>
          </table:table-cell>
          <table:table-cell office:value-type="string">
            <text:p>Hoffman"")",male,36.5,0,2,230080,26,F2,S,,,,,,,,,,,,,,</text:p>
            <text:p>150,0,2,"Byles,</text:p>
          </table:table-cell>
          <table:table-cell office:value-type="string">
            <text:p>Rev.</text:p>
          </table:table-cell>
          <table:table-cell office:value-type="string">
            <text:p>Thomas</text:p>
          </table:table-cell>
          <table:table-cell office:value-type="string">
            <text:p>Roussel</text:p>
          </table:table-cell>
          <table:table-cell office:value-type="string">
            <text:p>Davids",male,42,0,0,244310,13,,S,,,,,,,,,,,,,,</text:p>
            <text:p>151,0,2,"Bateman,</text:p>
          </table:table-cell>
          <table:table-cell office:value-type="string">
            <text:p>Rev.</text:p>
          </table:table-cell>
          <table:table-cell office:value-type="string">
            <text:p>Robert</text:p>
          </table:table-cell>
          <table:table-cell office:value-type="string">
            <text:p>James",male,51,0,0,S.O.P.</text:p>
          </table:table-cell>
          <table:table-cell office:value-type="string">
            <text:p>1166,12.525,,S,,,,,,,,,,,,,,</text:p>
            <text:p>152,1,1,"Pears,</text:p>
          </table:table-cell>
          <table:table-cell office:value-type="string">
            <text:p>Mrs.</text:p>
          </table:table-cell>
          <table:table-cell office:value-type="string">
            <text:p>Thomas</text:p>
          </table:table-cell>
          <table:table-cell office:value-type="string">
            <text:p>(Edith</text:p>
          </table:table-cell>
          <table:table-cell office:value-type="string">
            <text:p>Wearne)",female,22,1,0,113776,66.6,C2,S,,,,,,,,,,,,,,</text:p>
            <text:p>153,0,3,"Meo,</text:p>
          </table:table-cell>
          <table:table-cell office:value-type="string">
            <text:p>Mr.</text:p>
          </table:table-cell>
          <table:table-cell office:value-type="string">
            <text:p>Alfonzo",male,55.5,0,0,A.5.</text:p>
          </table:table-cell>
          <table:table-cell office:value-type="string">
            <text:p>11206,8.05,,S,,,,,,,,,,,,,,</text:p>
            <text:p>154,0,3,"van</text:p>
          </table:table-cell>
          <table:table-cell office:value-type="string">
            <text:p>Billiard,</text:p>
          </table:table-cell>
          <table:table-cell office:value-type="string">
            <text:p>Mr.</text:p>
          </table:table-cell>
          <table:table-cell office:value-type="string">
            <text:p>Austin</text:p>
          </table:table-cell>
          <table:table-cell office:value-type="string">
            <text:p>Blyler",male,40.5,0,2,A/5.</text:p>
          </table:table-cell>
          <table:table-cell office:value-type="string">
            <text:p>851,14.5,,S,,,,,,,,,,,,,,</text:p>
            <text:p>155,0,3,"Olsen,</text:p>
          </table:table-cell>
          <table:table-cell office:value-type="string">
            <text:p>Mr.</text:p>
          </table:table-cell>
          <table:table-cell office:value-type="string">
            <text:p>Ole</text:p>
          </table:table-cell>
          <table:table-cell office:value-type="string">
            <text:p>Martin",male,,0,0,Fa</text:p>
          </table:table-cell>
          <table:table-cell office:value-type="string">
            <text:p>265302,7.3125,,S,,,,,,,,,,,,,,</text:p>
            <text:p>156,0,1,"Williams,</text:p>
          </table:table-cell>
          <table:table-cell office:value-type="string">
            <text:p>Mr.</text:p>
          </table:table-cell>
          <table:table-cell office:value-type="string">
            <text:p>Charles</text:p>
          </table:table-cell>
          <table:table-cell office:value-type="string">
            <text:p>Duane",male,51,0,1,PC</text:p>
          </table:table-cell>
          <table:table-cell office:value-type="string">
            <text:p>17597,61.3792,,C,,,,,,,,,,,,,,</text:p>
            <text:p>157,1,3,"Gilnagh,</text:p>
          </table:table-cell>
          <table:table-cell office:value-type="string">
            <text:p>Miss.</text:p>
          </table:table-cell>
          <table:table-cell office:value-type="string">
            <text:p>Katherine</text:p>
          </table:table-cell>
          <table:table-cell office:value-type="string">
            <text:p>Katie""",female,16,0,0,35851,7.7333,,Q,,,,,,,,,,,,,,</text:p>
            <text:p>158,0,3,"Corn,</text:p>
          </table:table-cell>
          <table:table-cell office:value-type="string">
            <text:p>Mr.</text:p>
          </table:table-cell>
          <table:table-cell office:value-type="string">
            <text:p>Harry",male,30,0,0,SOTON/OQ</text:p>
          </table:table-cell>
          <table:table-cell office:value-type="string">
            <text:p>392090,8.05,,S,,,,,,,,,,,,,,</text:p>
            <text:p>159,0,3,"Smiljanic,</text:p>
          </table:table-cell>
          <table:table-cell office:value-type="string">
            <text:p>Mr.</text:p>
          </table:table-cell>
          <table:table-cell office:value-type="string">
            <text:p>Mile",male,,0,0,315037,8.6625,,S,,,,,,,,,,,,,,</text:p>
            <text:p>160,0,3,"Sage,</text:p>
          </table:table-cell>
          <table:table-cell office:value-type="string">
            <text:p>Master.</text:p>
          </table:table-cell>
          <table:table-cell office:value-type="string">
            <text:p>Thomas</text:p>
          </table:table-cell>
          <table:table-cell office:value-type="string">
            <text:p>Henry",male,,8,2,CA.</text:p>
          </table:table-cell>
          <table:table-cell office:value-type="string">
            <text:p>2343,69.55,,S,,,,,,,,,,,,,,</text:p>
            <text:p>161,0,3,"Cribb,</text:p>
          </table:table-cell>
          <table:table-cell office:value-type="string">
            <text:p>Mr.</text:p>
          </table:table-cell>
          <table:table-cell office:value-type="string">
            <text:p>John</text:p>
          </table:table-cell>
          <table:table-cell office:value-type="string">
            <text:p>Hatfield",male,44,0,1,371362,16.1,,S,,,,,,,,,,,,,,</text:p>
            <text:p>162,1,2,"Watt,</text:p>
          </table:table-cell>
          <table:table-cell office:value-type="string">
            <text:p>Mrs.</text:p>
          </table:table-cell>
          <table:table-cell office:value-type="string">
            <text:p>James</text:p>
          </table:table-cell>
          <table:table-cell office:value-type="string">
            <text:p>(Elizabeth</text:p>
          </table:table-cell>
          <table:table-cell office:value-type="string">
            <text:p>Bessie""</text:p>
          </table:table-cell>
          <table:table-cell office:value-type="string">
            <text:p>Inglis</text:p>
          </table:table-cell>
          <table:table-cell office:value-type="string">
            <text:p>Milne)",female,40,0,0,C.A.</text:p>
          </table:table-cell>
          <table:table-cell office:value-type="string">
            <text:p>33595,15.75,,S,,,,,,,,,,,,,,</text:p>
            <text:p>163,0,3,"Bengtsson,</text:p>
          </table:table-cell>
          <table:table-cell office:value-type="string">
            <text:p>Mr.</text:p>
          </table:table-cell>
          <table:table-cell office:value-type="string">
            <text:p>John</text:p>
          </table:table-cell>
          <table:table-cell office:value-type="string">
            <text:p>Viktor",male,26,0,0,347068,7.775,,S,,,,,,,,,,,,,,</text:p>
            <text:p>164,0,3,"Calic,</text:p>
          </table:table-cell>
          <table:table-cell office:value-type="string">
            <text:p>Mr.</text:p>
          </table:table-cell>
          <table:table-cell office:value-type="string">
            <text:p>Jovo",male,17,0,0,315093,8.6625,,S,,,,,,,,,,,,,,</text:p>
            <text:p>165,0,3,"Panula,</text:p>
          </table:table-cell>
          <table:table-cell office:value-type="string">
            <text:p>Master.</text:p>
          </table:table-cell>
          <table:table-cell office:value-type="string">
            <text:p>Eino</text:p>
          </table:table-cell>
          <table:table-cell office:value-type="string">
            <text:p>Viljami",male,1,4,1,3101295,39.6875,,S,,,,,,,,,,,,,,</text:p>
            <text:p>166,1,3,"Goldsmith,</text:p>
          </table:table-cell>
          <table:table-cell office:value-type="string">
            <text:p>Master.</text:p>
          </table:table-cell>
          <table:table-cell office:value-type="string">
            <text:p>Frank</text:p>
          </table:table-cell>
          <table:table-cell office:value-type="string">
            <text:p>John</text:p>
          </table:table-cell>
          <table:table-cell office:value-type="string">
            <text:p>William</text:p>
          </table:table-cell>
          <table:table-cell office:value-type="string">
            <text:p>Frankie""",male,9,0,2,363291,20.525,,S,,,,,,,,,,,,,,</text:p>
            <text:p>167,1,1,"Chibnall,</text:p>
          </table:table-cell>
          <table:table-cell office:value-type="string">
            <text:p>Mrs.</text:p>
          </table:table-cell>
          <table:table-cell office:value-type="string">
            <text:p>(Edith</text:p>
          </table:table-cell>
          <table:table-cell office:value-type="string">
            <text:p>Martha</text:p>
          </table:table-cell>
          <table:table-cell office:value-type="string">
            <text:p>Bowerman)",female,,0,1,113505,55,E33,S,,,,,,,,,,,,,,</text:p>
            <text:p>168,0,3,"Skoog,</text:p>
          </table:table-cell>
          <table:table-cell office:value-type="string">
            <text:p>Mrs.</text:p>
          </table:table-cell>
          <table:table-cell office:value-type="string">
            <text:p>William</text:p>
          </table:table-cell>
          <table:table-cell office:value-type="string">
            <text:p>(Anna</text:p>
          </table:table-cell>
          <table:table-cell office:value-type="string">
            <text:p>Bernhardina</text:p>
          </table:table-cell>
          <table:table-cell office:value-type="string">
            <text:p>Karlsson)",female,45,1,4,347088,27.9,,S,,,,,,,,,,,,,,</text:p>
            <text:p>169,0,1,"Baumann,</text:p>
          </table:table-cell>
          <table:table-cell office:value-type="string">
            <text:p>Mr.</text:p>
          </table:table-cell>
          <table:table-cell office:value-type="string">
            <text:p>John</text:p>
          </table:table-cell>
          <table:table-cell office:value-type="string">
            <text:p>D",male,,0,0,PC</text:p>
          </table:table-cell>
          <table:table-cell office:value-type="string">
            <text:p>17318,25.925,,S,,,,,,,,,,,,,,</text:p>
            <text:p>170,0,3,"Ling,</text:p>
          </table:table-cell>
          <table:table-cell office:value-type="string">
            <text:p>Mr.</text:p>
          </table:table-cell>
          <table:table-cell office:value-type="string">
            <text:p>Lee",male,28,0,0,1601,56.4958,,S,,,,,,,,,,,,,,</text:p>
            <text:p>171,0,1,"Van</text:p>
          </table:table-cell>
          <table:table-cell office:value-type="string">
            <text:p>der</text:p>
          </table:table-cell>
          <table:table-cell office:value-type="string">
            <text:p>hoef,</text:p>
          </table:table-cell>
          <table:table-cell office:value-type="string">
            <text:p>Mr.</text:p>
          </table:table-cell>
          <table:table-cell office:value-type="string">
            <text:p>Wyckoff",male,61,0,0,111240,33.5,B19,S,,,,,,,,,,,,,,</text:p>
            <text:p>172,0,3,"Rice,</text:p>
          </table:table-cell>
          <table:table-cell office:value-type="string">
            <text:p>Master.</text:p>
          </table:table-cell>
          <table:table-cell office:value-type="string">
            <text:p>Arthur",male,4,4,1,382652,29.125,,Q,,,,,,,,,,,,,,</text:p>
            <text:p>173,1,3,"Johnson,</text:p>
          </table:table-cell>
          <table:table-cell office:value-type="string">
            <text:p>Miss.</text:p>
          </table:table-cell>
          <table:table-cell office:value-type="string">
            <text:p>Eleanor</text:p>
          </table:table-cell>
          <table:table-cell office:value-type="string">
            <text:p>Ileen",female,1,1,1,347742,11.1333,,S,,,,,,,,,,,,,,</text:p>
            <text:p>174,0,3,"Sivola,</text:p>
          </table:table-cell>
          <table:table-cell office:value-type="string">
            <text:p>Mr.</text:p>
          </table:table-cell>
          <table:table-cell office:value-type="string">
            <text:p>Antti</text:p>
          </table:table-cell>
          <table:table-cell office:value-type="string">
            <text:p>Wilhelm",male,21,0,0,STON/O</text:p>
          </table:table-cell>
          <table:table-cell office:value-type="float" office:value="2">
            <text:p>2</text:p>
          </table:table-cell>
          <table:table-cell office:value-type="string">
            <text:p>3101280,7.925,,S,,,,,,,,,,,,,,</text:p>
            <text:p>175,0,1,"Smith,</text:p>
          </table:table-cell>
          <table:table-cell office:value-type="string">
            <text:p>Mr.</text:p>
          </table:table-cell>
          <table:table-cell office:value-type="string">
            <text:p>James</text:p>
          </table:table-cell>
          <table:table-cell office:value-type="string">
            <text:p>Clinch",male,56,0,0,17764,30.6958,A7,C,,,,,,,,,,,,,,</text:p>
            <text:p>176,0,3,"Klasen,</text:p>
          </table:table-cell>
          <table:table-cell office:value-type="string">
            <text:p>Mr.</text:p>
          </table:table-cell>
          <table:table-cell office:value-type="string">
            <text:p>Klas</text:p>
          </table:table-cell>
          <table:table-cell office:value-type="string">
            <text:p>Albin",male,18,1,1,350404,7.8542,,S,,,,,,,,,,,,,,</text:p>
            <text:p>177,0,3,"Lefebre,</text:p>
          </table:table-cell>
          <table:table-cell office:value-type="string">
            <text:p>Master.</text:p>
          </table:table-cell>
          <table:table-cell office:value-type="string">
            <text:p>Henry</text:p>
          </table:table-cell>
          <table:table-cell office:value-type="string">
            <text:p>Forbes",male,,3,1,4133,25.4667,,S,,,,,,,,,,,,,,</text:p>
            <text:p>178,0,1,"Isham,</text:p>
          </table:table-cell>
          <table:table-cell office:value-type="string">
            <text:p>Miss.</text:p>
          </table:table-cell>
          <table:table-cell office:value-type="string">
            <text:p>Ann</text:p>
          </table:table-cell>
          <table:table-cell office:value-type="string">
            <text:p>Elizabeth",female,50,0,0,PC</text:p>
          </table:table-cell>
          <table:table-cell office:value-type="string">
            <text:p>17595,28.7125,C49,C,,,,,,,,,,,,,,</text:p>
            <text:p>179,0,2,"Hale,</text:p>
          </table:table-cell>
          <table:table-cell office:value-type="string">
            <text:p>Mr.</text:p>
          </table:table-cell>
          <table:table-cell office:value-type="string">
            <text:p>Reginald",male,30,0,0,250653,13,,S,,,,,,,,,,,,,,</text:p>
            <text:p>180,0,3,"Leonard,</text:p>
          </table:table-cell>
          <table:table-cell office:value-type="string">
            <text:p>Mr.</text:p>
          </table:table-cell>
          <table:table-cell office:value-type="string">
            <text:p>Lionel",male,36,0,0,LINE,0,,S,,,,,,,,,,,,,,</text:p>
            <text:p>181,0,3,"Sage,</text:p>
          </table:table-cell>
          <table:table-cell office:value-type="string">
            <text:p>Miss.</text:p>
          </table:table-cell>
          <table:table-cell office:value-type="string">
            <text:p>Constance</text:p>
          </table:table-cell>
          <table:table-cell office:value-type="string">
            <text:p>Gladys",female,,8,2,CA.</text:p>
          </table:table-cell>
          <table:table-cell office:value-type="string">
            <text:p>2343,69.55,,S,,,,,,,,,,,,,,</text:p>
            <text:p>182,0,2,"Pernot,</text:p>
          </table:table-cell>
          <table:table-cell office:value-type="string">
            <text:p>Mr.</text:p>
          </table:table-cell>
          <table:table-cell office:value-type="string">
            <text:p>Rene",male,,0,0,SC/PARIS</text:p>
          </table:table-cell>
          <table:table-cell office:value-type="string">
            <text:p>2131,15.05,,C,,,,,,,,,,,,,,</text:p>
            <text:p>183,0,3,"Asplund,</text:p>
          </table:table-cell>
          <table:table-cell office:value-type="string">
            <text:p>Master.</text:p>
          </table:table-cell>
          <table:table-cell office:value-type="string">
            <text:p>Clarence</text:p>
          </table:table-cell>
          <table:table-cell office:value-type="string">
            <text:p>Gustaf</text:p>
          </table:table-cell>
          <table:table-cell office:value-type="string">
            <text:p>Hugo",male,9,4,2,347077,31.3875,,S,,,,,,,,,,,,,,</text:p>
            <text:p>184,1,2,"Becker,</text:p>
          </table:table-cell>
          <table:table-cell office:value-type="string">
            <text:p>Master.</text:p>
          </table:table-cell>
          <table:table-cell office:value-type="string">
            <text:p>Richard</text:p>
          </table:table-cell>
          <table:table-cell office:value-type="string">
            <text:p>F",male,1,2,1,230136,39,F4,S,,,,,,,,,,,,,,</text:p>
            <text:p>185,1,3,"Kink-Heilmann,</text:p>
          </table:table-cell>
          <table:table-cell office:value-type="string">
            <text:p>Miss.</text:p>
          </table:table-cell>
          <table:table-cell office:value-type="string">
            <text:p>Luise</text:p>
          </table:table-cell>
          <table:table-cell office:value-type="string">
            <text:p>Gretchen",female,4,0,2,315153,22.025,,S,,,,,,,,,,,,,,</text:p>
            <text:p>186,0,1,"Rood,</text:p>
          </table:table-cell>
          <table:table-cell office:value-type="string">
            <text:p>Mr.</text:p>
          </table:table-cell>
          <table:table-cell office:value-type="string">
            <text:p>Hugh</text:p>
          </table:table-cell>
          <table:table-cell office:value-type="string">
            <text:p>Roscoe",male,,0,0,113767,50,A32,S,,,,,,,,,,,,,,</text:p>
            <text:p>187,1,3,"O'Brien,</text:p>
          </table:table-cell>
          <table:table-cell office:value-type="string">
            <text:p>Mrs.</text:p>
          </table:table-cell>
          <table:table-cell office:value-type="string">
            <text:p>Thomas</text:p>
          </table:table-cell>
          <table:table-cell office:value-type="string">
            <text:p>(Johanna</text:p>
          </table:table-cell>
          <table:table-cell office:value-type="string">
            <text:p>Hannah""</text:p>
          </table:table-cell>
          <table:table-cell office:value-type="string">
            <text:p>Godfrey)",female,,1,0,370365,15.5,,Q,,,,,,,,,,,,,,</text:p>
            <text:p>188,1,1,"Romaine,</text:p>
          </table:table-cell>
          <table:table-cell office:value-type="string">
            <text:p>Mr.</text:p>
          </table:table-cell>
          <table:table-cell office:value-type="string">
            <text:p>Charles</text:p>
          </table:table-cell>
          <table:table-cell office:value-type="string">
            <text:p>Hallace</text:p>
          </table:table-cell>
          <table:table-cell office:value-type="string">
            <text:p>(""Mr</text:p>
          </table:table-cell>
          <table:table-cell office:value-type="string">
            <text:p>C</text:p>
          </table:table-cell>
          <table:table-cell office:value-type="string">
            <text:p>Rolmane"")",male,45,0,0,111428,26.55,,S,,,,,,,,,,,,,,</text:p>
            <text:p>189,0,3,"Bourke,</text:p>
          </table:table-cell>
          <table:table-cell office:value-type="string">
            <text:p>Mr.</text:p>
          </table:table-cell>
          <table:table-cell office:value-type="string">
            <text:p>John",male,40,1,1,364849,15.5,,Q,,,,,,,,,,,,,,</text:p>
            <text:p>190,0,3,"Turcin,</text:p>
          </table:table-cell>
          <table:table-cell office:value-type="string">
            <text:p>Mr.</text:p>
          </table:table-cell>
          <table:table-cell office:value-type="string">
            <text:p>Stjepan",male,36,0,0,349247,7.8958,,S,,,,,,,,,,,,,,</text:p>
            <text:p>191,1,2,"Pinsky,</text:p>
          </table:table-cell>
          <table:table-cell office:value-type="string">
            <text:p>Mrs.</text:p>
          </table:table-cell>
          <table:table-cell office:value-type="string">
            <text:p>(Rosa)",female,32,0,0,234604,13,,S,,,,,,,,,,,,,,</text:p>
            <text:p>192,0,2,"Carbines,</text:p>
          </table:table-cell>
          <table:table-cell office:value-type="string">
            <text:p>Mr.</text:p>
          </table:table-cell>
          <table:table-cell office:value-type="string">
            <text:p>William",male,19,0,0,28424,13,,S,,,,,,,,,,,,,,</text:p>
            <text:p>193,1,3,"Andersen-Jensen,</text:p>
          </table:table-cell>
          <table:table-cell office:value-type="string">
            <text:p>Miss.</text:p>
          </table:table-cell>
          <table:table-cell office:value-type="string">
            <text:p>Carla</text:p>
          </table:table-cell>
          <table:table-cell office:value-type="string">
            <text:p>Christine</text:p>
          </table:table-cell>
          <table:table-cell office:value-type="string">
            <text:p>Nielsine",female,19,1,0,350046,7.8542,,S,,,,,,,,,,,,,,</text:p>
            <text:p>194,1,2,"Navratil,</text:p>
          </table:table-cell>
          <table:table-cell office:value-type="string">
            <text:p>Master.</text:p>
          </table:table-cell>
          <table:table-cell office:value-type="string">
            <text:p>Michel</text:p>
          </table:table-cell>
          <table:table-cell office:value-type="string">
            <text:p>M",male,3,1,1,230080,26,F2,S,,,,,,,,,,,,,,</text:p>
            <text:p>195,1,1,"Brown,</text:p>
          </table:table-cell>
          <table:table-cell office:value-type="string">
            <text:p>Mrs.</text:p>
          </table:table-cell>
          <table:table-cell office:value-type="string">
            <text:p>James</text:p>
          </table:table-cell>
          <table:table-cell office:value-type="string">
            <text:p>Joseph</text:p>
          </table:table-cell>
          <table:table-cell office:value-type="string">
            <text:p>(Margaret</text:p>
          </table:table-cell>
          <table:table-cell office:value-type="string">
            <text:p>Tobin)",female,44,0,0,PC</text:p>
          </table:table-cell>
          <table:table-cell office:value-type="string">
            <text:p>17610,27.7208,B4,C,,,,,,,,,,,,,,</text:p>
            <text:p>196,1,1,"Lurette,</text:p>
          </table:table-cell>
          <table:table-cell office:value-type="string">
            <text:p>Miss.</text:p>
          </table:table-cell>
          <table:table-cell office:value-type="string">
            <text:p>Elise",female,58,0,0,PC</text:p>
          </table:table-cell>
          <table:table-cell office:value-type="string">
            <text:p>17569,146.5208,B80,C,,,,,,,,,,,,,,</text:p>
            <text:p>197,0,3,"Mernagh,</text:p>
          </table:table-cell>
          <table:table-cell office:value-type="string">
            <text:p>Mr.</text:p>
          </table:table-cell>
          <table:table-cell office:value-type="string">
            <text:p>Robert",male,,0,0,368703,7.75,,Q,,,,,,,,,,,,,,</text:p>
            <text:p>198,0,3,"Olsen,</text:p>
          </table:table-cell>
          <table:table-cell office:value-type="string">
            <text:p>Mr.</text:p>
          </table:table-cell>
          <table:table-cell office:value-type="string">
            <text:p>Karl</text:p>
          </table:table-cell>
          <table:table-cell office:value-type="string">
            <text:p>Siegwart</text:p>
          </table:table-cell>
          <table:table-cell office:value-type="string">
            <text:p>Andreas",male,42,0,1,4579,8.4042,,S,,,,,,,,,,,,,,</text:p>
            <text:p>199,1,3,"Madigan,</text:p>
          </table:table-cell>
          <table:table-cell office:value-type="string">
            <text:p>Miss.</text:p>
          </table:table-cell>
          <table:table-cell office:value-type="string">
            <text:p>Margaret</text:p>
          </table:table-cell>
          <table:table-cell office:value-type="string">
            <text:p>Maggie""",female,,0,0,370370,7.75,,Q,,,,,,,,,,,,,,</text:p>
            <text:p>200,0,2,"Yrois,</text:p>
          </table:table-cell>
          <table:table-cell office:value-type="string">
            <text:p>Miss.</text:p>
          </table:table-cell>
          <table:table-cell office:value-type="string">
            <text:p>Henriette</text:p>
          </table:table-cell>
          <table:table-cell office:value-type="string">
            <text:p>(""Mrs</text:p>
          </table:table-cell>
          <table:table-cell office:value-type="string">
            <text:p>Harbeck"")",female,24,0,0,248747,13,,S,,,,,,,,,,,,,,</text:p>
            <text:p>201,0,3,"Vande</text:p>
          </table:table-cell>
          <table:table-cell office:value-type="string">
            <text:p>Walle,</text:p>
          </table:table-cell>
          <table:table-cell office:value-type="string">
            <text:p>Mr.</text:p>
          </table:table-cell>
          <table:table-cell office:value-type="string">
            <text:p>Nestor</text:p>
          </table:table-cell>
          <table:table-cell office:value-type="string">
            <text:p>Cyriel",male,28,0,0,345770,9.5,,S,,,,,,,,,,,,,,</text:p>
            <text:p>202,0,3,"Sage,</text:p>
          </table:table-cell>
          <table:table-cell office:value-type="string">
            <text:p>Mr.</text:p>
          </table:table-cell>
          <table:table-cell office:value-type="string">
            <text:p>Frederick",male,,8,2,CA.</text:p>
          </table:table-cell>
          <table:table-cell office:value-type="string">
            <text:p>2343,69.55,,S,,,,,,,,,,,,,,</text:p>
            <text:p>203,0,3,"Johanson,</text:p>
          </table:table-cell>
          <table:table-cell office:value-type="string">
            <text:p>Mr.</text:p>
          </table:table-cell>
          <table:table-cell office:value-type="string">
            <text:p>Jakob</text:p>
          </table:table-cell>
          <table:table-cell office:value-type="string">
            <text:p>Alfred",male,34,0,0,3101264,6.4958,,S,,,,,,,,,,,,,,</text:p>
            <text:p>204,0,3,"Youseff,</text:p>
          </table:table-cell>
          <table:table-cell office:value-type="string">
            <text:p>Mr.</text:p>
          </table:table-cell>
          <table:table-cell office:value-type="string">
            <text:p>Gerious",male,45.5,0,0,2628,7.225,,C,,,,,,,,,,,,,,</text:p>
            <text:p>205,1,3,"Cohen,</text:p>
          </table:table-cell>
          <table:table-cell office:value-type="string">
            <text:p>Mr.</text:p>
          </table:table-cell>
          <table:table-cell office:value-type="string">
            <text:p>Gurshon</text:p>
          </table:table-cell>
          <table:table-cell office:value-type="string">
            <text:p>Gus""",male,18,0,0,A/5</text:p>
          </table:table-cell>
          <table:table-cell office:value-type="string">
            <text:p>3540,8.05,,S,,,,,,,,,,,,,,</text:p>
            <text:p>206,0,3,"Strom,</text:p>
          </table:table-cell>
          <table:table-cell office:value-type="string">
            <text:p>Miss.</text:p>
          </table:table-cell>
          <table:table-cell office:value-type="string">
            <text:p>Telma</text:p>
          </table:table-cell>
          <table:table-cell office:value-type="string">
            <text:p>Matilda",female,2,0,1,347054,10.4625,G6,S,,,,,,,,,,,,,,</text:p>
            <text:p>207,0,3,"Backstrom,</text:p>
          </table:table-cell>
          <table:table-cell office:value-type="string">
            <text:p>Mr.</text:p>
          </table:table-cell>
          <table:table-cell office:value-type="string">
            <text:p>Karl</text:p>
          </table:table-cell>
          <table:table-cell office:value-type="string">
            <text:p>Alfred",male,32,1,0,3101278,15.85,,S,,,,,,,,,,,,,,</text:p>
            <text:p>208,1,3,"Albimona,</text:p>
          </table:table-cell>
          <table:table-cell office:value-type="string">
            <text:p>Mr.</text:p>
          </table:table-cell>
          <table:table-cell office:value-type="string">
            <text:p>Nassef</text:p>
          </table:table-cell>
          <table:table-cell office:value-type="string">
            <text:p>Cassem",male,26,0,0,2699,18.7875,,C,,,,,,,,,,,,,,</text:p>
            <text:p>209,1,3,"Carr,</text:p>
          </table:table-cell>
          <table:table-cell office:value-type="string">
            <text:p>Miss.</text:p>
          </table:table-cell>
          <table:table-cell office:value-type="string">
            <text:p>Helen</text:p>
          </table:table-cell>
          <table:table-cell office:value-type="string">
            <text:p>Ellen""",female,16,0,0,367231,7.75,,Q,,,,,,,,,,,,,,</text:p>
            <text:p>210,1,1,"Blank,</text:p>
          </table:table-cell>
          <table:table-cell office:value-type="string">
            <text:p>Mr.</text:p>
          </table:table-cell>
          <table:table-cell office:value-type="string">
            <text:p>Henry",male,40,0,0,112277,31,A31,C,,,,,,,,,,,,,,</text:p>
            <text:p>211,0,3,"Ali,</text:p>
          </table:table-cell>
          <table:table-cell office:value-type="string">
            <text:p>Mr.</text:p>
          </table:table-cell>
          <table:table-cell office:value-type="string">
            <text:p>Ahmed",male,24,0,0,SOTON/O.Q.</text:p>
          </table:table-cell>
          <table:table-cell office:value-type="string">
            <text:p>3101311,7.05,,S,,,,,,,,,,,,,,</text:p>
            <text:p>212,1,2,"Cameron,</text:p>
          </table:table-cell>
          <table:table-cell office:value-type="string">
            <text:p>Miss.</text:p>
          </table:table-cell>
          <table:table-cell office:value-type="string">
            <text:p>Clear</text:p>
          </table:table-cell>
          <table:table-cell office:value-type="string">
            <text:p>Annie",female,35,0,0,F.C.C.</text:p>
          </table:table-cell>
          <table:table-cell office:value-type="string">
            <text:p>13528,21,,S,,,,,,,,,,,,,,</text:p>
            <text:p>213,0,3,"Perkin,</text:p>
          </table:table-cell>
          <table:table-cell office:value-type="string">
            <text:p>Mr.</text:p>
          </table:table-cell>
          <table:table-cell office:value-type="string">
            <text:p>John</text:p>
          </table:table-cell>
          <table:table-cell office:value-type="string">
            <text:p>Henry",male,22,0,0,A/5</text:p>
          </table:table-cell>
          <table:table-cell office:value-type="string">
            <text:p>21174,7.25,,S,,,,,,,,,,,,,,</text:p>
            <text:p>214,0,2,"Givard,</text:p>
          </table:table-cell>
          <table:table-cell office:value-type="string">
            <text:p>Mr.</text:p>
          </table:table-cell>
          <table:table-cell office:value-type="string">
            <text:p>Hans</text:p>
          </table:table-cell>
          <table:table-cell office:value-type="string">
            <text:p>Kristensen",male,30,0,0,250646,13,,S,,,,,,,,,,,,,,</text:p>
            <text:p>215,0,3,"Kiernan,</text:p>
          </table:table-cell>
          <table:table-cell office:value-type="string">
            <text:p>Mr.</text:p>
          </table:table-cell>
          <table:table-cell office:value-type="string">
            <text:p>Philip",male,,1,0,367229,7.75,,Q,,,,,,,,,,,,,,</text:p>
            <text:p>216,1,1,"Newell,</text:p>
          </table:table-cell>
          <table:table-cell office:value-type="string">
            <text:p>Miss.</text:p>
          </table:table-cell>
          <table:table-cell office:value-type="string">
            <text:p>Madeleine",female,31,1,0,35273,113.275,D36,C,,,,,,,,,,,,,,</text:p>
            <text:p>217,1,3,"Honkanen,</text:p>
          </table:table-cell>
          <table:table-cell office:value-type="string">
            <text:p>Miss.</text:p>
          </table:table-cell>
          <table:table-cell office:value-type="string">
            <text:p>Eliina",female,27,0,0,STON/O2.</text:p>
          </table:table-cell>
          <table:table-cell office:value-type="string">
            <text:p>3101283,7.925,,S,,,,,,,,,,,,,,</text:p>
            <text:p>218,0,2,"Jacobsohn,</text:p>
          </table:table-cell>
          <table:table-cell office:value-type="string">
            <text:p>Mr.</text:p>
          </table:table-cell>
          <table:table-cell office:value-type="string">
            <text:p>Sidney</text:p>
          </table:table-cell>
          <table:table-cell office:value-type="string">
            <text:p>Samuel",male,42,1,0,243847,27,,S,,,,,,,,,,,,,,</text:p>
            <text:p>219,1,1,"Bazzani,</text:p>
          </table:table-cell>
          <table:table-cell office:value-type="string">
            <text:p>Miss.</text:p>
          </table:table-cell>
          <table:table-cell office:value-type="string">
            <text:p>Albina",female,32,0,0,11813,76.2917,D15,C,,,,,,,,,,,,,,</text:p>
            <text:p>220,0,2,"Harris,</text:p>
          </table:table-cell>
          <table:table-cell office:value-type="string">
            <text:p>Mr.</text:p>
          </table:table-cell>
          <table:table-cell office:value-type="string">
            <text:p>Walter",male,30,0,0,W/C</text:p>
          </table:table-cell>
          <table:table-cell office:value-type="string">
            <text:p>14208,10.5,,S,,,,,,,,,,,,,,</text:p>
            <text:p>221,1,3,"Sunderland,</text:p>
          </table:table-cell>
          <table:table-cell office:value-type="string">
            <text:p>Mr.</text:p>
          </table:table-cell>
          <table:table-cell office:value-type="string">
            <text:p>Victor</text:p>
          </table:table-cell>
          <table:table-cell office:value-type="string">
            <text:p>Francis",male,16,0,0,SOTON/OQ</text:p>
          </table:table-cell>
          <table:table-cell office:value-type="string">
            <text:p>392089,8.05,,S,,,,,,,,,,,,,,</text:p>
            <text:p>222,0,2,"Bracken,</text:p>
          </table:table-cell>
          <table:table-cell office:value-type="string">
            <text:p>Mr.</text:p>
          </table:table-cell>
          <table:table-cell office:value-type="string">
            <text:p>James</text:p>
          </table:table-cell>
          <table:table-cell office:value-type="string">
            <text:p>H",male,27,0,0,220367,13,,S,,,,,,,,,,,,,,</text:p>
            <text:p>223,0,3,"Green,</text:p>
          </table:table-cell>
          <table:table-cell office:value-type="string">
            <text:p>Mr.</text:p>
          </table:table-cell>
          <table:table-cell office:value-type="string">
            <text:p>George</text:p>
          </table:table-cell>
          <table:table-cell office:value-type="string">
            <text:p>Henry",male,51,0,0,21440,8.05,,S,,,,,,,,,,,,,,</text:p>
            <text:p>224,0,3,"Nenkoff,</text:p>
          </table:table-cell>
          <table:table-cell office:value-type="string">
            <text:p>Mr.</text:p>
          </table:table-cell>
          <table:table-cell office:value-type="string">
            <text:p>Christo",male,,0,0,349234,7.8958,,S,,,,,,,,,,,,,,</text:p>
            <text:p>225,1,1,"Hoyt,</text:p>
          </table:table-cell>
          <table:table-cell office:value-type="string">
            <text:p>Mr.</text:p>
          </table:table-cell>
          <table:table-cell office:value-type="string">
            <text:p>Frederick</text:p>
          </table:table-cell>
          <table:table-cell office:value-type="string">
            <text:p>Maxfield",male,38,1,0,19943,90,C93,S,,,,,,,,,,,,,,</text:p>
            <text:p>226,0,3,"Berglund,</text:p>
          </table:table-cell>
          <table:table-cell office:value-type="string">
            <text:p>Mr.</text:p>
          </table:table-cell>
          <table:table-cell office:value-type="string">
            <text:p>Karl</text:p>
          </table:table-cell>
          <table:table-cell office:value-type="string">
            <text:p>Ivar</text:p>
          </table:table-cell>
          <table:table-cell office:value-type="string">
            <text:p>Sven",male,22,0,0,PP</text:p>
          </table:table-cell>
          <table:table-cell office:value-type="string">
            <text:p>4348,9.35,,S,,,,,,,,,,,,,,</text:p>
            <text:p>227,1,2,"Mellors,</text:p>
          </table:table-cell>
          <table:table-cell office:value-type="string">
            <text:p>Mr.</text:p>
          </table:table-cell>
          <table:table-cell office:value-type="string">
            <text:p>William</text:p>
          </table:table-cell>
          <table:table-cell office:value-type="string">
            <text:p>John",male,19,0,0,SW/PP</text:p>
          </table:table-cell>
          <table:table-cell office:value-type="string">
            <text:p>751,10.5,,S,,,,,,,,,,,,,,</text:p>
            <text:p>228,0,3,"Lovell,</text:p>
          </table:table-cell>
          <table:table-cell office:value-type="string">
            <text:p>Mr.</text:p>
          </table:table-cell>
          <table:table-cell office:value-type="string">
            <text:p>John</text:p>
          </table:table-cell>
          <table:table-cell office:value-type="string">
            <text:p>Hall</text:p>
          </table:table-cell>
          <table:table-cell office:value-type="string">
            <text:p>(""Henry"")",male,20.5,0,0,A/5</text:p>
          </table:table-cell>
          <table:table-cell office:value-type="string">
            <text:p>21173,7.25,,S,,,,,,,,,,,,,,</text:p>
            <text:p>229,0,2,"Fahlstrom,</text:p>
          </table:table-cell>
          <table:table-cell office:value-type="string">
            <text:p>Mr.</text:p>
          </table:table-cell>
          <table:table-cell office:value-type="string">
            <text:p>Arne</text:p>
          </table:table-cell>
          <table:table-cell office:value-type="string">
            <text:p>Jonas",male,18,0,0,236171,13,,S,,,,,,,,,,,,,,</text:p>
            <text:p>230,0,3,"Lefebre,</text:p>
          </table:table-cell>
          <table:table-cell office:value-type="string">
            <text:p>Miss.</text:p>
          </table:table-cell>
          <table:table-cell office:value-type="string">
            <text:p>Mathilde",female,,3,1,4133,25.4667,,S,,,,,,,,,,,,,,</text:p>
            <text:p>231,1,1,"Harris,</text:p>
          </table:table-cell>
          <table:table-cell office:value-type="string">
            <text:p>Mrs.</text:p>
          </table:table-cell>
          <table:table-cell office:value-type="string">
            <text:p>Henry</text:p>
          </table:table-cell>
          <table:table-cell office:value-type="string">
            <text:p>Birkhardt</text:p>
          </table:table-cell>
          <table:table-cell office:value-type="string">
            <text:p>(Irene</text:p>
          </table:table-cell>
          <table:table-cell office:value-type="string">
            <text:p>Wallach)",female,35,1,0,36973,83.475,C83,S,,,,,,,,,,,,,,</text:p>
            <text:p>232,0,3,"Larsson,</text:p>
          </table:table-cell>
          <table:table-cell office:value-type="string">
            <text:p>Mr.</text:p>
          </table:table-cell>
          <table:table-cell office:value-type="string">
            <text:p>Bengt</text:p>
          </table:table-cell>
          <table:table-cell office:value-type="string">
            <text:p>Edvin",male,29,0,0,347067,7.775,,S,,,,,,,,,,,,,,</text:p>
            <text:p>233,0,2,"Sjostedt,</text:p>
          </table:table-cell>
          <table:table-cell office:value-type="string">
            <text:p>Mr.</text:p>
          </table:table-cell>
          <table:table-cell office:value-type="string">
            <text:p>Ernst</text:p>
          </table:table-cell>
          <table:table-cell office:value-type="string">
            <text:p>Adolf",male,59,0,0,237442,13.5,,S,,,,,,,,,,,,,,</text:p>
            <text:p>234,1,3,"Asplund,</text:p>
          </table:table-cell>
          <table:table-cell office:value-type="string">
            <text:p>Miss.</text:p>
          </table:table-cell>
          <table:table-cell office:value-type="string">
            <text:p>Lillian</text:p>
          </table:table-cell>
          <table:table-cell office:value-type="string">
            <text:p>Gertrud",female,5,4,2,347077,31.3875,,S,,,,,,,,,,,,,,</text:p>
            <text:p>235,0,2,"Leyson,</text:p>
          </table:table-cell>
          <table:table-cell office:value-type="string">
            <text:p>Mr.</text:p>
          </table:table-cell>
          <table:table-cell office:value-type="string">
            <text:p>Robert</text:p>
          </table:table-cell>
          <table:table-cell office:value-type="string">
            <text:p>William</text:p>
          </table:table-cell>
          <table:table-cell office:value-type="string">
            <text:p>Norman",male,24,0,0,C.A.</text:p>
          </table:table-cell>
          <table:table-cell office:value-type="string">
            <text:p>29566,10.5,,S,,,,,,,,,,,,,,</text:p>
            <text:p>236,0,3,"Harknett,</text:p>
          </table:table-cell>
          <table:table-cell office:value-type="string">
            <text:p>Miss.</text:p>
          </table:table-cell>
          <table:table-cell office:value-type="string">
            <text:p>Alice</text:p>
          </table:table-cell>
          <table:table-cell office:value-type="string">
            <text:p>Phoebe",female,,0,0,W./C.</text:p>
          </table:table-cell>
          <table:table-cell office:value-type="string">
            <text:p>6609,7.55,,S,,,,,,,,,,,,,,</text:p>
            <text:p>237,0,2,"Hold,</text:p>
          </table:table-cell>
          <table:table-cell office:value-type="string">
            <text:p>Mr.</text:p>
          </table:table-cell>
          <table:table-cell office:value-type="string">
            <text:p>Stephen",male,44,1,0,26707,26,,S,,,,,,,,,,,,,,</text:p>
            <text:p>238,1,2,"Collyer,</text:p>
          </table:table-cell>
          <table:table-cell office:value-type="string">
            <text:p>Miss.</text:p>
          </table:table-cell>
          <table:table-cell office:value-type="string">
            <text:p>Marjorie</text:p>
          </table:table-cell>
          <table:table-cell office:value-type="string">
            <text:p>Lottie""",female,8,0,2,C.A.</text:p>
          </table:table-cell>
          <table:table-cell office:value-type="string">
            <text:p>31921,26.25,,S,,,,,,,,,,,,,,</text:p>
            <text:p>239,0,2,"Pengelly,</text:p>
          </table:table-cell>
          <table:table-cell office:value-type="string">
            <text:p>Mr.</text:p>
          </table:table-cell>
          <table:table-cell office:value-type="string">
            <text:p>Frederick</text:p>
          </table:table-cell>
          <table:table-cell office:value-type="string">
            <text:p>William",male,19,0,0,28665,10.5,,S,,,,,,,,,,,,,,</text:p>
            <text:p>240,0,2,"Hunt,</text:p>
          </table:table-cell>
          <table:table-cell office:value-type="string">
            <text:p>Mr.</text:p>
          </table:table-cell>
          <table:table-cell office:value-type="string">
            <text:p>George</text:p>
          </table:table-cell>
          <table:table-cell office:value-type="string">
            <text:p>Henry",male,33,0,0,SCO/W</text:p>
          </table:table-cell>
          <table:table-cell office:value-type="string">
            <text:p>1585,12.275,,S,,,,,,,,,,,,,,</text:p>
            <text:p>241,0,3,"Zabour,</text:p>
          </table:table-cell>
          <table:table-cell office:value-type="string">
            <text:p>Miss.</text:p>
          </table:table-cell>
          <table:table-cell office:value-type="string">
            <text:p>Thamine",female,,1,0,2665,14.4542,,C,,,,,,,,,,,,,,</text:p>
            <text:p>242,1,3,"Murphy,</text:p>
          </table:table-cell>
          <table:table-cell office:value-type="string">
            <text:p>Miss.</text:p>
          </table:table-cell>
          <table:table-cell office:value-type="string">
            <text:p>Katherine</text:p>
          </table:table-cell>
          <table:table-cell office:value-type="string">
            <text:p>Kate""",female,,1,0,367230,15.5,,Q,,,,,,,,,,,,,,</text:p>
            <text:p>243,0,2,"Coleridge,</text:p>
          </table:table-cell>
          <table:table-cell office:value-type="string">
            <text:p>Mr.</text:p>
          </table:table-cell>
          <table:table-cell office:value-type="string">
            <text:p>Reginald</text:p>
          </table:table-cell>
          <table:table-cell office:value-type="string">
            <text:p>Charles",male,29,0,0,W./C.</text:p>
          </table:table-cell>
          <table:table-cell office:value-type="string">
            <text:p>14263,10.5,,S,,,,,,,,,,,,,,</text:p>
            <text:p>244,0,3,"Maenpaa,</text:p>
          </table:table-cell>
          <table:table-cell office:value-type="string">
            <text:p>Mr.</text:p>
          </table:table-cell>
          <table:table-cell office:value-type="string">
            <text:p>Matti</text:p>
          </table:table-cell>
          <table:table-cell office:value-type="string">
            <text:p>Alexanteri",male,22,0,0,STON/O</text:p>
          </table:table-cell>
          <table:table-cell office:value-type="float" office:value="2">
            <text:p>2</text:p>
          </table:table-cell>
          <table:table-cell office:value-type="string">
            <text:p>3101275,7.125,,S,,,,,,,,,,,,,,</text:p>
            <text:p>245,0,3,"Attalah,</text:p>
          </table:table-cell>
          <table:table-cell office:value-type="string">
            <text:p>Mr.</text:p>
          </table:table-cell>
          <table:table-cell office:value-type="string">
            <text:p>Sleiman",male,30,0,0,2694,7.225,,C,,,,,,,,,,,,,,</text:p>
            <text:p>246,0,1,"Minahan,</text:p>
          </table:table-cell>
          <table:table-cell office:value-type="string">
            <text:p>Dr.</text:p>
          </table:table-cell>
          <table:table-cell office:value-type="string">
            <text:p>William</text:p>
          </table:table-cell>
          <table:table-cell office:value-type="string">
            <text:p>Edward",male,44,2,0,19928,90,C78,Q,,,,,,,,,,,,,,</text:p>
            <text:p>247,0,3,"Lindahl,</text:p>
          </table:table-cell>
          <table:table-cell office:value-type="string">
            <text:p>Miss.</text:p>
          </table:table-cell>
          <table:table-cell office:value-type="string">
            <text:p>Agda</text:p>
          </table:table-cell>
          <table:table-cell office:value-type="string">
            <text:p>Thorilda</text:p>
          </table:table-cell>
          <table:table-cell office:value-type="string">
            <text:p>Viktoria",female,25,0,0,347071,7.775,,S,,,,,,,,,,,,,,</text:p>
            <text:p>248,1,2,"Hamalainen,</text:p>
          </table:table-cell>
          <table:table-cell office:value-type="string">
            <text:p>Mrs.</text:p>
          </table:table-cell>
          <table:table-cell office:value-type="string">
            <text:p>William</text:p>
          </table:table-cell>
          <table:table-cell office:value-type="string">
            <text:p>(Anna)",female,24,0,2,250649,14.5,,S,,,,,,,,,,,,,,</text:p>
            <text:p>249,1,1,"Beckwith,</text:p>
          </table:table-cell>
          <table:table-cell office:value-type="string">
            <text:p>Mr.</text:p>
          </table:table-cell>
          <table:table-cell office:value-type="string">
            <text:p>Richard</text:p>
          </table:table-cell>
          <table:table-cell office:value-type="string">
            <text:p>Leonard",male,37,1,1,11751,52.5542,D35,S,,,,,,,,,,,,,,</text:p>
            <text:p>250,0,2,"Carter,</text:p>
          </table:table-cell>
          <table:table-cell office:value-type="string">
            <text:p>Rev.</text:p>
          </table:table-cell>
          <table:table-cell office:value-type="string">
            <text:p>Ernest</text:p>
          </table:table-cell>
          <table:table-cell office:value-type="string">
            <text:p>Courtenay",male,54,1,0,244252,26,,S,,,,,,,,,,,,,,</text:p>
            <text:p>251,0,3,"Reed,</text:p>
          </table:table-cell>
          <table:table-cell office:value-type="string">
            <text:p>Mr.</text:p>
          </table:table-cell>
          <table:table-cell office:value-type="string">
            <text:p>James</text:p>
          </table:table-cell>
          <table:table-cell office:value-type="string">
            <text:p>George",male,,0,0,362316,7.25,,S,,,,,,,,,,,,,,</text:p>
            <text:p>252,0,3,"Strom,</text:p>
          </table:table-cell>
          <table:table-cell office:value-type="string">
            <text:p>Mrs.</text:p>
          </table:table-cell>
          <table:table-cell office:value-type="string">
            <text:p>Wilhelm</text:p>
          </table:table-cell>
          <table:table-cell office:value-type="string">
            <text:p>(Elna</text:p>
          </table:table-cell>
          <table:table-cell office:value-type="string">
            <text:p>Matilda</text:p>
          </table:table-cell>
          <table:table-cell office:value-type="string">
            <text:p>Persson)",female,29,1,1,347054,10.4625,G6,S,,,,,,,,,,,,,,</text:p>
            <text:p>253,0,1,"Stead,</text:p>
          </table:table-cell>
          <table:table-cell office:value-type="string">
            <text:p>Mr.</text:p>
          </table:table-cell>
          <table:table-cell office:value-type="string">
            <text:p>William</text:p>
          </table:table-cell>
          <table:table-cell office:value-type="string">
            <text:p>Thomas",male,62,0,0,113514,26.55,C87,S,,,,,,,,,,,,,,</text:p>
            <text:p>254,0,3,"Lobb,</text:p>
          </table:table-cell>
          <table:table-cell office:value-type="string">
            <text:p>Mr.</text:p>
          </table:table-cell>
          <table:table-cell office:value-type="string">
            <text:p>William</text:p>
          </table:table-cell>
          <table:table-cell office:value-type="string">
            <text:p>Arthur",male,30,1,0,A/5.</text:p>
          </table:table-cell>
          <table:table-cell office:value-type="string">
            <text:p>3336,16.1,,S,,,,,,,,,,,,,,</text:p>
            <text:p>255,0,3,"Rosblom,</text:p>
          </table:table-cell>
          <table:table-cell office:value-type="string">
            <text:p>Mrs.</text:p>
          </table:table-cell>
          <table:table-cell office:value-type="string">
            <text:p>Viktor</text:p>
          </table:table-cell>
          <table:table-cell office:value-type="string">
            <text:p>(Helena</text:p>
          </table:table-cell>
          <table:table-cell office:value-type="string">
            <text:p>Wilhelmina)",female,41,0,2,370129,20.2125,,S,,,,,,,,,,,,,,</text:p>
            <text:p>256,1,3,"Touma,</text:p>
          </table:table-cell>
          <table:table-cell office:value-type="string">
            <text:p>Mrs.</text:p>
          </table:table-cell>
          <table:table-cell office:value-type="string">
            <text:p>Darwis</text:p>
          </table:table-cell>
          <table:table-cell office:value-type="string">
            <text:p>(Hanne</text:p>
          </table:table-cell>
          <table:table-cell office:value-type="string">
            <text:p>Youssef</text:p>
          </table:table-cell>
          <table:table-cell office:value-type="string">
            <text:p>Razi)",female,29,0,2,2650,15.2458,,C,,,,,,,,,,,,,,</text:p>
            <text:p>257,1,1,"Thorne,</text:p>
          </table:table-cell>
          <table:table-cell office:value-type="string">
            <text:p>Mrs.</text:p>
          </table:table-cell>
          <table:table-cell office:value-type="string">
            <text:p>Gertrude</text:p>
          </table:table-cell>
          <table:table-cell office:value-type="string">
            <text:p>Maybelle",female,,0,0,PC</text:p>
          </table:table-cell>
          <table:table-cell office:value-type="string">
            <text:p>17585,79.2,,C,,,,,,,,,,,,,,</text:p>
            <text:p>258,1,1,"Cherry,</text:p>
          </table:table-cell>
          <table:table-cell office:value-type="string">
            <text:p>Miss.</text:p>
          </table:table-cell>
          <table:table-cell office:value-type="string">
            <text:p>Gladys",female,30,0,0,110152,86.5,B77,S,,,,,,,,,,,,,,</text:p>
            <text:p>259,1,1,"Ward,</text:p>
          </table:table-cell>
          <table:table-cell office:value-type="string">
            <text:p>Miss.</text:p>
          </table:table-cell>
          <table:table-cell office:value-type="string">
            <text:p>Anna",female,35,0,0,PC</text:p>
          </table:table-cell>
          <table:table-cell office:value-type="string">
            <text:p>17755,512.3292,,C,,,,,,,,,,,,,,</text:p>
            <text:p>260,1,2,"Parrish,</text:p>
          </table:table-cell>
          <table:table-cell office:value-type="string">
            <text:p>Mrs.</text:p>
          </table:table-cell>
          <table:table-cell office:value-type="string">
            <text:p>(Lutie</text:p>
          </table:table-cell>
          <table:table-cell office:value-type="string">
            <text:p>Davis)",female,50,0,1,230433,26,,S,,,,,,,,,,,,,,</text:p>
            <text:p>261,0,3,"Smith,</text:p>
          </table:table-cell>
          <table:table-cell office:value-type="string">
            <text:p>Mr.</text:p>
          </table:table-cell>
          <table:table-cell office:value-type="string">
            <text:p>Thomas",male,,0,0,384461,7.75,,Q,,,,,,,,,,,,,,</text:p>
            <text:p>262,1,3,"Asplund,</text:p>
          </table:table-cell>
          <table:table-cell office:value-type="string">
            <text:p>Master.</text:p>
          </table:table-cell>
          <table:table-cell office:value-type="string">
            <text:p>Edvin</text:p>
          </table:table-cell>
          <table:table-cell office:value-type="string">
            <text:p>Rojj</text:p>
          </table:table-cell>
          <table:table-cell office:value-type="string">
            <text:p>Felix",male,3,4,2,347077,31.3875,,S,,,,,,,,,,,,,,</text:p>
            <text:p>263,0,1,"Taussig,</text:p>
          </table:table-cell>
          <table:table-cell office:value-type="string">
            <text:p>Mr.</text:p>
          </table:table-cell>
          <table:table-cell office:value-type="string">
            <text:p>Emil",male,52,1,1,110413,79.65,E67,S,,,,,,,,,,,,,,</text:p>
            <text:p>264,0,1,"Harrison,</text:p>
          </table:table-cell>
          <table:table-cell office:value-type="string">
            <text:p>Mr.</text:p>
          </table:table-cell>
          <table:table-cell office:value-type="string">
            <text:p>William",male,40,0,0,112059,0,B94,S,,,,,,,,,,,,,,</text:p>
            <text:p>265,0,3,"Henry,</text:p>
          </table:table-cell>
          <table:table-cell office:value-type="string">
            <text:p>Miss.</text:p>
          </table:table-cell>
          <table:table-cell office:value-type="string">
            <text:p>Delia",female,,0,0,382649,7.75,,Q,,,,,,,,,,,,,,</text:p>
            <text:p>266,0,2,"Reeves,</text:p>
          </table:table-cell>
          <table:table-cell office:value-type="string">
            <text:p>Mr.</text:p>
          </table:table-cell>
          <table:table-cell office:value-type="string">
            <text:p>David",male,36,0,0,C.A.</text:p>
          </table:table-cell>
          <table:table-cell office:value-type="string">
            <text:p>17248,10.5,,S,,,,,,,,,,,,,,</text:p>
            <text:p>267,0,3,"Panula,</text:p>
          </table:table-cell>
          <table:table-cell office:value-type="string">
            <text:p>Mr.</text:p>
          </table:table-cell>
          <table:table-cell office:value-type="string">
            <text:p>Ernesti</text:p>
          </table:table-cell>
          <table:table-cell office:value-type="string">
            <text:p>Arvid",male,16,4,1,3101295,39.6875,,S,,,,,,,,,,,,,,</text:p>
            <text:p>268,1,3,"Persson,</text:p>
          </table:table-cell>
          <table:table-cell office:value-type="string">
            <text:p>Mr.</text:p>
          </table:table-cell>
          <table:table-cell office:value-type="string">
            <text:p>Ernst</text:p>
          </table:table-cell>
          <table:table-cell office:value-type="string">
            <text:p>Ulrik",male,25,1,0,347083,7.775,,S,,,,,,,,,,,,,,</text:p>
            <text:p>269,1,1,"Graham,</text:p>
          </table:table-cell>
          <table:table-cell office:value-type="string">
            <text:p>Mrs.</text:p>
          </table:table-cell>
          <table:table-cell office:value-type="string">
            <text:p>William</text:p>
          </table:table-cell>
          <table:table-cell office:value-type="string">
            <text:p>Thompson</text:p>
          </table:table-cell>
          <table:table-cell office:value-type="string">
            <text:p>(Edith</text:p>
          </table:table-cell>
          <table:table-cell office:value-type="string">
            <text:p>Junkins)",female,58,0,1,PC</text:p>
          </table:table-cell>
          <table:table-cell office:value-type="string">
            <text:p>17582,153.4625,C125,S,,,,,,,,,,,,,,</text:p>
            <text:p>270,1,1,"Bissette,</text:p>
          </table:table-cell>
          <table:table-cell office:value-type="string">
            <text:p>Miss.</text:p>
          </table:table-cell>
          <table:table-cell office:value-type="string">
            <text:p>Amelia",female,35,0,0,PC</text:p>
          </table:table-cell>
          <table:table-cell office:value-type="string">
            <text:p>17760,135.6333,C99,S,,,,,,,,,,,,,,</text:p>
            <text:p>271,0,1,"Cairns,</text:p>
          </table:table-cell>
          <table:table-cell office:value-type="string">
            <text:p>Mr.</text:p>
          </table:table-cell>
          <table:table-cell office:value-type="string">
            <text:p>Alexander",male,,0,0,113798,31,,S,,,,,,,,,,,,,,</text:p>
            <text:p>272,1,3,"Tornquist,</text:p>
          </table:table-cell>
          <table:table-cell office:value-type="string">
            <text:p>Mr.</text:p>
          </table:table-cell>
          <table:table-cell office:value-type="string">
            <text:p>William</text:p>
          </table:table-cell>
          <table:table-cell office:value-type="string">
            <text:p>Henry",male,25,0,0,LINE,0,,S,,,,,,,,,,,,,,</text:p>
            <text:p>273,1,2,"Mellinger,</text:p>
          </table:table-cell>
          <table:table-cell office:value-type="string">
            <text:p>Mrs.</text:p>
          </table:table-cell>
          <table:table-cell office:value-type="string">
            <text:p>(Elizabeth</text:p>
          </table:table-cell>
          <table:table-cell office:value-type="string">
            <text:p>Anne</text:p>
          </table:table-cell>
          <table:table-cell office:value-type="string">
            <text:p>Maidment)",female,41,0,1,250644,19.5,,S,,,,,,,,,,,,,,</text:p>
            <text:p>274,0,1,"Natsch,</text:p>
          </table:table-cell>
          <table:table-cell office:value-type="string">
            <text:p>Mr.</text:p>
          </table:table-cell>
          <table:table-cell office:value-type="string">
            <text:p>Charles</text:p>
          </table:table-cell>
          <table:table-cell office:value-type="string">
            <text:p>H",male,37,0,1,PC</text:p>
          </table:table-cell>
          <table:table-cell office:value-type="string">
            <text:p>17596,29.7,C118,C,,,,,,,,,,,,,,</text:p>
            <text:p>275,1,3,"Healy,</text:p>
          </table:table-cell>
          <table:table-cell office:value-type="string">
            <text:p>Miss.</text:p>
          </table:table-cell>
          <table:table-cell office:value-type="string">
            <text:p>Hanora</text:p>
          </table:table-cell>
          <table:table-cell office:value-type="string">
            <text:p>Nora""",female,,0,0,370375,7.75,,Q,,,,,,,,,,,,,,</text:p>
            <text:p>276,1,1,"Andrews,</text:p>
          </table:table-cell>
          <table:table-cell office:value-type="string">
            <text:p>Miss.</text:p>
          </table:table-cell>
          <table:table-cell office:value-type="string">
            <text:p>Kornelia</text:p>
          </table:table-cell>
          <table:table-cell office:value-type="string">
            <text:p>Theodosia",female,63,1,0,13502,77.9583,D7,S,,,,,,,,,,,,,,</text:p>
            <text:p>277,0,3,"Lindblom,</text:p>
          </table:table-cell>
          <table:table-cell office:value-type="string">
            <text:p>Miss.</text:p>
          </table:table-cell>
          <table:table-cell office:value-type="string">
            <text:p>Augusta</text:p>
          </table:table-cell>
          <table:table-cell office:value-type="string">
            <text:p>Charlotta",female,45,0,0,347073,7.75,,S,,,,,,,,,,,,,,</text:p>
            <text:p>278,0,2,"Parkes,</text:p>
          </table:table-cell>
          <table:table-cell office:value-type="string">
            <text:p>Mr.</text:p>
          </table:table-cell>
          <table:table-cell office:value-type="string">
            <text:p>Francis</text:p>
          </table:table-cell>
          <table:table-cell office:value-type="string">
            <text:p>Frank""",male,,0,0,239853,0,,S,,,,,,,,,,,,,,</text:p>
            <text:p>279,0,3,"Rice,</text:p>
          </table:table-cell>
          <table:table-cell office:value-type="string">
            <text:p>Master.</text:p>
          </table:table-cell>
          <table:table-cell office:value-type="string">
            <text:p>Eric",male,7,4,1,382652,29.125,,Q,,,,,,,,,,,,,,</text:p>
            <text:p>280,1,3,"Abbott,</text:p>
          </table:table-cell>
          <table:table-cell office:value-type="string">
            <text:p>Mrs.</text:p>
          </table:table-cell>
          <table:table-cell office:value-type="string">
            <text:p>Stanton</text:p>
          </table:table-cell>
          <table:table-cell office:value-type="string">
            <text:p>(Rosa</text:p>
          </table:table-cell>
          <table:table-cell office:value-type="string">
            <text:p>Hunt)",female,35,1,1,C.A.</text:p>
          </table:table-cell>
          <table:table-cell office:value-type="string">
            <text:p>2673,20.25,,S,,,,,,,,,,,,,,</text:p>
            <text:p>281,0,3,"Duane,</text:p>
          </table:table-cell>
          <table:table-cell office:value-type="string">
            <text:p>Mr.</text:p>
          </table:table-cell>
          <table:table-cell office:value-type="string">
            <text:p>Frank",male,65,0,0,336439,7.75,,Q,,,,,,,,,,,,,,</text:p>
            <text:p>282,0,3,"Olsson,</text:p>
          </table:table-cell>
          <table:table-cell office:value-type="string">
            <text:p>Mr.</text:p>
          </table:table-cell>
          <table:table-cell office:value-type="string">
            <text:p>Nils</text:p>
          </table:table-cell>
          <table:table-cell office:value-type="string">
            <text:p>Johan</text:p>
          </table:table-cell>
          <table:table-cell office:value-type="string">
            <text:p>Goransson",male,28,0,0,347464,7.8542,,S,,,,,,,,,,,,,,</text:p>
            <text:p>283,0,3,"de</text:p>
          </table:table-cell>
          <table:table-cell office:value-type="string">
            <text:p>Pelsmaeker,</text:p>
          </table:table-cell>
          <table:table-cell office:value-type="string">
            <text:p>Mr.</text:p>
          </table:table-cell>
          <table:table-cell office:value-type="string">
            <text:p>Alfons",male,16,0,0,345778,9.5,,S,,,,,,,,,,,,,,</text:p>
            <text:p>284,1,3,"Dorking,</text:p>
          </table:table-cell>
          <table:table-cell office:value-type="string">
            <text:p>Mr.</text:p>
          </table:table-cell>
          <table:table-cell office:value-type="string">
            <text:p>Edward</text:p>
          </table:table-cell>
          <table:table-cell office:value-type="string">
            <text:p>Arthur",male,19,0,0,A/5.</text:p>
          </table:table-cell>
          <table:table-cell office:value-type="string">
            <text:p>10482,8.05,,S,,,,,,,,,,,,,,</text:p>
            <text:p>285,0,1,"Smith,</text:p>
          </table:table-cell>
          <table:table-cell office:value-type="string">
            <text:p>Mr.</text:p>
          </table:table-cell>
          <table:table-cell office:value-type="string">
            <text:p>Richard</text:p>
          </table:table-cell>
          <table:table-cell office:value-type="string">
            <text:p>William",male,,0,0,113056,26,A19,S,,,,,,,,,,,,,,</text:p>
            <text:p>286,0,3,"Stankovic,</text:p>
          </table:table-cell>
          <table:table-cell office:value-type="string">
            <text:p>Mr.</text:p>
          </table:table-cell>
          <table:table-cell office:value-type="string">
            <text:p>Ivan",male,33,0,0,349239,8.6625,,C,,,,,,,,,,,,,,</text:p>
            <text:p>287,1,3,"de</text:p>
          </table:table-cell>
          <table:table-cell office:value-type="string">
            <text:p>Mulder,</text:p>
          </table:table-cell>
          <table:table-cell office:value-type="string">
            <text:p>Mr.</text:p>
          </table:table-cell>
          <table:table-cell office:value-type="string">
            <text:p>Theodore",male,30,0,0,345774,9.5,,S,,,,,,,,,,,,,,</text:p>
            <text:p>288,0,3,"Naidenoff,</text:p>
          </table:table-cell>
          <table:table-cell office:value-type="string">
            <text:p>Mr.</text:p>
          </table:table-cell>
          <table:table-cell office:value-type="string">
            <text:p>Penko",male,22,0,0,349206,7.8958,,S,,,,,,,,,,,,,,</text:p>
            <text:p>289,1,2,"Hosono,</text:p>
          </table:table-cell>
          <table:table-cell office:value-type="string">
            <text:p>Mr.</text:p>
          </table:table-cell>
          <table:table-cell office:value-type="string">
            <text:p>Masabumi",male,42,0,0,237798,13,,S,,,,,,,,,,,,,,</text:p>
            <text:p>290,1,3,"Connolly,</text:p>
          </table:table-cell>
          <table:table-cell office:value-type="string">
            <text:p>Miss.</text:p>
          </table:table-cell>
          <table:table-cell office:value-type="string">
            <text:p>Kate",female,22,0,0,370373,7.75,,Q,,,,,,,,,,,,,,</text:p>
            <text:p>291,1,1,"Barber,</text:p>
          </table:table-cell>
          <table:table-cell office:value-type="string">
            <text:p>Miss.</text:p>
          </table:table-cell>
          <table:table-cell office:value-type="string">
            <text:p>Ellen</text:p>
          </table:table-cell>
          <table:table-cell office:value-type="string">
            <text:p>Nellie""",female,26,0,0,19877,78.85,,S,,,,,,,,,,,,,,</text:p>
            <text:p>292,1,1,"Bishop,</text:p>
          </table:table-cell>
          <table:table-cell office:value-type="string">
            <text:p>Mrs.</text:p>
          </table:table-cell>
          <table:table-cell office:value-type="string">
            <text:p>Dickinson</text:p>
          </table:table-cell>
          <table:table-cell office:value-type="string">
            <text:p>H</text:p>
          </table:table-cell>
          <table:table-cell office:value-type="string">
            <text:p>(Helen</text:p>
          </table:table-cell>
          <table:table-cell office:value-type="string">
            <text:p>Walton)",female,19,1,0,11967,91.0792,B49,C,,,,,,,,,,,,,,</text:p>
            <text:p>293,0,2,"Levy,</text:p>
          </table:table-cell>
          <table:table-cell office:value-type="string">
            <text:p>Mr.</text:p>
          </table:table-cell>
          <table:table-cell office:value-type="string">
            <text:p>Rene</text:p>
          </table:table-cell>
          <table:table-cell office:value-type="string">
            <text:p>Jacques",male,36,0,0,SC/Paris</text:p>
          </table:table-cell>
          <table:table-cell office:value-type="string">
            <text:p>2163,12.875,D,C,,,,,,,,,,,,,,</text:p>
            <text:p>294,0,3,"Haas,</text:p>
          </table:table-cell>
          <table:table-cell office:value-type="string">
            <text:p>Miss.</text:p>
          </table:table-cell>
          <table:table-cell office:value-type="string">
            <text:p>Aloisia",female,24,0,0,349236,8.85,,S,,,,,,,,,,,,,,</text:p>
            <text:p>295,0,3,"Mineff,</text:p>
          </table:table-cell>
          <table:table-cell office:value-type="string">
            <text:p>Mr.</text:p>
          </table:table-cell>
          <table:table-cell office:value-type="string">
            <text:p>Ivan",male,24,0,0,349233,7.8958,,S,,,,,,,,,,,,,,</text:p>
            <text:p>296,0,1,"Lewy,</text:p>
          </table:table-cell>
          <table:table-cell office:value-type="string">
            <text:p>Mr.</text:p>
          </table:table-cell>
          <table:table-cell office:value-type="string">
            <text:p>Ervin</text:p>
          </table:table-cell>
          <table:table-cell office:value-type="string">
            <text:p>G",male,,0,0,PC</text:p>
          </table:table-cell>
          <table:table-cell office:value-type="string">
            <text:p>17612,27.7208,,C,,,,,,,,,,,,,,</text:p>
            <text:p>297,0,3,"Hanna,</text:p>
          </table:table-cell>
          <table:table-cell office:value-type="string">
            <text:p>Mr.</text:p>
          </table:table-cell>
          <table:table-cell office:value-type="string">
            <text:p>Mansour",male,23.5,0,0,2693,7.2292,,C,,,,,,,,,,,,,,</text:p>
            <text:p>298,0,1,"Allison,</text:p>
          </table:table-cell>
          <table:table-cell office:value-type="string">
            <text:p>Miss.</text:p>
          </table:table-cell>
          <table:table-cell office:value-type="string">
            <text:p>Helen</text:p>
          </table:table-cell>
          <table:table-cell office:value-type="string">
            <text:p>Loraine",female,2,1,2,113781,151.55,C22</text:p>
          </table:table-cell>
          <table:table-cell office:value-type="string">
            <text:p>C26,S,,,,,,,,,,,,,,</text:p>
            <text:p>299,1,1,"Saalfeld,</text:p>
          </table:table-cell>
          <table:table-cell office:value-type="string">
            <text:p>Mr.</text:p>
          </table:table-cell>
          <table:table-cell office:value-type="string">
            <text:p>Adolphe",male,,0,0,19988,30.5,C106,S,,,,,,,,,,,,,,</text:p>
            <text:p>300,1,1,"Baxter,</text:p>
          </table:table-cell>
          <table:table-cell office:value-type="string">
            <text:p>Mrs.</text:p>
          </table:table-cell>
          <table:table-cell office:value-type="string">
            <text:p>James</text:p>
          </table:table-cell>
          <table:table-cell office:value-type="string">
            <text:p>(Helene</text:p>
          </table:table-cell>
          <table:table-cell office:value-type="string">
            <text:p>DeLaudeniere</text:p>
          </table:table-cell>
          <table:table-cell office:value-type="string">
            <text:p>Chaput)",female,50,0,1,PC</text:p>
          </table:table-cell>
          <table:table-cell office:value-type="string">
            <text:p>17558,247.5208,B58</text:p>
          </table:table-cell>
          <table:table-cell office:value-type="string">
            <text:p>B60,C,,,,,,,,,,,,,,</text:p>
            <text:p>301,1,3,"Kelly,</text:p>
          </table:table-cell>
          <table:table-cell office:value-type="string">
            <text:p>Miss.</text:p>
          </table:table-cell>
          <table:table-cell office:value-type="string">
            <text:p>Anna</text:p>
          </table:table-cell>
          <table:table-cell office:value-type="string">
            <text:p>Katherine</text:p>
          </table:table-cell>
          <table:table-cell office:value-type="string">
            <text:p>Annie</text:p>
          </table:table-cell>
          <table:table-cell office:value-type="string">
            <text:p>Kate""",female,,0,0,9234,7.75,,Q,,,,,,,,,,,,,,</text:p>
            <text:p>302,1,3,"McCoy,</text:p>
          </table:table-cell>
          <table:table-cell office:value-type="string">
            <text:p>Mr.</text:p>
          </table:table-cell>
          <table:table-cell office:value-type="string">
            <text:p>Bernard",male,,2,0,367226,23.25,,Q,,,,,,,,,,,,,,</text:p>
            <text:p>303,0,3,"Johnson,</text:p>
          </table:table-cell>
          <table:table-cell office:value-type="string">
            <text:p>Mr.</text:p>
          </table:table-cell>
          <table:table-cell office:value-type="string">
            <text:p>William</text:p>
          </table:table-cell>
          <table:table-cell office:value-type="string">
            <text:p>Cahoone</text:p>
          </table:table-cell>
          <table:table-cell office:value-type="string">
            <text:p>Jr",male,19,0,0,LINE,0,,S,,,,,,,,,,,,,,</text:p>
            <text:p>304,1,2,"Keane,</text:p>
          </table:table-cell>
          <table:table-cell office:value-type="string">
            <text:p>Miss.</text:p>
          </table:table-cell>
          <table:table-cell office:value-type="string">
            <text:p>Nora</text:p>
          </table:table-cell>
          <table:table-cell office:value-type="string">
            <text:p>A",female,,0,0,226593,12.35,E101,Q,,,,,,,,,,,,,,</text:p>
            <text:p>305,0,3,"Williams,</text:p>
          </table:table-cell>
          <table:table-cell office:value-type="string">
            <text:p>Mr.</text:p>
          </table:table-cell>
          <table:table-cell office:value-type="string">
            <text:p>Howard</text:p>
          </table:table-cell>
          <table:table-cell office:value-type="string">
            <text:p>Hugh</text:p>
          </table:table-cell>
          <table:table-cell office:value-type="string">
            <text:p>Harry""",male,,0,0,A/5</text:p>
          </table:table-cell>
          <table:table-cell office:value-type="string">
            <text:p>2466,8.05,,S,,,,,,,,,,,,,,</text:p>
            <text:p>306,1,1,"Allison,</text:p>
          </table:table-cell>
          <table:table-cell office:value-type="string">
            <text:p>Master.</text:p>
          </table:table-cell>
          <table:table-cell office:value-type="string">
            <text:p>Hudson</text:p>
          </table:table-cell>
          <table:table-cell office:value-type="string">
            <text:p>Trevor",male,0.92,1,2,113781,151.55,C22</text:p>
          </table:table-cell>
          <table:table-cell office:value-type="string">
            <text:p>C26,S,,,,,,,,,,,,,,</text:p>
            <text:p>307,1,1,"Fleming,</text:p>
          </table:table-cell>
          <table:table-cell office:value-type="string">
            <text:p>Miss.</text:p>
          </table:table-cell>
          <table:table-cell office:value-type="string">
            <text:p>Margaret",female,,0,0,17421,110.8833,,C,,,,,,,,,,,,,,</text:p>
            <text:p>308,1,1,"Penasco</text:p>
          </table:table-cell>
          <table:table-cell office:value-type="string">
            <text:p>y</text:p>
          </table:table-cell>
          <table:table-cell office:value-type="string">
            <text:p>Castellana,</text:p>
          </table:table-cell>
          <table:table-cell office:value-type="string">
            <text:p>Mrs.</text:p>
          </table:table-cell>
          <table:table-cell office:value-type="string">
            <text:p>Victor</text:p>
          </table:table-cell>
          <table:table-cell office:value-type="string">
            <text:p>de</text:p>
          </table:table-cell>
          <table:table-cell office:value-type="string">
            <text:p>Satode</text:p>
          </table:table-cell>
          <table:table-cell office:value-type="string">
            <text:p>(Maria</text:p>
          </table:table-cell>
          <table:table-cell office:value-type="string">
            <text:p>Josefa</text:p>
          </table:table-cell>
          <table:table-cell office:value-type="string">
            <text:p>Perez</text:p>
          </table:table-cell>
          <table:table-cell office:value-type="string">
            <text:p>de</text:p>
          </table:table-cell>
          <table:table-cell office:value-type="string">
            <text:p>Soto</text:p>
          </table:table-cell>
          <table:table-cell office:value-type="string">
            <text:p>y</text:p>
          </table:table-cell>
          <table:table-cell office:value-type="string">
            <text:p>Vallejo)",female,17,1,0,PC</text:p>
          </table:table-cell>
          <table:table-cell office:value-type="string">
            <text:p>17758,108.9,C65,C,,,,,,,,,,,,,,</text:p>
            <text:p>309,0,2,"Abelson,</text:p>
          </table:table-cell>
          <table:table-cell office:value-type="string">
            <text:p>Mr.</text:p>
          </table:table-cell>
          <table:table-cell office:value-type="string">
            <text:p>Samuel",male,30,1,0,P/PP</text:p>
          </table:table-cell>
          <table:table-cell office:value-type="string">
            <text:p>3381,24,,C,,,,,,,,,,,,,,</text:p>
            <text:p>310,1,1,"Francatelli,</text:p>
          </table:table-cell>
          <table:table-cell office:value-type="string">
            <text:p>Miss.</text:p>
          </table:table-cell>
          <table:table-cell office:value-type="string">
            <text:p>Laura</text:p>
          </table:table-cell>
          <table:table-cell office:value-type="string">
            <text:p>Mabel",female,30,0,0,PC</text:p>
          </table:table-cell>
          <table:table-cell office:value-type="string">
            <text:p>17485,56.9292,E36,C,,,,,,,,,,,,,,</text:p>
            <text:p>311,1,1,"Hays,</text:p>
          </table:table-cell>
          <table:table-cell office:value-type="string">
            <text:p>Miss.</text:p>
          </table:table-cell>
          <table:table-cell office:value-type="string">
            <text:p>Margaret</text:p>
          </table:table-cell>
          <table:table-cell office:value-type="string">
            <text:p>Bechstein",female,24,0,0,11767,83.1583,C54,C,,,,,,,,,,,,,,</text:p>
            <text:p>312,1,1,"Ryerson,</text:p>
          </table:table-cell>
          <table:table-cell office:value-type="string">
            <text:p>Miss.</text:p>
          </table:table-cell>
          <table:table-cell office:value-type="string">
            <text:p>Emily</text:p>
          </table:table-cell>
          <table:table-cell office:value-type="string">
            <text:p>Borie",female,18,2,2,PC</text:p>
          </table:table-cell>
          <table:table-cell office:value-type="string">
            <text:p>17608,262.375,B57</text:p>
          </table:table-cell>
          <table:table-cell office:value-type="string">
            <text:p>B59</text:p>
          </table:table-cell>
          <table:table-cell office:value-type="string">
            <text:p>B63</text:p>
          </table:table-cell>
          <table:table-cell office:value-type="string">
            <text:p>B66,C,,,,,,,,,,,,,,</text:p>
            <text:p>313,0,2,"Lahtinen,</text:p>
          </table:table-cell>
          <table:table-cell office:value-type="string">
            <text:p>Mrs.</text:p>
          </table:table-cell>
          <table:table-cell office:value-type="string">
            <text:p>William</text:p>
          </table:table-cell>
          <table:table-cell office:value-type="string">
            <text:p>(Anna</text:p>
          </table:table-cell>
          <table:table-cell office:value-type="string">
            <text:p>Sylfven)",female,26,1,1,250651,26,,S,,,,,,,,,,,,,,</text:p>
            <text:p>314,0,3,"Hendekovic,</text:p>
          </table:table-cell>
          <table:table-cell office:value-type="string">
            <text:p>Mr.</text:p>
          </table:table-cell>
          <table:table-cell office:value-type="string">
            <text:p>Ignjac",male,28,0,0,349243,7.8958,,S,,,,,,,,,,,,,,</text:p>
            <text:p>315,0,2,"Hart,</text:p>
          </table:table-cell>
          <table:table-cell office:value-type="string">
            <text:p>Mr.</text:p>
          </table:table-cell>
          <table:table-cell office:value-type="string">
            <text:p>Benjamin",male,43,1,1,F.C.C.</text:p>
          </table:table-cell>
          <table:table-cell office:value-type="string">
            <text:p>13529,26.25,,S,,,,,,,,,,,,,,</text:p>
            <text:p>316,1,3,"Nilsson,</text:p>
          </table:table-cell>
          <table:table-cell office:value-type="string">
            <text:p>Miss.</text:p>
          </table:table-cell>
          <table:table-cell office:value-type="string">
            <text:p>Helmina</text:p>
          </table:table-cell>
          <table:table-cell office:value-type="string">
            <text:p>Josefina",female,26,0,0,347470,7.8542,,S,,,,,,,,,,,,,,</text:p>
            <text:p>317,1,2,"Kantor,</text:p>
          </table:table-cell>
          <table:table-cell office:value-type="string">
            <text:p>Mrs.</text:p>
          </table:table-cell>
          <table:table-cell office:value-type="string">
            <text:p>Sinai</text:p>
          </table:table-cell>
          <table:table-cell office:value-type="string">
            <text:p>(Miriam</text:p>
          </table:table-cell>
          <table:table-cell office:value-type="string">
            <text:p>Sternin)",female,24,1,0,244367,26,,S,,,,,,,,,,,,,,</text:p>
            <text:p>318,0,2,"Moraweck,</text:p>
          </table:table-cell>
          <table:table-cell office:value-type="string">
            <text:p>Dr.</text:p>
          </table:table-cell>
          <table:table-cell office:value-type="string">
            <text:p>Ernest",male,54,0,0,29011,14,,S,,,,,,,,,,,,,,</text:p>
            <text:p>319,1,1,"Wick,</text:p>
          </table:table-cell>
          <table:table-cell office:value-type="string">
            <text:p>Miss.</text:p>
          </table:table-cell>
          <table:table-cell office:value-type="string">
            <text:p>Mary</text:p>
          </table:table-cell>
          <table:table-cell office:value-type="string">
            <text:p>Natalie",female,31,0,2,36928,164.8667,C7,S,,,,,,,,,,,,,,</text:p>
            <text:p>320,1,1,"Spedden,</text:p>
          </table:table-cell>
        </table:table-row>
        <table:table-row table:style-name="ro1">
          <table:table-cell office:value-type="string">
            <text:p>821,1,1,"Hays,</text:p>
          </table:table-cell>
          <table:table-cell office:value-type="string">
            <text:p>Mrs.</text:p>
          </table:table-cell>
          <table:table-cell office:value-type="string">
            <text:p>Charles</text:p>
          </table:table-cell>
          <table:table-cell office:value-type="string">
            <text:p>Melville</text:p>
          </table:table-cell>
          <table:table-cell office:value-type="string">
            <text:p>(Clara</text:p>
          </table:table-cell>
          <table:table-cell office:value-type="string">
            <text:p>Jennings</text:p>
          </table:table-cell>
          <table:table-cell office:value-type="string">
            <text:p>Gregg)",female,52,1,1,12749,93.5,B69,S,,,,,,,,,,,,,,</text:p>
          </table:table-cell>
          <table:table-cell table:number-columns-repeated="1017"/>
        </table:table-row>
        <table:table-row table:style-name="ro1">
          <table:table-cell office:value-type="string">
            <text:p>822,1,3,"Lulic,</text:p>
          </table:table-cell>
          <table:table-cell office:value-type="string">
            <text:p>Mr.</text:p>
          </table:table-cell>
          <table:table-cell office:value-type="string">
            <text:p>Nikola",male,27,0,0,315098,8.6625,,S,,,,,,,,,,,,,,</text:p>
          </table:table-cell>
          <table:table-cell table:number-columns-repeated="1021"/>
        </table:table-row>
        <table:table-row table:style-name="ro1">
          <table:table-cell office:value-type="string">
            <text:p>823,0,1,"Reuchlin,</text:p>
          </table:table-cell>
          <table:table-cell office:value-type="string">
            <text:p>Jonkheer.</text:p>
          </table:table-cell>
          <table:table-cell office:value-type="string">
            <text:p>John</text:p>
          </table:table-cell>
          <table:table-cell office:value-type="string">
            <text:p>George",male,38,0,0,19972,0,,S,,,,,,,,,,,,,,</text:p>
          </table:table-cell>
          <table:table-cell table:number-columns-repeated="1020"/>
        </table:table-row>
        <table:table-row table:style-name="ro1">
          <table:table-cell office:value-type="string">
            <text:p>824,1,3,"Moor,</text:p>
          </table:table-cell>
          <table:table-cell office:value-type="string">
            <text:p>Mrs.</text:p>
          </table:table-cell>
          <table:table-cell office:value-type="string">
            <text:p>(Beila)",female,27,0,1,392096,12.475,E121,S,,,,,,,,,,,,,,</text:p>
          </table:table-cell>
          <table:table-cell table:number-columns-repeated="1021"/>
        </table:table-row>
        <table:table-row table:style-name="ro1">
          <table:table-cell office:value-type="string">
            <text:p>825,0,3,"Panula,</text:p>
          </table:table-cell>
          <table:table-cell office:value-type="string">
            <text:p>Master.</text:p>
          </table:table-cell>
          <table:table-cell office:value-type="string">
            <text:p>Urho</text:p>
          </table:table-cell>
          <table:table-cell office:value-type="string">
            <text:p>Abraham",male,2,4,1,3101295,39.6875,,S,,,,,,,,,,,,,,</text:p>
          </table:table-cell>
          <table:table-cell table:number-columns-repeated="1020"/>
        </table:table-row>
        <table:table-row table:style-name="ro1">
          <table:table-cell office:value-type="string">
            <text:p>826,0,3,"Flynn,</text:p>
          </table:table-cell>
          <table:table-cell office:value-type="string">
            <text:p>Mr.</text:p>
          </table:table-cell>
          <table:table-cell office:value-type="string">
            <text:p>John",male,,0,0,368323,6.95,,Q,,,,,,,,,,,,,,</text:p>
          </table:table-cell>
          <table:table-cell table:number-columns-repeated="1021"/>
        </table:table-row>
        <table:table-row table:style-name="ro1">
          <table:table-cell office:value-type="string">
            <text:p>827,0,3,"Lam,</text:p>
          </table:table-cell>
          <table:table-cell office:value-type="string">
            <text:p>Mr.</text:p>
          </table:table-cell>
          <table:table-cell office:value-type="string">
            <text:p>Len",male,,0,0,1601,56.4958,,S,,,,,,,,,,,,,,</text:p>
          </table:table-cell>
          <table:table-cell table:number-columns-repeated="1021"/>
        </table:table-row>
        <table:table-row table:style-name="ro1">
          <table:table-cell office:value-type="string">
            <text:p>828,1,2,"Mallet,</text:p>
          </table:table-cell>
          <table:table-cell office:value-type="string">
            <text:p>Master.</text:p>
          </table:table-cell>
          <table:table-cell office:value-type="string">
            <text:p>Andre",male,1,0,2,S.C./PARIS</text:p>
          </table:table-cell>
          <table:table-cell office:value-type="string">
            <text:p>2079,37.0042,,C,,,,,,,,,,,,,,</text:p>
          </table:table-cell>
          <table:table-cell table:number-columns-repeated="1020"/>
        </table:table-row>
        <table:table-row table:style-name="ro1">
          <table:table-cell office:value-type="string">
            <text:p>829,1,3,"McCormack,</text:p>
          </table:table-cell>
          <table:table-cell office:value-type="string">
            <text:p>Mr.</text:p>
          </table:table-cell>
          <table:table-cell office:value-type="string">
            <text:p>Thomas</text:p>
          </table:table-cell>
          <table:table-cell office:value-type="string">
            <text:p>Joseph",male,,0,0,367228,7.75,,Q,,,,,,,,,,,,,,</text:p>
          </table:table-cell>
          <table:table-cell table:number-columns-repeated="1020"/>
        </table:table-row>
        <table:table-row table:style-name="ro1">
          <table:table-cell office:value-type="string">
            <text:p>830,1,1,"Stone,</text:p>
          </table:table-cell>
          <table:table-cell office:value-type="string">
            <text:p>Mrs.</text:p>
          </table:table-cell>
          <table:table-cell office:value-type="string">
            <text:p>George</text:p>
          </table:table-cell>
          <table:table-cell office:value-type="string">
            <text:p>Nelson</text:p>
          </table:table-cell>
          <table:table-cell office:value-type="string">
            <text:p>(Martha</text:p>
          </table:table-cell>
          <table:table-cell office:value-type="string">
            <text:p>Evelyn)",female,62,0,0,113572,80,B28,,,,,,,,,,,,,,,</text:p>
          </table:table-cell>
          <table:table-cell table:number-columns-repeated="1018"/>
        </table:table-row>
        <table:table-row table:style-name="ro1">
          <table:table-cell office:value-type="string">
            <text:p>831,1,3,"Yasbeck,</text:p>
          </table:table-cell>
          <table:table-cell office:value-type="string">
            <text:p>Mrs.</text:p>
          </table:table-cell>
          <table:table-cell office:value-type="string">
            <text:p>Antoni</text:p>
          </table:table-cell>
          <table:table-cell office:value-type="string">
            <text:p>(Selini</text:p>
          </table:table-cell>
          <table:table-cell office:value-type="string">
            <text:p>Alexander)",female,15,1,0,2659,14.4542,,C,,,,,,,,,,,,,,</text:p>
          </table:table-cell>
          <table:table-cell table:number-columns-repeated="1019"/>
        </table:table-row>
        <table:table-row table:style-name="ro1">
          <table:table-cell office:value-type="string">
            <text:p>832,1,2,"Richards,</text:p>
          </table:table-cell>
          <table:table-cell office:value-type="string">
            <text:p>Master.</text:p>
          </table:table-cell>
          <table:table-cell office:value-type="string">
            <text:p>George</text:p>
          </table:table-cell>
          <table:table-cell office:value-type="string">
            <text:p>Sibley",male,0.83,1,1,29106,18.75,,S,,,,,,,,,,,,,,</text:p>
          </table:table-cell>
          <table:table-cell table:number-columns-repeated="1020"/>
        </table:table-row>
        <table:table-row table:style-name="ro1">
          <table:table-cell office:value-type="string">
            <text:p>833,0,3,"Saad,</text:p>
          </table:table-cell>
          <table:table-cell office:value-type="string">
            <text:p>Mr.</text:p>
          </table:table-cell>
          <table:table-cell office:value-type="string">
            <text:p>Amin",male,,0,0,2671,7.2292,,C,,,,,,,,,,,,,,</text:p>
          </table:table-cell>
          <table:table-cell table:number-columns-repeated="1021"/>
        </table:table-row>
        <table:table-row table:style-name="ro1">
          <table:table-cell office:value-type="string">
            <text:p>834,0,3,"Augustsson,</text:p>
          </table:table-cell>
          <table:table-cell office:value-type="string">
            <text:p>Mr.</text:p>
          </table:table-cell>
          <table:table-cell office:value-type="string">
            <text:p>Albert",male,23,0,0,347468,7.8542,,S,,,,,,,,,,,,,,</text:p>
          </table:table-cell>
          <table:table-cell table:number-columns-repeated="1021"/>
        </table:table-row>
        <table:table-row table:style-name="ro1">
          <table:table-cell office:value-type="string">
            <text:p>835,0,3,"Allum,</text:p>
          </table:table-cell>
          <table:table-cell office:value-type="string">
            <text:p>Mr.</text:p>
          </table:table-cell>
          <table:table-cell office:value-type="string">
            <text:p>Owen</text:p>
          </table:table-cell>
          <table:table-cell office:value-type="string">
            <text:p>George",male,18,0,0,2223,8.3,,S,,,,,,,,,,,,,,</text:p>
          </table:table-cell>
          <table:table-cell table:number-columns-repeated="1020"/>
        </table:table-row>
        <table:table-row table:style-name="ro1">
          <table:table-cell office:value-type="string">
            <text:p>836,1,1,"Compton,</text:p>
          </table:table-cell>
          <table:table-cell office:value-type="string">
            <text:p>Miss.</text:p>
          </table:table-cell>
          <table:table-cell office:value-type="string">
            <text:p>Sara</text:p>
          </table:table-cell>
          <table:table-cell office:value-type="string">
            <text:p>Rebecca",female,39,1,1,PC</text:p>
          </table:table-cell>
          <table:table-cell office:value-type="string">
            <text:p>17756,83.1583,E49,C,,,,,,,,,,,,,,</text:p>
          </table:table-cell>
          <table:table-cell table:number-columns-repeated="1019"/>
        </table:table-row>
        <table:table-row table:style-name="ro1">
          <table:table-cell office:value-type="string">
            <text:p>837,0,3,"Pasic,</text:p>
          </table:table-cell>
          <table:table-cell office:value-type="string">
            <text:p>Mr.</text:p>
          </table:table-cell>
          <table:table-cell office:value-type="string">
            <text:p>Jakob",male,21,0,0,315097,8.6625,,S,,,,,,,,,,,,,,</text:p>
          </table:table-cell>
          <table:table-cell table:number-columns-repeated="1021"/>
        </table:table-row>
        <table:table-row table:style-name="ro1">
          <table:table-cell office:value-type="string">
            <text:p>838,0,3,"Sirota,</text:p>
          </table:table-cell>
          <table:table-cell office:value-type="string">
            <text:p>Mr.</text:p>
          </table:table-cell>
          <table:table-cell office:value-type="string">
            <text:p>Maurice",male,,0,0,392092,8.05,,S,,,,,,,,,,,,,,</text:p>
          </table:table-cell>
          <table:table-cell table:number-columns-repeated="1021"/>
        </table:table-row>
        <table:table-row table:style-name="ro1">
          <table:table-cell office:value-type="string">
            <text:p>839,1,3,"Chip,</text:p>
          </table:table-cell>
          <table:table-cell office:value-type="string">
            <text:p>Mr.</text:p>
          </table:table-cell>
          <table:table-cell office:value-type="string">
            <text:p>Chang",male,32,0,0,1601,56.4958,,S,,,,,,,,,,,,,,</text:p>
          </table:table-cell>
          <table:table-cell table:number-columns-repeated="1021"/>
        </table:table-row>
        <table:table-row table:style-name="ro1">
          <table:table-cell office:value-type="string">
            <text:p>840,1,1,"Marechal,</text:p>
          </table:table-cell>
          <table:table-cell office:value-type="string">
            <text:p>Mr.</text:p>
          </table:table-cell>
          <table:table-cell office:value-type="string">
            <text:p>Pierre",male,,0,0,11774,29.7,C47,C,,,,,,,,,,,,,,</text:p>
          </table:table-cell>
          <table:table-cell table:number-columns-repeated="1021"/>
        </table:table-row>
        <table:table-row table:style-name="ro1">
          <table:table-cell office:value-type="string">
            <text:p>841,0,3,"Alhomaki,</text:p>
          </table:table-cell>
          <table:table-cell office:value-type="string">
            <text:p>Mr.</text:p>
          </table:table-cell>
          <table:table-cell office:value-type="string">
            <text:p>Ilmari</text:p>
          </table:table-cell>
          <table:table-cell office:value-type="string">
            <text:p>Rudolf",male,20,0,0,SOTON/O2</text:p>
          </table:table-cell>
          <table:table-cell office:value-type="string">
            <text:p>3101287,7.925,,S,,,,,,,,,,,,,,</text:p>
          </table:table-cell>
          <table:table-cell table:number-columns-repeated="1019"/>
        </table:table-row>
        <table:table-row table:style-name="ro1">
          <table:table-cell office:value-type="string">
            <text:p>842,0,2,"Mudd,</text:p>
          </table:table-cell>
          <table:table-cell office:value-type="string">
            <text:p>Mr.</text:p>
          </table:table-cell>
          <table:table-cell office:value-type="string">
            <text:p>Thomas</text:p>
          </table:table-cell>
          <table:table-cell office:value-type="string">
            <text:p>Charles",male,16,0,0,S.O./P.P.</text:p>
          </table:table-cell>
          <table:table-cell office:value-type="string">
            <text:p>3,10.5,,S,,,,,,,,,,,,,,</text:p>
          </table:table-cell>
          <table:table-cell table:number-columns-repeated="1019"/>
        </table:table-row>
        <table:table-row table:style-name="ro1">
          <table:table-cell office:value-type="string">
            <text:p>843,1,1,"Serepeca,</text:p>
          </table:table-cell>
          <table:table-cell office:value-type="string">
            <text:p>Miss.</text:p>
          </table:table-cell>
          <table:table-cell office:value-type="string">
            <text:p>Augusta",female,30,0,0,113798,31,,C,,,,,,,,,,,,,,</text:p>
          </table:table-cell>
          <table:table-cell table:number-columns-repeated="1021"/>
        </table:table-row>
        <table:table-row table:style-name="ro1">
          <table:table-cell office:value-type="string">
            <text:p>844,0,3,"Lemberopolous,</text:p>
          </table:table-cell>
          <table:table-cell office:value-type="string">
            <text:p>Mr.</text:p>
          </table:table-cell>
          <table:table-cell office:value-type="string">
            <text:p>Peter</text:p>
          </table:table-cell>
          <table:table-cell office:value-type="string">
            <text:p>L",male,34.5,0,0,2683,6.4375,,C,,,,,,,,,,,,,,</text:p>
          </table:table-cell>
          <table:table-cell table:number-columns-repeated="1020"/>
        </table:table-row>
        <table:table-row table:style-name="ro1">
          <table:table-cell office:value-type="string">
            <text:p>845,0,3,"Culumovic,</text:p>
          </table:table-cell>
          <table:table-cell office:value-type="string">
            <text:p>Mr.</text:p>
          </table:table-cell>
          <table:table-cell office:value-type="string">
            <text:p>Jeso",male,17,0,0,315090,8.6625,,S,,,,,,,,,,,,,,</text:p>
          </table:table-cell>
          <table:table-cell table:number-columns-repeated="1021"/>
        </table:table-row>
        <table:table-row table:style-name="ro1">
          <table:table-cell office:value-type="string">
            <text:p>846,0,3,"Abbing,</text:p>
          </table:table-cell>
          <table:table-cell office:value-type="string">
            <text:p>Mr.</text:p>
          </table:table-cell>
          <table:table-cell office:value-type="string">
            <text:p>Anthony",male,42,0,0,C.A.</text:p>
          </table:table-cell>
          <table:table-cell office:value-type="string">
            <text:p>5547,7.55,,S,,,,,,,,,,,,,,</text:p>
          </table:table-cell>
          <table:table-cell table:number-columns-repeated="1020"/>
        </table:table-row>
        <table:table-row table:style-name="ro1">
          <table:table-cell office:value-type="string">
            <text:p>847,0,3,"Sage,</text:p>
          </table:table-cell>
          <table:table-cell office:value-type="string">
            <text:p>Mr.</text:p>
          </table:table-cell>
          <table:table-cell office:value-type="string">
            <text:p>Douglas</text:p>
          </table:table-cell>
          <table:table-cell office:value-type="string">
            <text:p>Bullen",male,,8,2,CA.</text:p>
          </table:table-cell>
          <table:table-cell office:value-type="string">
            <text:p>2343,69.55,,S,,,,,,,,,,,,,,</text:p>
          </table:table-cell>
          <table:table-cell table:number-columns-repeated="1019"/>
        </table:table-row>
        <table:table-row table:style-name="ro1">
          <table:table-cell office:value-type="string">
            <text:p>848,0,3,"Markoff,</text:p>
          </table:table-cell>
          <table:table-cell office:value-type="string">
            <text:p>Mr.</text:p>
          </table:table-cell>
          <table:table-cell office:value-type="string">
            <text:p>Marin",male,35,0,0,349213,7.8958,,C,,,,,,,,,,,,,,</text:p>
          </table:table-cell>
          <table:table-cell table:number-columns-repeated="1021"/>
        </table:table-row>
        <table:table-row table:style-name="ro1">
          <table:table-cell office:value-type="string">
            <text:p>849,0,2,"Harper,</text:p>
          </table:table-cell>
          <table:table-cell office:value-type="string">
            <text:p>Rev.</text:p>
          </table:table-cell>
          <table:table-cell office:value-type="string">
            <text:p>John",male,28,0,1,248727,33,,S,,,,,,,,,,,,,,</text:p>
          </table:table-cell>
          <table:table-cell table:number-columns-repeated="1021"/>
        </table:table-row>
        <table:table-row table:style-name="ro1">
          <table:table-cell office:value-type="string">
            <text:p>850,1,1,"Goldenberg,</text:p>
          </table:table-cell>
          <table:table-cell office:value-type="string">
            <text:p>Mrs.</text:p>
          </table:table-cell>
          <table:table-cell office:value-type="string">
            <text:p>Samuel</text:p>
          </table:table-cell>
          <table:table-cell office:value-type="string">
            <text:p>L</text:p>
          </table:table-cell>
          <table:table-cell office:value-type="string">
            <text:p>(Edwiga</text:p>
          </table:table-cell>
          <table:table-cell office:value-type="string">
            <text:p>Grabowska)",female,,1,0,17453,89.1042,C92,C,,,,,,,,,,,,,,</text:p>
          </table:table-cell>
          <table:table-cell table:number-columns-repeated="1018"/>
        </table:table-row>
        <table:table-row table:style-name="ro1">
          <table:table-cell office:value-type="string">
            <text:p>851,0,3,"Andersson,</text:p>
          </table:table-cell>
          <table:table-cell office:value-type="string">
            <text:p>Master.</text:p>
          </table:table-cell>
          <table:table-cell office:value-type="string">
            <text:p>Sigvard</text:p>
          </table:table-cell>
          <table:table-cell office:value-type="string">
            <text:p>Harald</text:p>
          </table:table-cell>
          <table:table-cell office:value-type="string">
            <text:p>Elias",male,4,4,2,347082,31.275,,S,,,,,,,,,,,,,,</text:p>
          </table:table-cell>
          <table:table-cell table:number-columns-repeated="1019"/>
        </table:table-row>
        <table:table-row table:style-name="ro1">
          <table:table-cell office:value-type="string">
            <text:p>852,0,3,"Svensson,</text:p>
          </table:table-cell>
          <table:table-cell office:value-type="string">
            <text:p>Mr.</text:p>
          </table:table-cell>
          <table:table-cell office:value-type="string">
            <text:p>Johan",male,74,0,0,347060,7.775,,S,,,,,,,,,,,,,,</text:p>
          </table:table-cell>
          <table:table-cell table:number-columns-repeated="1021"/>
        </table:table-row>
        <table:table-row table:style-name="ro1">
          <table:table-cell office:value-type="string">
            <text:p>853,0,3,"Boulos,</text:p>
          </table:table-cell>
          <table:table-cell office:value-type="string">
            <text:p>Miss.</text:p>
          </table:table-cell>
          <table:table-cell office:value-type="string">
            <text:p>Nourelain",female,9,1,1,2678,15.2458,,C,,,,,,,,,,,,,,</text:p>
          </table:table-cell>
          <table:table-cell table:number-columns-repeated="1021"/>
        </table:table-row>
        <table:table-row table:style-name="ro1">
          <table:table-cell office:value-type="string">
            <text:p>854,1,1,"Lines,</text:p>
          </table:table-cell>
          <table:table-cell office:value-type="string">
            <text:p>Miss.</text:p>
          </table:table-cell>
          <table:table-cell office:value-type="string">
            <text:p>Mary</text:p>
          </table:table-cell>
          <table:table-cell office:value-type="string">
            <text:p>Conover",female,16,0,1,PC</text:p>
          </table:table-cell>
          <table:table-cell office:value-type="string">
            <text:p>17592,39.4,D28,S,,,,,,,,,,,,,,</text:p>
          </table:table-cell>
          <table:table-cell table:number-columns-repeated="1019"/>
        </table:table-row>
        <table:table-row table:style-name="ro1">
          <table:table-cell office:value-type="string">
            <text:p>855,0,2,"Carter,</text:p>
          </table:table-cell>
          <table:table-cell office:value-type="string">
            <text:p>Mrs.</text:p>
          </table:table-cell>
          <table:table-cell office:value-type="string">
            <text:p>Ernest</text:p>
          </table:table-cell>
          <table:table-cell office:value-type="string">
            <text:p>Courtenay</text:p>
          </table:table-cell>
          <table:table-cell office:value-type="string">
            <text:p>(Lilian</text:p>
          </table:table-cell>
          <table:table-cell office:value-type="string">
            <text:p>Hughes)",female,44,1,0,244252,26,,S,,,,,,,,,,,,,,</text:p>
          </table:table-cell>
          <table:table-cell table:number-columns-repeated="1018"/>
        </table:table-row>
        <table:table-row table:style-name="ro1">
          <table:table-cell office:value-type="string">
            <text:p>856,1,3,"Aks,</text:p>
          </table:table-cell>
          <table:table-cell office:value-type="string">
            <text:p>Mrs.</text:p>
          </table:table-cell>
          <table:table-cell office:value-type="string">
            <text:p>Sam</text:p>
          </table:table-cell>
          <table:table-cell office:value-type="string">
            <text:p>(Leah</text:p>
          </table:table-cell>
          <table:table-cell office:value-type="string">
            <text:p>Rosen)",female,18,0,1,392091,9.35,,S,,,,,,,,,,,,,,</text:p>
          </table:table-cell>
          <table:table-cell table:number-columns-repeated="1019"/>
        </table:table-row>
        <table:table-row table:style-name="ro1">
          <table:table-cell office:value-type="string">
            <text:p>857,1,1,"Wick,</text:p>
          </table:table-cell>
          <table:table-cell office:value-type="string">
            <text:p>Mrs.</text:p>
          </table:table-cell>
          <table:table-cell office:value-type="string">
            <text:p>George</text:p>
          </table:table-cell>
          <table:table-cell office:value-type="string">
            <text:p>Dennick</text:p>
          </table:table-cell>
          <table:table-cell office:value-type="string">
            <text:p>(Mary</text:p>
          </table:table-cell>
          <table:table-cell office:value-type="string">
            <text:p>Hitchcock)",female,45,1,1,36928,164.8667,,S,,,,,,,,,,,,,,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1">02/11/2023</text:date>, <text:time>16:4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49" meta:object-count="0"/>
    <meta:generator>OpenOffice/4.1.13$Win32 OpenOffice.org_project/4113m1$Build-9810</meta:generator>
  </office:meta>
</office:document-meta>
</file>